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319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2.8547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vents-US-1980-202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Weather and Climate Billion-Dollar Disasters to affect the U.S. from 1980-2023 (CPI-Adjusted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isaster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End Date</text:p>
          </table:table-cell>
          <table:table-cell office:value-type="string" calcext:value-type="string">
            <text:p>Total CPI-Adjusted Cost (Millions of Dollars)</text:p>
          </table:table-cell>
          <table:table-cell office:value-type="string" calcext:value-type="string">
            <text:p>Deaths</text:p>
          </table:table-cell>
        </table:table-row>
        <table:table-row table:style-name="ro1">
          <table:table-cell office:value-type="string" calcext:value-type="string">
            <text:p>Southern Severe Storms and Flooding (April 1980)</text:p>
          </table:table-cell>
          <table:table-cell office:value-type="string" calcext:value-type="string">
            <text:p>Flooding</text:p>
          </table:table-cell>
          <table:table-cell office:value-type="float" office:value="19800410" calcext:value-type="float">
            <text:p>19800410</text:p>
          </table:table-cell>
          <table:table-cell office:value-type="float" office:value="19800417" calcext:value-type="float">
            <text:p>19800417</text:p>
          </table:table-cell>
          <table:table-cell office:value-type="float" office:value="2678.6" calcext:value-type="float">
            <text:p>2678.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urricane Allen (August 1980)</text:p>
          </table:table-cell>
          <table:table-cell office:value-type="string" calcext:value-type="string">
            <text:p>Tropical Cyclone</text:p>
          </table:table-cell>
          <table:table-cell office:value-type="float" office:value="19800807" calcext:value-type="float">
            <text:p>19800807</text:p>
          </table:table-cell>
          <table:table-cell office:value-type="float" office:value="19800811" calcext:value-type="float">
            <text:p>19800811</text:p>
          </table:table-cell>
          <table:table-cell office:value-type="float" office:value="2177.2" calcext:value-type="float">
            <text:p>2177.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entral/Eastern Drought/Heat Wave (Summer-Fall 1980)</text:p>
          </table:table-cell>
          <table:table-cell office:value-type="string" calcext:value-type="string">
            <text:p>Drought</text:p>
          </table:table-cell>
          <table:table-cell office:value-type="float" office:value="19800601" calcext:value-type="float">
            <text:p>19800601</text:p>
          </table:table-cell>
          <table:table-cell office:value-type="float" office:value="19801130" calcext:value-type="float">
            <text:p>19801130</text:p>
          </table:table-cell>
          <table:table-cell office:value-type="float" office:value="39579" calcext:value-type="float">
            <text:p>39579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Florida Freeze (January 1981)</text:p>
          </table:table-cell>
          <table:table-cell office:value-type="string" calcext:value-type="string">
            <text:p>Freeze</text:p>
          </table:table-cell>
          <table:table-cell office:value-type="float" office:value="19810112" calcext:value-type="float">
            <text:p>19810112</text:p>
          </table:table-cell>
          <table:table-cell office:value-type="float" office:value="19810114" calcext:value-type="float">
            <text:p>19810114</text:p>
          </table:table-cell>
          <table:table-cell office:value-type="float" office:value="2019.2" calcext:value-type="float">
            <text:p>201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vere Storms, Flash Floods, Hail, Tornadoes (May 1981)</text:p>
          </table:table-cell>
          <table:table-cell office:value-type="string" calcext:value-type="string">
            <text:p>Severe Storm</text:p>
          </table:table-cell>
          <table:table-cell office:value-type="float" office:value="19810505" calcext:value-type="float">
            <text:p>19810505</text:p>
          </table:table-cell>
          <table:table-cell office:value-type="float" office:value="19810510" calcext:value-type="float">
            <text:p>19810510</text:p>
          </table:table-cell>
          <table:table-cell office:value-type="float" office:value="1372.9" calcext:value-type="float">
            <text:p>1372.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dwest/Southeast/Northeast Winter Storm, Cold Wave (January 1982)</text:p>
          </table:table-cell>
          <table:table-cell office:value-type="string" calcext:value-type="string">
            <text:p>Winter Storm</text:p>
          </table:table-cell>
          <table:table-cell office:value-type="float" office:value="19820108" calcext:value-type="float">
            <text:p>19820108</text:p>
          </table:table-cell>
          <table:table-cell office:value-type="float" office:value="19820116" calcext:value-type="float">
            <text:p>19820116</text:p>
          </table:table-cell>
          <table:table-cell office:value-type="float" office:value="2158.1" calcext:value-type="float">
            <text:p>2158.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idwest/Plains/Southeast Tornadoes (April 1982)</text:p>
          </table:table-cell>
          <table:table-cell office:value-type="string" calcext:value-type="string">
            <text:p>Severe Storm</text:p>
          </table:table-cell>
          <table:table-cell office:value-type="float" office:value="19820402" calcext:value-type="float">
            <text:p>19820402</text:p>
          </table:table-cell>
          <table:table-cell office:value-type="float" office:value="19820404" calcext:value-type="float">
            <text:p>19820404</text:p>
          </table:table-cell>
          <table:table-cell office:value-type="float" office:value="1565.6" calcext:value-type="float">
            <text:p>1565.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evere Storms (June 1982)</text:p>
          </table:table-cell>
          <table:table-cell office:value-type="string" calcext:value-type="string">
            <text:p>Severe Storm</text:p>
          </table:table-cell>
          <table:table-cell office:value-type="float" office:value="19820531" calcext:value-type="float">
            <text:p>19820531</text:p>
          </table:table-cell>
          <table:table-cell office:value-type="float" office:value="19820610" calcext:value-type="float">
            <text:p>19820610</text:p>
          </table:table-cell>
          <table:table-cell office:value-type="float" office:value="1540.5" calcext:value-type="float">
            <text:p>1540.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ulf States Storms and Flooding (December 1982-January 1983)</text:p>
          </table:table-cell>
          <table:table-cell office:value-type="string" calcext:value-type="string">
            <text:p>Flooding</text:p>
          </table:table-cell>
          <table:table-cell office:value-type="float" office:value="19821201" calcext:value-type="float">
            <text:p>19821201</text:p>
          </table:table-cell>
          <table:table-cell office:value-type="float" office:value="19830115" calcext:value-type="float">
            <text:p>19830115</text:p>
          </table:table-cell>
          <table:table-cell office:value-type="float" office:value="4807.9" calcext:value-type="float">
            <text:p>4807.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Western Storms and Flooding (December 1982-March 1983)</text:p>
          </table:table-cell>
          <table:table-cell office:value-type="string" calcext:value-type="string">
            <text:p>Flooding</text:p>
          </table:table-cell>
          <table:table-cell office:value-type="float" office:value="19821213" calcext:value-type="float">
            <text:p>19821213</text:p>
          </table:table-cell>
          <table:table-cell office:value-type="float" office:value="19830331" calcext:value-type="float">
            <text:p>19830331</text:p>
          </table:table-cell>
          <table:table-cell office:value-type="float" office:value="4693.8" calcext:value-type="float">
            <text:p>4693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urricane Alicia (August 1983)</text:p>
          </table:table-cell>
          <table:table-cell office:value-type="string" calcext:value-type="string">
            <text:p>Tropical Cyclone</text:p>
          </table:table-cell>
          <table:table-cell office:value-type="float" office:value="19830817" calcext:value-type="float">
            <text:p>19830817</text:p>
          </table:table-cell>
          <table:table-cell office:value-type="float" office:value="19830820" calcext:value-type="float">
            <text:p>19830820</text:p>
          </table:table-cell>
          <table:table-cell office:value-type="float" office:value="9180" calcext:value-type="float">
            <text:p>918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outheast Drought (Summer 1983)</text:p>
          </table:table-cell>
          <table:table-cell office:value-type="string" calcext:value-type="string">
            <text:p>Drought</text:p>
          </table:table-cell>
          <table:table-cell office:value-type="float" office:value="19830601" calcext:value-type="float">
            <text:p>19830601</text:p>
          </table:table-cell>
          <table:table-cell office:value-type="float" office:value="19830831" calcext:value-type="float">
            <text:p>19830831</text:p>
          </table:table-cell>
          <table:table-cell office:value-type="float" office:value="9307.3" calcext:value-type="float">
            <text:p>930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zona Flooding (October 1983)</text:p>
          </table:table-cell>
          <table:table-cell office:value-type="string" calcext:value-type="string">
            <text:p>Flooding</text:p>
          </table:table-cell>
          <table:table-cell office:value-type="float" office:value="19830929" calcext:value-type="float">
            <text:p>19830929</text:p>
          </table:table-cell>
          <table:table-cell office:value-type="float" office:value="19831003" calcext:value-type="float">
            <text:p>19831003</text:p>
          </table:table-cell>
          <table:table-cell office:value-type="float" office:value="1220" calcext:value-type="float">
            <text:p>12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reeze / Cold Wave (December 1983)</text:p>
          </table:table-cell>
          <table:table-cell office:value-type="string" calcext:value-type="string">
            <text:p>Freeze</text:p>
          </table:table-cell>
          <table:table-cell office:value-type="float" office:value="19831215" calcext:value-type="float">
            <text:p>19831215</text:p>
          </table:table-cell>
          <table:table-cell office:value-type="float" office:value="19831225" calcext:value-type="float">
            <text:p>19831225</text:p>
          </table:table-cell>
          <table:table-cell office:value-type="float" office:value="6298.3" calcext:value-type="float">
            <text:p>6298.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Tornadoes, Severe Storms, Floods (Spring 1984)</text:p>
          </table:table-cell>
          <table:table-cell office:value-type="string" calcext:value-type="string">
            <text:p>Severe Storm</text:p>
          </table:table-cell>
          <table:table-cell office:value-type="float" office:value="19840327" calcext:value-type="float">
            <text:p>19840327</text:p>
          </table:table-cell>
          <table:table-cell office:value-type="float" office:value="19840407" calcext:value-type="float">
            <text:p>19840407</text:p>
          </table:table-cell>
          <table:table-cell office:value-type="float" office:value="1803.7" calcext:value-type="float">
            <text:p>1803.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evere Storms and Hail (June 1984)</text:p>
          </table:table-cell>
          <table:table-cell office:value-type="string" calcext:value-type="string">
            <text:p>Severe Storm</text:p>
          </table:table-cell>
          <table:table-cell office:value-type="float" office:value="19840613" calcext:value-type="float">
            <text:p>19840613</text:p>
          </table:table-cell>
          <table:table-cell office:value-type="float" office:value="19840617" calcext:value-type="float">
            <text:p>19840617</text:p>
          </table:table-cell>
          <table:table-cell office:value-type="float" office:value="1320.8" calcext:value-type="float">
            <text:p>132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ter Storm, Cold Wave (January 1985)</text:p>
          </table:table-cell>
          <table:table-cell office:value-type="string" calcext:value-type="string">
            <text:p>Winter Storm</text:p>
          </table:table-cell>
          <table:table-cell office:value-type="float" office:value="19850119" calcext:value-type="float">
            <text:p>19850119</text:p>
          </table:table-cell>
          <table:table-cell office:value-type="float" office:value="19850122" calcext:value-type="float">
            <text:p>19850122</text:p>
          </table:table-cell>
          <table:table-cell office:value-type="float" office:value="2435.8" calcext:value-type="float">
            <text:p>2435.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Florida Freeze (January 1985)</text:p>
          </table:table-cell>
          <table:table-cell office:value-type="string" calcext:value-type="string">
            <text:p>Freeze</text:p>
          </table:table-cell>
          <table:table-cell office:value-type="float" office:value="19850120" calcext:value-type="float">
            <text:p>19850120</text:p>
          </table:table-cell>
          <table:table-cell office:value-type="float" office:value="19850122" calcext:value-type="float">
            <text:p>19850122</text:p>
          </table:table-cell>
          <table:table-cell office:value-type="float" office:value="3492" calcext:value-type="float">
            <text:p>3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hio and Pennsylvania Tornado Outbreak (June 1985)</text:p>
          </table:table-cell>
          <table:table-cell office:value-type="string" calcext:value-type="string">
            <text:p>Severe Storm</text:p>
          </table:table-cell>
          <table:table-cell table:number-columns-repeated="2" office:value-type="float" office:value="19850531" calcext:value-type="float">
            <text:p>19850531</text:p>
          </table:table-cell>
          <table:table-cell office:value-type="float" office:value="1710.1" calcext:value-type="float">
            <text:p>1710.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Hurricane Elena (September 1985)</text:p>
          </table:table-cell>
          <table:table-cell office:value-type="string" calcext:value-type="string">
            <text:p>Tropical Cyclone</text:p>
          </table:table-cell>
          <table:table-cell office:value-type="float" office:value="19850830" calcext:value-type="float">
            <text:p>19850830</text:p>
          </table:table-cell>
          <table:table-cell office:value-type="float" office:value="19850903" calcext:value-type="float">
            <text:p>19850903</text:p>
          </table:table-cell>
          <table:table-cell office:value-type="float" office:value="3684.6" calcext:value-type="float">
            <text:p>3684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urricane Gloria (September 1985)</text:p>
          </table:table-cell>
          <table:table-cell office:value-type="string" calcext:value-type="string">
            <text:p>Tropical Cyclone</text:p>
          </table:table-cell>
          <table:table-cell office:value-type="float" office:value="19850926" calcext:value-type="float">
            <text:p>19850926</text:p>
          </table:table-cell>
          <table:table-cell office:value-type="float" office:value="19850928" calcext:value-type="float">
            <text:p>19850928</text:p>
          </table:table-cell>
          <table:table-cell office:value-type="float" office:value="2431.5" calcext:value-type="float">
            <text:p>2431.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urricane Juan (October 1985)</text:p>
          </table:table-cell>
          <table:table-cell office:value-type="string" calcext:value-type="string">
            <text:p>Tropical Cyclone</text:p>
          </table:table-cell>
          <table:table-cell office:value-type="float" office:value="19851027" calcext:value-type="float">
            <text:p>19851027</text:p>
          </table:table-cell>
          <table:table-cell office:value-type="float" office:value="19851031" calcext:value-type="float">
            <text:p>19851031</text:p>
          </table:table-cell>
          <table:table-cell office:value-type="float" office:value="4220.7" calcext:value-type="float">
            <text:p>4220.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Virginia, West Virginia, Pennsylvania and Maryland Flooding (November 1985)</text:p>
          </table:table-cell>
          <table:table-cell office:value-type="string" calcext:value-type="string">
            <text:p>Flooding</text:p>
          </table:table-cell>
          <table:table-cell office:value-type="float" office:value="19851103" calcext:value-type="float">
            <text:p>19851103</text:p>
          </table:table-cell>
          <table:table-cell office:value-type="float" office:value="19851108" calcext:value-type="float">
            <text:p>19851108</text:p>
          </table:table-cell>
          <table:table-cell office:value-type="float" office:value="3948" calcext:value-type="float">
            <text:p>394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Western Severe Storms and Flooding (February 1986)</text:p>
          </table:table-cell>
          <table:table-cell office:value-type="string" calcext:value-type="string">
            <text:p>Severe Storm</text:p>
          </table:table-cell>
          <table:table-cell office:value-type="float" office:value="19860214" calcext:value-type="float">
            <text:p>19860214</text:p>
          </table:table-cell>
          <table:table-cell office:value-type="float" office:value="19860216" calcext:value-type="float">
            <text:p>19860216</text:p>
          </table:table-cell>
          <table:table-cell office:value-type="float" office:value="1488.8" calcext:value-type="float">
            <text:p>1488.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outheast Drought/Heat Wave (Summer 1986)</text:p>
          </table:table-cell>
          <table:table-cell office:value-type="string" calcext:value-type="string">
            <text:p>Drought</text:p>
          </table:table-cell>
          <table:table-cell office:value-type="float" office:value="19860601" calcext:value-type="float">
            <text:p>19860601</text:p>
          </table:table-cell>
          <table:table-cell office:value-type="float" office:value="19860831" calcext:value-type="float">
            <text:p>19860831</text:p>
          </table:table-cell>
          <table:table-cell office:value-type="float" office:value="5050.2" calcext:value-type="float">
            <text:p>5050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ichigan Flooding (September 1986)</text:p>
          </table:table-cell>
          <table:table-cell office:value-type="string" calcext:value-type="string">
            <text:p>Flooding</text:p>
          </table:table-cell>
          <table:table-cell office:value-type="float" office:value="19860910" calcext:value-type="float">
            <text:p>19860910</text:p>
          </table:table-cell>
          <table:table-cell office:value-type="float" office:value="19860912" calcext:value-type="float">
            <text:p>19860912</text:p>
          </table:table-cell>
          <table:table-cell office:value-type="float" office:value="1116" calcext:value-type="float">
            <text:p>11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.S. Drought/Heat Wave (Summer 1988)</text:p>
          </table:table-cell>
          <table:table-cell office:value-type="string" calcext:value-type="string">
            <text:p>Drought</text:p>
          </table:table-cell>
          <table:table-cell office:value-type="float" office:value="19880601" calcext:value-type="float">
            <text:p>19880601</text:p>
          </table:table-cell>
          <table:table-cell office:value-type="float" office:value="19880831" calcext:value-type="float">
            <text:p>19880831</text:p>
          </table:table-cell>
          <table:table-cell office:value-type="float" office:value="53010.4" calcext:value-type="float">
            <text:p>53010.4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Southern Derecho and Severe Storms (May 1989)</text:p>
          </table:table-cell>
          <table:table-cell office:value-type="string" calcext:value-type="string">
            <text:p>Severe Storm</text:p>
          </table:table-cell>
          <table:table-cell office:value-type="float" office:value="19890501" calcext:value-type="float">
            <text:p>19890501</text:p>
          </table:table-cell>
          <table:table-cell office:value-type="float" office:value="19890506" calcext:value-type="float">
            <text:p>19890506</text:p>
          </table:table-cell>
          <table:table-cell office:value-type="float" office:value="1367.6" calcext:value-type="float">
            <text:p>1367.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opical Storm Allison (June 1989)</text:p>
          </table:table-cell>
          <table:table-cell office:value-type="string" calcext:value-type="string">
            <text:p>Tropical Cyclone</text:p>
          </table:table-cell>
          <table:table-cell office:value-type="float" office:value="19890626" calcext:value-type="float">
            <text:p>19890626</text:p>
          </table:table-cell>
          <table:table-cell office:value-type="float" office:value="19890628" calcext:value-type="float">
            <text:p>19890628</text:p>
          </table:table-cell>
          <table:table-cell office:value-type="float" office:value="1445" calcext:value-type="float">
            <text:p>14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urricane Hugo (September 1989)</text:p>
          </table:table-cell>
          <table:table-cell office:value-type="string" calcext:value-type="string">
            <text:p>Tropical Cyclone</text:p>
          </table:table-cell>
          <table:table-cell office:value-type="float" office:value="19890921" calcext:value-type="float">
            <text:p>19890921</text:p>
          </table:table-cell>
          <table:table-cell office:value-type="float" office:value="19890922" calcext:value-type="float">
            <text:p>19890922</text:p>
          </table:table-cell>
          <table:table-cell office:value-type="float" office:value="22139.8" calcext:value-type="float">
            <text:p>22139.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Northern Plains Drought (Summer-Fall 1989)</text:p>
          </table:table-cell>
          <table:table-cell office:value-type="string" calcext:value-type="string">
            <text:p>Drought</text:p>
          </table:table-cell>
          <table:table-cell office:value-type="float" office:value="19890601" calcext:value-type="float">
            <text:p>19890601</text:p>
          </table:table-cell>
          <table:table-cell office:value-type="float" office:value="19891130" calcext:value-type="float">
            <text:p>19891130</text:p>
          </table:table-cell>
          <table:table-cell office:value-type="float" office:value="7628.1" calcext:value-type="float">
            <text:p>762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ida Freeze (December 1989)</text:p>
          </table:table-cell>
          <table:table-cell office:value-type="string" calcext:value-type="string">
            <text:p>Freeze</text:p>
          </table:table-cell>
          <table:table-cell office:value-type="float" office:value="19891223" calcext:value-type="float">
            <text:p>19891223</text:p>
          </table:table-cell>
          <table:table-cell office:value-type="float" office:value="19891225" calcext:value-type="float">
            <text:p>19891225</text:p>
          </table:table-cell>
          <table:table-cell office:value-type="float" office:value="5080" calcext:value-type="float">
            <text:p>50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nter Storm, Cold Wave (December 1989)</text:p>
          </table:table-cell>
          <table:table-cell office:value-type="string" calcext:value-type="string">
            <text:p>Winter Storm</text:p>
          </table:table-cell>
          <table:table-cell office:value-type="float" office:value="19891221" calcext:value-type="float">
            <text:p>19891221</text:p>
          </table:table-cell>
          <table:table-cell office:value-type="float" office:value="19891226" calcext:value-type="float">
            <text:p>19891226</text:p>
          </table:table-cell>
          <table:table-cell office:value-type="float" office:value="1652.7" calcext:value-type="float">
            <text:p>1652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outhern Flooding (May 1990)</text:p>
          </table:table-cell>
          <table:table-cell office:value-type="string" calcext:value-type="string">
            <text:p>Flooding</text:p>
          </table:table-cell>
          <table:table-cell office:value-type="float" office:value="19900511" calcext:value-type="float">
            <text:p>19900511</text:p>
          </table:table-cell>
          <table:table-cell office:value-type="float" office:value="19900519" calcext:value-type="float">
            <text:p>19900519</text:p>
          </table:table-cell>
          <table:table-cell office:value-type="float" office:value="2396.3" calcext:value-type="float">
            <text:p>2396.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lorado Hail Storm (July 1990)</text:p>
          </table:table-cell>
          <table:table-cell office:value-type="string" calcext:value-type="string">
            <text:p>Severe Storm</text:p>
          </table:table-cell>
          <table:table-cell table:number-columns-repeated="2" office:value-type="float" office:value="19900711" calcext:value-type="float">
            <text:p>19900711</text:p>
          </table:table-cell>
          <table:table-cell office:value-type="float" office:value="1927.1" calcext:value-type="float">
            <text:p>192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ern Fire Season (Summer 1990)</text:p>
          </table:table-cell>
          <table:table-cell office:value-type="string" calcext:value-type="string">
            <text:p>Wildfire</text:p>
          </table:table-cell>
          <table:table-cell office:value-type="float" office:value="19900601" calcext:value-type="float">
            <text:p>19900601</text:p>
          </table:table-cell>
          <table:table-cell office:value-type="float" office:value="19900831" calcext:value-type="float">
            <text:p>19900831</text:p>
          </table:table-cell>
          <table:table-cell office:value-type="float" office:value="1666.1" calcext:value-type="float">
            <text:p>1666.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alifornia Freeze (December 1990)</text:p>
          </table:table-cell>
          <table:table-cell office:value-type="string" calcext:value-type="string">
            <text:p>Freeze</text:p>
          </table:table-cell>
          <table:table-cell office:value-type="float" office:value="19901218" calcext:value-type="float">
            <text:p>19901218</text:p>
          </table:table-cell>
          <table:table-cell office:value-type="float" office:value="19901225" calcext:value-type="float">
            <text:p>19901225</text:p>
          </table:table-cell>
          <table:table-cell office:value-type="float" office:value="8194" calcext:value-type="float">
            <text:p>8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vere Storms, Tornadoes (March 1991)</text:p>
          </table:table-cell>
          <table:table-cell office:value-type="string" calcext:value-type="string">
            <text:p>Severe Storm</text:p>
          </table:table-cell>
          <table:table-cell office:value-type="float" office:value="19910326" calcext:value-type="float">
            <text:p>19910326</text:p>
          </table:table-cell>
          <table:table-cell office:value-type="float" office:value="19910329" calcext:value-type="float">
            <text:p>19910329</text:p>
          </table:table-cell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rricane Bob (August 1991)</text:p>
          </table:table-cell>
          <table:table-cell office:value-type="string" calcext:value-type="string">
            <text:p>Tropical Cyclone</text:p>
          </table:table-cell>
          <table:table-cell office:value-type="float" office:value="19910818" calcext:value-type="float">
            <text:p>19910818</text:p>
          </table:table-cell>
          <table:table-cell office:value-type="float" office:value="19910820" calcext:value-type="float">
            <text:p>19910820</text:p>
          </table:table-cell>
          <table:table-cell office:value-type="float" office:value="3381.6" calcext:value-type="float">
            <text:p>3381.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.S. Drought (Spring-Summer 1991)</text:p>
          </table:table-cell>
          <table:table-cell office:value-type="string" calcext:value-type="string">
            <text:p>Drought</text:p>
          </table:table-cell>
          <table:table-cell office:value-type="float" office:value="19910301" calcext:value-type="float">
            <text:p>19910301</text:p>
          </table:table-cell>
          <table:table-cell office:value-type="float" office:value="19910831" calcext:value-type="float">
            <text:p>19910831</text:p>
          </table:table-cell>
          <table:table-cell office:value-type="float" office:value="6859.4" calcext:value-type="float">
            <text:p>685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akland Firestorm (October 1991)</text:p>
          </table:table-cell>
          <table:table-cell office:value-type="string" calcext:value-type="string">
            <text:p>Wildfire</text:p>
          </table:table-cell>
          <table:table-cell office:value-type="float" office:value="19911001" calcext:value-type="float">
            <text:p>19911001</text:p>
          </table:table-cell>
          <table:table-cell office:value-type="float" office:value="19911031" calcext:value-type="float">
            <text:p>19911031</text:p>
          </table:table-cell>
          <table:table-cell office:value-type="float" office:value="7359" calcext:value-type="float">
            <text:p>73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evere Storms (March 1992)</text:p>
          </table:table-cell>
          <table:table-cell office:value-type="string" calcext:value-type="string">
            <text:p>Severe Storm</text:p>
          </table:table-cell>
          <table:table-cell office:value-type="float" office:value="19920324" calcext:value-type="float">
            <text:p>19920324</text:p>
          </table:table-cell>
          <table:table-cell office:value-type="float" office:value="19920325" calcext:value-type="float">
            <text:p>19920325</text:p>
          </table:table-cell>
          <table:table-cell office:value-type="float" office:value="1769.5" calcext:value-type="float">
            <text:p>176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il, Tornadoes (April 1992)</text:p>
          </table:table-cell>
          <table:table-cell office:value-type="string" calcext:value-type="string">
            <text:p>Severe Storm</text:p>
          </table:table-cell>
          <table:table-cell office:value-type="float" office:value="19920428" calcext:value-type="float">
            <text:p>19920428</text:p>
          </table:table-cell>
          <table:table-cell office:value-type="float" office:value="19920429" calcext:value-type="float">
            <text:p>19920429</text:p>
          </table:table-cell>
          <table:table-cell office:value-type="float" office:value="2099.7" calcext:value-type="float">
            <text:p>2099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vere Storms, Hail (June 1992)</text:p>
          </table:table-cell>
          <table:table-cell office:value-type="string" calcext:value-type="string">
            <text:p>Severe Storm</text:p>
          </table:table-cell>
          <table:table-cell office:value-type="float" office:value="19920619" calcext:value-type="float">
            <text:p>19920619</text:p>
          </table:table-cell>
          <table:table-cell office:value-type="float" office:value="19920620" calcext:value-type="float">
            <text:p>19920620</text:p>
          </table:table-cell>
          <table:table-cell office:value-type="float" office:value="1638.1" calcext:value-type="float">
            <text:p>163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rricane Andrew (August 1992)</text:p>
          </table:table-cell>
          <table:table-cell office:value-type="string" calcext:value-type="string">
            <text:p>Tropical Cyclone</text:p>
          </table:table-cell>
          <table:table-cell office:value-type="float" office:value="19920823" calcext:value-type="float">
            <text:p>19920823</text:p>
          </table:table-cell>
          <table:table-cell office:value-type="float" office:value="19920827" calcext:value-type="float">
            <text:p>19920827</text:p>
          </table:table-cell>
          <table:table-cell office:value-type="float" office:value="58860" calcext:value-type="float">
            <text:p>5886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urricane Iniki (September 1992)</text:p>
          </table:table-cell>
          <table:table-cell office:value-type="string" calcext:value-type="string">
            <text:p>Tropical Cyclone</text:p>
          </table:table-cell>
          <table:table-cell office:value-type="float" office:value="19920911" calcext:value-type="float">
            <text:p>19920911</text:p>
          </table:table-cell>
          <table:table-cell office:value-type="float" office:value="19920912" calcext:value-type="float">
            <text:p>19920912</text:p>
          </table:table-cell>
          <table:table-cell office:value-type="float" office:value="6727" calcext:value-type="float">
            <text:p>67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outheast Severe Weather (November 1992)</text:p>
          </table:table-cell>
          <table:table-cell office:value-type="string" calcext:value-type="string">
            <text:p>Severe Storm</text:p>
          </table:table-cell>
          <table:table-cell office:value-type="float" office:value="19921121" calcext:value-type="float">
            <text:p>19921121</text:p>
          </table:table-cell>
          <table:table-cell office:value-type="float" office:value="19921123" calcext:value-type="float">
            <text:p>19921123</text:p>
          </table:table-cell>
          <table:table-cell office:value-type="float" office:value="1418.9" calcext:value-type="float">
            <text:p>1418.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ortheast Winter Storm (December 1992)</text:p>
          </table:table-cell>
          <table:table-cell office:value-type="string" calcext:value-type="string">
            <text:p>Winter Storm</text:p>
          </table:table-cell>
          <table:table-cell office:value-type="float" office:value="19921210" calcext:value-type="float">
            <text:p>19921210</text:p>
          </table:table-cell>
          <table:table-cell office:value-type="float" office:value="19921213" calcext:value-type="float">
            <text:p>19921213</text:p>
          </table:table-cell>
          <table:table-cell office:value-type="float" office:value="5363.3" calcext:value-type="float">
            <text:p>5363.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ast Coast Blizzard and Severe Weather (March 1993)</text:p>
          </table:table-cell>
          <table:table-cell office:value-type="string" calcext:value-type="string">
            <text:p>Winter Storm</text:p>
          </table:table-cell>
          <table:table-cell office:value-type="float" office:value="19930311" calcext:value-type="float">
            <text:p>19930311</text:p>
          </table:table-cell>
          <table:table-cell office:value-type="float" office:value="19930314" calcext:value-type="float">
            <text:p>19930314</text:p>
          </table:table-cell>
          <table:table-cell office:value-type="float" office:value="11883.3" calcext:value-type="float">
            <text:p>11883.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Northern Plains and Ohio Valley Severe Weather (July 1993)</text:p>
          </table:table-cell>
          <table:table-cell office:value-type="string" calcext:value-type="string">
            <text:p>Severe Storm</text:p>
          </table:table-cell>
          <table:table-cell office:value-type="float" office:value="19930708" calcext:value-type="float">
            <text:p>19930708</text:p>
          </table:table-cell>
          <table:table-cell office:value-type="float" office:value="19930710" calcext:value-type="float">
            <text:p>19930710</text:p>
          </table:table-cell>
          <table:table-cell office:value-type="float" office:value="1371.7" calcext:value-type="float">
            <text:p>137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dwest Flooding (Summer 1993)</text:p>
          </table:table-cell>
          <table:table-cell office:value-type="string" calcext:value-type="string">
            <text:p>Flooding</text:p>
          </table:table-cell>
          <table:table-cell office:value-type="float" office:value="19930627" calcext:value-type="float">
            <text:p>19930627</text:p>
          </table:table-cell>
          <table:table-cell office:value-type="float" office:value="19930815" calcext:value-type="float">
            <text:p>19930815</text:p>
          </table:table-cell>
          <table:table-cell office:value-type="float" office:value="45065.9" calcext:value-type="float">
            <text:p>45065.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outheast Drought and Heat Wave (Summer 1993)</text:p>
          </table:table-cell>
          <table:table-cell office:value-type="string" calcext:value-type="string">
            <text:p>Drought</text:p>
          </table:table-cell>
          <table:table-cell office:value-type="float" office:value="19930601" calcext:value-type="float">
            <text:p>19930601</text:p>
          </table:table-cell>
          <table:table-cell office:value-type="float" office:value="19930831" calcext:value-type="float">
            <text:p>19930831</text:p>
          </table:table-cell>
          <table:table-cell office:value-type="float" office:value="2704.8" calcext:value-type="float">
            <text:p>2704.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lifornia Wildfires (Fall 1993)</text:p>
          </table:table-cell>
          <table:table-cell office:value-type="string" calcext:value-type="string">
            <text:p>Wildfire</text:p>
          </table:table-cell>
          <table:table-cell office:value-type="float" office:value="19930901" calcext:value-type="float">
            <text:p>19930901</text:p>
          </table:table-cell>
          <table:table-cell office:value-type="float" office:value="19931130" calcext:value-type="float">
            <text:p>19931130</text:p>
          </table:table-cell>
          <table:table-cell office:value-type="float" office:value="2907.6" calcext:value-type="float">
            <text:p>2907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nter Storm, Cold Wave (January 1994)</text:p>
          </table:table-cell>
          <table:table-cell office:value-type="string" calcext:value-type="string">
            <text:p>Winter Storm</text:p>
          </table:table-cell>
          <table:table-cell office:value-type="float" office:value="19940117" calcext:value-type="float">
            <text:p>19940117</text:p>
          </table:table-cell>
          <table:table-cell office:value-type="float" office:value="19940120" calcext:value-type="float">
            <text:p>19940120</text:p>
          </table:table-cell>
          <table:table-cell office:value-type="float" office:value="2184.5" calcext:value-type="float">
            <text:p>2184.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outheast Ice Storm (February 1994)</text:p>
          </table:table-cell>
          <table:table-cell office:value-type="string" calcext:value-type="string">
            <text:p>Winter Storm</text:p>
          </table:table-cell>
          <table:table-cell office:value-type="float" office:value="19940208" calcext:value-type="float">
            <text:p>19940208</text:p>
          </table:table-cell>
          <table:table-cell office:value-type="float" office:value="19940213" calcext:value-type="float">
            <text:p>19940213</text:p>
          </table:table-cell>
          <table:table-cell office:value-type="float" office:value="6264.7" calcext:value-type="float">
            <text:p>6264.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dwest/Plains Tornadoes (April 1994)</text:p>
          </table:table-cell>
          <table:table-cell office:value-type="string" calcext:value-type="string">
            <text:p>Severe Storm</text:p>
          </table:table-cell>
          <table:table-cell office:value-type="float" office:value="19940425" calcext:value-type="float">
            <text:p>19940425</text:p>
          </table:table-cell>
          <table:table-cell office:value-type="float" office:value="19940427" calcext:value-type="float">
            <text:p>19940427</text:p>
          </table:table-cell>
          <table:table-cell office:value-type="float" office:value="2048.9" calcext:value-type="float">
            <text:p>2048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opical Storm Alberto (July 1994)</text:p>
          </table:table-cell>
          <table:table-cell office:value-type="string" calcext:value-type="string">
            <text:p>Tropical Cyclone</text:p>
          </table:table-cell>
          <table:table-cell office:value-type="float" office:value="19940707" calcext:value-type="float">
            <text:p>19940707</text:p>
          </table:table-cell>
          <table:table-cell office:value-type="float" office:value="19940710" calcext:value-type="float">
            <text:p>19940710</text:p>
          </table:table-cell>
          <table:table-cell office:value-type="float" office:value="2066.9" calcext:value-type="float">
            <text:p>2066.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exas Flooding (October 1994)</text:p>
          </table:table-cell>
          <table:table-cell office:value-type="string" calcext:value-type="string">
            <text:p>Flooding</text:p>
          </table:table-cell>
          <table:table-cell office:value-type="float" office:value="19941016" calcext:value-type="float">
            <text:p>19941016</text:p>
          </table:table-cell>
          <table:table-cell office:value-type="float" office:value="19941025" calcext:value-type="float">
            <text:p>19941025</text:p>
          </table:table-cell>
          <table:table-cell office:value-type="float" office:value="2050" calcext:value-type="float">
            <text:p>205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Western Fire Season (Summer-Fall 1994)</text:p>
          </table:table-cell>
          <table:table-cell office:value-type="string" calcext:value-type="string">
            <text:p>Wildfire</text:p>
          </table:table-cell>
          <table:table-cell office:value-type="float" office:value="19940601" calcext:value-type="float">
            <text:p>19940601</text:p>
          </table:table-cell>
          <table:table-cell office:value-type="float" office:value="19941130" calcext:value-type="float">
            <text:p>19941130</text:p>
          </table:table-cell>
          <table:table-cell office:value-type="float" office:value="1500.9" calcext:value-type="float">
            <text:p>150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ifornia Flooding (January-March 1995)</text:p>
          </table:table-cell>
          <table:table-cell office:value-type="string" calcext:value-type="string">
            <text:p>Flooding</text:p>
          </table:table-cell>
          <table:table-cell office:value-type="float" office:value="19950101" calcext:value-type="float">
            <text:p>19950101</text:p>
          </table:table-cell>
          <table:table-cell office:value-type="float" office:value="19950331" calcext:value-type="float">
            <text:p>19950331</text:p>
          </table:table-cell>
          <table:table-cell office:value-type="float" office:value="5100" calcext:value-type="float">
            <text:p>5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exas Hail Storm (April 1995)</text:p>
          </table:table-cell>
          <table:table-cell office:value-type="string" calcext:value-type="string">
            <text:p>Severe Storm</text:p>
          </table:table-cell>
          <table:table-cell table:number-columns-repeated="2" office:value-type="float" office:value="19950428" calcext:value-type="float">
            <text:p>19950428</text:p>
          </table:table-cell>
          <table:table-cell office:value-type="float" office:value="1161.5" calcext:value-type="float">
            <text:p>116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 Plains Severe Weather (May 1995)</text:p>
          </table:table-cell>
          <table:table-cell office:value-type="string" calcext:value-type="string">
            <text:p>Severe Storm</text:p>
          </table:table-cell>
          <table:table-cell office:value-type="float" office:value="19950505" calcext:value-type="float">
            <text:p>19950505</text:p>
          </table:table-cell>
          <table:table-cell office:value-type="float" office:value="19950507" calcext:value-type="float">
            <text:p>19950507</text:p>
          </table:table-cell>
          <table:table-cell office:value-type="float" office:value="11082.7" calcext:value-type="float">
            <text:p>11082.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urricane Erin (August 1995)</text:p>
          </table:table-cell>
          <table:table-cell office:value-type="string" calcext:value-type="string">
            <text:p>Tropical Cyclone</text:p>
          </table:table-cell>
          <table:table-cell office:value-type="float" office:value="19950801" calcext:value-type="float">
            <text:p>19950801</text:p>
          </table:table-cell>
          <table:table-cell office:value-type="float" office:value="19950807" calcext:value-type="float">
            <text:p>19950807</text:p>
          </table:table-cell>
          <table:table-cell office:value-type="float" office:value="1708.5" calcext:value-type="float">
            <text:p>1708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urricane Marilyn (September 1995)</text:p>
          </table:table-cell>
          <table:table-cell office:value-type="string" calcext:value-type="string">
            <text:p>Tropical Cyclone</text:p>
          </table:table-cell>
          <table:table-cell office:value-type="float" office:value="19950915" calcext:value-type="float">
            <text:p>19950915</text:p>
          </table:table-cell>
          <table:table-cell office:value-type="float" office:value="19950917" calcext:value-type="float">
            <text:p>19950917</text:p>
          </table:table-cell>
          <table:table-cell office:value-type="float" office:value="4200" calcext:value-type="float">
            <text:p>4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entral, Southern and Northeast Drought/Heat Wave (September 1995)</text:p>
          </table:table-cell>
          <table:table-cell office:value-type="string" calcext:value-type="string">
            <text:p>Drought</text:p>
          </table:table-cell>
          <table:table-cell office:value-type="float" office:value="19950701" calcext:value-type="float">
            <text:p>19950701</text:p>
          </table:table-cell>
          <table:table-cell office:value-type="float" office:value="19950930" calcext:value-type="float">
            <text:p>19950930</text:p>
          </table:table-cell>
          <table:table-cell office:value-type="float" office:value="1968" calcext:value-type="float">
            <text:p>1968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Hurricane Opal (October 1995)</text:p>
          </table:table-cell>
          <table:table-cell office:value-type="string" calcext:value-type="string">
            <text:p>Tropical Cyclone</text:p>
          </table:table-cell>
          <table:table-cell office:value-type="float" office:value="19951004" calcext:value-type="float">
            <text:p>19951004</text:p>
          </table:table-cell>
          <table:table-cell office:value-type="float" office:value="19951006" calcext:value-type="float">
            <text:p>19951006</text:p>
          </table:table-cell>
          <table:table-cell office:value-type="float" office:value="9378" calcext:value-type="float">
            <text:p>937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lizzard/Floods (January 1996)</text:p>
          </table:table-cell>
          <table:table-cell office:value-type="string" calcext:value-type="string">
            <text:p>Winter Storm</text:p>
          </table:table-cell>
          <table:table-cell office:value-type="float" office:value="19960101" calcext:value-type="float">
            <text:p>19960101</text:p>
          </table:table-cell>
          <table:table-cell office:value-type="float" office:value="19960131" calcext:value-type="float">
            <text:p>19960131</text:p>
          </table:table-cell>
          <table:table-cell office:value-type="float" office:value="5976.1" calcext:value-type="float">
            <text:p>5976.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Pacific Northwest Severe Flooding (February 1996)</text:p>
          </table:table-cell>
          <table:table-cell office:value-type="string" calcext:value-type="string">
            <text:p>Flooding</text:p>
          </table:table-cell>
          <table:table-cell office:value-type="float" office:value="19960207" calcext:value-type="float">
            <text:p>19960207</text:p>
          </table:table-cell>
          <table:table-cell office:value-type="float" office:value="19960212" calcext:value-type="float">
            <text:p>19960212</text:p>
          </table:table-cell>
          <table:table-cell office:value-type="float" office:value="2006.5" calcext:value-type="float">
            <text:p>2006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outhern Plains Drought (Spring-Summer 1996)</text:p>
          </table:table-cell>
          <table:table-cell office:value-type="string" calcext:value-type="string">
            <text:p>Drought</text:p>
          </table:table-cell>
          <table:table-cell office:value-type="float" office:value="19960301" calcext:value-type="float">
            <text:p>19960301</text:p>
          </table:table-cell>
          <table:table-cell office:value-type="float" office:value="19960831" calcext:value-type="float">
            <text:p>19960831</text:p>
          </table:table-cell>
          <table:table-cell office:value-type="float" office:value="3565" calcext:value-type="float">
            <text:p>3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rricane Fran (September 1996)</text:p>
          </table:table-cell>
          <table:table-cell office:value-type="string" calcext:value-type="string">
            <text:p>Tropical Cyclone</text:p>
          </table:table-cell>
          <table:table-cell office:value-type="float" office:value="19960905" calcext:value-type="float">
            <text:p>19960905</text:p>
          </table:table-cell>
          <table:table-cell office:value-type="float" office:value="19960908" calcext:value-type="float">
            <text:p>19960908</text:p>
          </table:table-cell>
          <table:table-cell office:value-type="float" office:value="9763.8" calcext:value-type="float">
            <text:p>9763.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ew England Flooding (October 1996)</text:p>
          </table:table-cell>
          <table:table-cell office:value-type="string" calcext:value-type="string">
            <text:p>Flooding</text:p>
          </table:table-cell>
          <table:table-cell office:value-type="float" office:value="19961019" calcext:value-type="float">
            <text:p>19961019</text:p>
          </table:table-cell>
          <table:table-cell office:value-type="float" office:value="19961022" calcext:value-type="float">
            <text:p>19961022</text:p>
          </table:table-cell>
          <table:table-cell office:value-type="float" office:value="1318.3" calcext:value-type="float">
            <text:p>1318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 Coast Flooding (December 1996-January 1997)</text:p>
          </table:table-cell>
          <table:table-cell office:value-type="string" calcext:value-type="string">
            <text:p>Flooding</text:p>
          </table:table-cell>
          <table:table-cell office:value-type="float" office:value="19970101" calcext:value-type="float">
            <text:p>19970101</text:p>
          </table:table-cell>
          <table:table-cell office:value-type="float" office:value="19970111" calcext:value-type="float">
            <text:p>19970111</text:p>
          </table:table-cell>
          <table:table-cell office:value-type="float" office:value="5822.8" calcext:value-type="float">
            <text:p>5822.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ississippi and Ohio Valley Severe Weather and Flooding (March 1997)</text:p>
          </table:table-cell>
          <table:table-cell office:value-type="string" calcext:value-type="string">
            <text:p>Severe Storm</text:p>
          </table:table-cell>
          <table:table-cell office:value-type="float" office:value="19970228" calcext:value-type="float">
            <text:p>19970228</text:p>
          </table:table-cell>
          <table:table-cell office:value-type="float" office:value="19970305" calcext:value-type="float">
            <text:p>19970305</text:p>
          </table:table-cell>
          <table:table-cell office:value-type="float" office:value="1877" calcext:value-type="float">
            <text:p>187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Northern Plains Flooding (Spring 1997)</text:p>
          </table:table-cell>
          <table:table-cell office:value-type="string" calcext:value-type="string">
            <text:p>Flooding</text:p>
          </table:table-cell>
          <table:table-cell office:value-type="float" office:value="19970203" calcext:value-type="float">
            <text:p>19970203</text:p>
          </table:table-cell>
          <table:table-cell office:value-type="float" office:value="19970524" calcext:value-type="float">
            <text:p>19970524</text:p>
          </table:table-cell>
          <table:table-cell office:value-type="float" office:value="7058.8" calcext:value-type="float">
            <text:p>7058.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ortheast Ice Storm (January 1998)</text:p>
          </table:table-cell>
          <table:table-cell office:value-type="string" calcext:value-type="string">
            <text:p>Winter Storm</text:p>
          </table:table-cell>
          <table:table-cell office:value-type="float" office:value="19980105" calcext:value-type="float">
            <text:p>19980105</text:p>
          </table:table-cell>
          <table:table-cell office:value-type="float" office:value="19980109" calcext:value-type="float">
            <text:p>19980109</text:p>
          </table:table-cell>
          <table:table-cell office:value-type="float" office:value="2663.4" calcext:value-type="float">
            <text:p>2663.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estern/Eastern Severe Weather and Flooding (Winter-Spring 1998)</text:p>
          </table:table-cell>
          <table:table-cell office:value-type="string" calcext:value-type="string">
            <text:p>Severe Storm</text:p>
          </table:table-cell>
          <table:table-cell office:value-type="float" office:value="19971201" calcext:value-type="float">
            <text:p>19971201</text:p>
          </table:table-cell>
          <table:table-cell office:value-type="float" office:value="19980228" calcext:value-type="float">
            <text:p>19980228</text:p>
          </table:table-cell>
          <table:table-cell office:value-type="float" office:value="1908.5" calcext:value-type="float">
            <text:p>1908.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Minnesota Severe Storms/Hail (May 1998)</text:p>
          </table:table-cell>
          <table:table-cell office:value-type="string" calcext:value-type="string">
            <text:p>Severe Storm</text:p>
          </table:table-cell>
          <table:table-cell table:number-columns-repeated="2" office:value-type="float" office:value="19980515" calcext:value-type="float">
            <text:p>19980515</text:p>
          </table:table-cell>
          <table:table-cell office:value-type="float" office:value="3083.1" calcext:value-type="float">
            <text:p>308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thern Plains and Great Lakes Derecho, Tornadoes (June 1998)</text:p>
          </table:table-cell>
          <table:table-cell office:value-type="string" calcext:value-type="string">
            <text:p>Severe Storm</text:p>
          </table:table-cell>
          <table:table-cell office:value-type="float" office:value="19980530" calcext:value-type="float">
            <text:p>19980530</text:p>
          </table:table-cell>
          <table:table-cell office:value-type="float" office:value="19980602" calcext:value-type="float">
            <text:p>19980602</text:p>
          </table:table-cell>
          <table:table-cell office:value-type="float" office:value="2151.7" calcext:value-type="float">
            <text:p>2151.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entral and Eastern Severe Storms and Flooding (June 1998)</text:p>
          </table:table-cell>
          <table:table-cell office:value-type="string" calcext:value-type="string">
            <text:p>Severe Storm</text:p>
          </table:table-cell>
          <table:table-cell office:value-type="float" office:value="19980620" calcext:value-type="float">
            <text:p>19980620</text:p>
          </table:table-cell>
          <table:table-cell office:value-type="float" office:value="19980624" calcext:value-type="float">
            <text:p>19980624</text:p>
          </table:table-cell>
          <table:table-cell office:value-type="float" office:value="1680.7" calcext:value-type="float">
            <text:p>1680.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ropical Storm Frances (September 1998)</text:p>
          </table:table-cell>
          <table:table-cell office:value-type="string" calcext:value-type="string">
            <text:p>Tropical Cyclone</text:p>
          </table:table-cell>
          <table:table-cell office:value-type="float" office:value="19980808" calcext:value-type="float">
            <text:p>19980808</text:p>
          </table:table-cell>
          <table:table-cell office:value-type="float" office:value="19980813" calcext:value-type="float">
            <text:p>19980813</text:p>
          </table:table-cell>
          <table:table-cell office:value-type="float" office:value="1316" calcext:value-type="float">
            <text:p>13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rricane Bonnie (August 1998)</text:p>
          </table:table-cell>
          <table:table-cell office:value-type="string" calcext:value-type="string">
            <text:p>Tropical Cyclone</text:p>
          </table:table-cell>
          <table:table-cell office:value-type="float" office:value="19980827" calcext:value-type="float">
            <text:p>19980827</text:p>
          </table:table-cell>
          <table:table-cell office:value-type="float" office:value="19980829" calcext:value-type="float">
            <text:p>19980829</text:p>
          </table:table-cell>
          <table:table-cell office:value-type="float" office:value="1842.4" calcext:value-type="float">
            <text:p>1842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uthern Drought and Heat Wave (Summer 1998)</text:p>
          </table:table-cell>
          <table:table-cell office:value-type="string" calcext:value-type="string">
            <text:p>Drought</text:p>
          </table:table-cell>
          <table:table-cell office:value-type="float" office:value="19980601" calcext:value-type="float">
            <text:p>19980601</text:p>
          </table:table-cell>
          <table:table-cell office:value-type="float" office:value="19980831" calcext:value-type="float">
            <text:p>19980831</text:p>
          </table:table-cell>
          <table:table-cell office:value-type="float" office:value="6703.3" calcext:value-type="float">
            <text:p>6703.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urricane Georges (September 1998)</text:p>
          </table:table-cell>
          <table:table-cell office:value-type="string" calcext:value-type="string">
            <text:p>Tropical Cyclone</text:p>
          </table:table-cell>
          <table:table-cell office:value-type="float" office:value="19980920" calcext:value-type="float">
            <text:p>19980920</text:p>
          </table:table-cell>
          <table:table-cell office:value-type="float" office:value="19980929" calcext:value-type="float">
            <text:p>19980929</text:p>
          </table:table-cell>
          <table:table-cell office:value-type="float" office:value="11250.9" calcext:value-type="float">
            <text:p>11250.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exas Flooding (October 1998)</text:p>
          </table:table-cell>
          <table:table-cell office:value-type="string" calcext:value-type="string">
            <text:p>Flooding</text:p>
          </table:table-cell>
          <table:table-cell office:value-type="float" office:value="19981016" calcext:value-type="float">
            <text:p>19981016</text:p>
          </table:table-cell>
          <table:table-cell office:value-type="float" office:value="19981024" calcext:value-type="float">
            <text:p>19981024</text:p>
          </table:table-cell>
          <table:table-cell office:value-type="float" office:value="1761.7" calcext:value-type="float">
            <text:p>1761.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alifornia Freeze (December 1998)</text:p>
          </table:table-cell>
          <table:table-cell office:value-type="string" calcext:value-type="string">
            <text:p>Freeze</text:p>
          </table:table-cell>
          <table:table-cell office:value-type="float" office:value="19981220" calcext:value-type="float">
            <text:p>19981220</text:p>
          </table:table-cell>
          <table:table-cell office:value-type="float" office:value="19981228" calcext:value-type="float">
            <text:p>19981228</text:p>
          </table:table-cell>
          <table:table-cell office:value-type="float" office:value="4750" calcext:value-type="float">
            <text:p>4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ral and Eastern Winter Storm (January 1999)</text:p>
          </table:table-cell>
          <table:table-cell office:value-type="string" calcext:value-type="string">
            <text:p>Winter Storm</text:p>
          </table:table-cell>
          <table:table-cell office:value-type="float" office:value="19990101" calcext:value-type="float">
            <text:p>19990101</text:p>
          </table:table-cell>
          <table:table-cell office:value-type="float" office:value="19990104" calcext:value-type="float">
            <text:p>19990104</text:p>
          </table:table-cell>
          <table:table-cell office:value-type="float" office:value="1930.6" calcext:value-type="float">
            <text:p>1930.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entral and Eastern Winter Storm (Mid-January 1999)</text:p>
          </table:table-cell>
          <table:table-cell office:value-type="string" calcext:value-type="string">
            <text:p>Winter Storm</text:p>
          </table:table-cell>
          <table:table-cell office:value-type="float" office:value="19990113" calcext:value-type="float">
            <text:p>19990113</text:p>
          </table:table-cell>
          <table:table-cell office:value-type="float" office:value="19990116" calcext:value-type="float">
            <text:p>19990116</text:p>
          </table:table-cell>
          <table:table-cell office:value-type="float" office:value="1649.4" calcext:value-type="float">
            <text:p>164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lahoma and Kansas Tornadoes (May 1999)</text:p>
          </table:table-cell>
          <table:table-cell office:value-type="string" calcext:value-type="string">
            <text:p>Severe Storm</text:p>
          </table:table-cell>
          <table:table-cell office:value-type="float" office:value="19990503" calcext:value-type="float">
            <text:p>19990503</text:p>
          </table:table-cell>
          <table:table-cell office:value-type="float" office:value="19990506" calcext:value-type="float">
            <text:p>19990506</text:p>
          </table:table-cell>
          <table:table-cell office:value-type="float" office:value="3722.6" calcext:value-type="float">
            <text:p>3722.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astern Drought/Heat Wave (Summer 1999)</text:p>
          </table:table-cell>
          <table:table-cell office:value-type="string" calcext:value-type="string">
            <text:p>Drought</text:p>
          </table:table-cell>
          <table:table-cell office:value-type="float" office:value="19990601" calcext:value-type="float">
            <text:p>19990601</text:p>
          </table:table-cell>
          <table:table-cell office:value-type="float" office:value="19990831" calcext:value-type="float">
            <text:p>19990831</text:p>
          </table:table-cell>
          <table:table-cell office:value-type="float" office:value="4673.1" calcext:value-type="float">
            <text:p>4673.1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Hurricane Floyd (September 1999)</text:p>
          </table:table-cell>
          <table:table-cell office:value-type="string" calcext:value-type="string">
            <text:p>Tropical Cyclone</text:p>
          </table:table-cell>
          <table:table-cell office:value-type="float" office:value="19990914" calcext:value-type="float">
            <text:p>19990914</text:p>
          </table:table-cell>
          <table:table-cell office:value-type="float" office:value="19990916" calcext:value-type="float">
            <text:p>19990916</text:p>
          </table:table-cell>
          <table:table-cell office:value-type="float" office:value="11878.5" calcext:value-type="float">
            <text:p>11878.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outheast Winter Storm (January 2000)</text:p>
          </table:table-cell>
          <table:table-cell office:value-type="string" calcext:value-type="string">
            <text:p>Winter Storm</text:p>
          </table:table-cell>
          <table:table-cell office:value-type="float" office:value="20000121" calcext:value-type="float">
            <text:p>20000121</text:p>
          </table:table-cell>
          <table:table-cell office:value-type="float" office:value="20000124" calcext:value-type="float">
            <text:p>20000124</text:p>
          </table:table-cell>
          <table:table-cell office:value-type="float" office:value="1284.9" calcext:value-type="float">
            <text:p>1284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uthern Severe Weather (March 2000)</text:p>
          </table:table-cell>
          <table:table-cell office:value-type="string" calcext:value-type="string">
            <text:p>Severe Storm</text:p>
          </table:table-cell>
          <table:table-cell office:value-type="float" office:value="20000328" calcext:value-type="float">
            <text:p>20000328</text:p>
          </table:table-cell>
          <table:table-cell office:value-type="float" office:value="20000329" calcext:value-type="float">
            <text:p>20000329</text:p>
          </table:table-cell>
          <table:table-cell office:value-type="float" office:value="1235.1" calcext:value-type="float">
            <text:p>123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ern Fire Season (Spring-Summer 2000)</text:p>
          </table:table-cell>
          <table:table-cell office:value-type="string" calcext:value-type="string">
            <text:p>Wildfire</text:p>
          </table:table-cell>
          <table:table-cell office:value-type="float" office:value="20000301" calcext:value-type="float">
            <text:p>20000301</text:p>
          </table:table-cell>
          <table:table-cell office:value-type="float" office:value="20000831" calcext:value-type="float">
            <text:p>20000831</text:p>
          </table:table-cell>
          <table:table-cell office:value-type="float" office:value="1924.4" calcext:value-type="float">
            <text:p>192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 Florida Flooding (October 2000)</text:p>
          </table:table-cell>
          <table:table-cell office:value-type="string" calcext:value-type="string">
            <text:p>Flooding</text:p>
          </table:table-cell>
          <table:table-cell office:value-type="float" office:value="20001003" calcext:value-type="float">
            <text:p>20001003</text:p>
          </table:table-cell>
          <table:table-cell office:value-type="float" office:value="20001004" calcext:value-type="float">
            <text:p>20001004</text:p>
          </table:table-cell>
          <table:table-cell office:value-type="float" office:value="1584" calcext:value-type="float">
            <text:p>15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stern/Central/Southeast Drought/Heat Wave (Spring-Fall 2000)</text:p>
          </table:table-cell>
          <table:table-cell office:value-type="string" calcext:value-type="string">
            <text:p>Drought</text:p>
          </table:table-cell>
          <table:table-cell office:value-type="float" office:value="20000301" calcext:value-type="float">
            <text:p>20000301</text:p>
          </table:table-cell>
          <table:table-cell office:value-type="float" office:value="20001130" calcext:value-type="float">
            <text:p>20001130</text:p>
          </table:table-cell>
          <table:table-cell office:value-type="float" office:value="9094.9" calcext:value-type="float">
            <text:p>9094.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Midwest/Ohio Valley Hail and Tornadoes (April 2001)</text:p>
          </table:table-cell>
          <table:table-cell office:value-type="string" calcext:value-type="string">
            <text:p>Severe Storm</text:p>
          </table:table-cell>
          <table:table-cell office:value-type="float" office:value="20010406" calcext:value-type="float">
            <text:p>20010406</text:p>
          </table:table-cell>
          <table:table-cell office:value-type="float" office:value="20010411" calcext:value-type="float">
            <text:p>20010411</text:p>
          </table:table-cell>
          <table:table-cell office:value-type="float" office:value="5385.2" calcext:value-type="float">
            <text:p>5385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rth Central Severe Weather (May 2001)</text:p>
          </table:table-cell>
          <table:table-cell office:value-type="string" calcext:value-type="string">
            <text:p>Severe Storm</text:p>
          </table:table-cell>
          <table:table-cell office:value-type="float" office:value="20010430" calcext:value-type="float">
            <text:p>20010430</text:p>
          </table:table-cell>
          <table:table-cell office:value-type="float" office:value="20010501" calcext:value-type="float">
            <text:p>20010501</text:p>
          </table:table-cell>
          <table:table-cell office:value-type="float" office:value="1167.6" calcext:value-type="float">
            <text:p>116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opical Storm Allison (June 2001)</text:p>
          </table:table-cell>
          <table:table-cell office:value-type="string" calcext:value-type="string">
            <text:p>Tropical Cyclone</text:p>
          </table:table-cell>
          <table:table-cell office:value-type="float" office:value="20010605" calcext:value-type="float">
            <text:p>20010605</text:p>
          </table:table-cell>
          <table:table-cell office:value-type="float" office:value="20010617" calcext:value-type="float">
            <text:p>20010617</text:p>
          </table:table-cell>
          <table:table-cell office:value-type="float" office:value="14743.1" calcext:value-type="float">
            <text:p>14743.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evere Storms and Tornadoes (April 2002)</text:p>
          </table:table-cell>
          <table:table-cell office:value-type="string" calcext:value-type="string">
            <text:p>Severe Storm</text:p>
          </table:table-cell>
          <table:table-cell office:value-type="float" office:value="20020427" calcext:value-type="float">
            <text:p>20020427</text:p>
          </table:table-cell>
          <table:table-cell office:value-type="float" office:value="20020428" calcext:value-type="float">
            <text:p>20020428</text:p>
          </table:table-cell>
          <table:table-cell office:value-type="float" office:value="3580.3" calcext:value-type="float">
            <text:p>3580.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urricane Lili (October 2002)</text:p>
          </table:table-cell>
          <table:table-cell office:value-type="string" calcext:value-type="string">
            <text:p>Tropical Cyclone</text:p>
          </table:table-cell>
          <table:table-cell office:value-type="float" office:value="20020801" calcext:value-type="float">
            <text:p>20020801</text:p>
          </table:table-cell>
          <table:table-cell office:value-type="float" office:value="20020805" calcext:value-type="float">
            <text:p>20020805</text:p>
          </table:table-cell>
          <table:table-cell office:value-type="float" office:value="1877.7" calcext:value-type="float">
            <text:p>1877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opical Storm Isidore (September 2002)</text:p>
          </table:table-cell>
          <table:table-cell office:value-type="string" calcext:value-type="string">
            <text:p>Tropical Cyclone</text:p>
          </table:table-cell>
          <table:table-cell office:value-type="float" office:value="20020925" calcext:value-type="float">
            <text:p>20020925</text:p>
          </table:table-cell>
          <table:table-cell office:value-type="float" office:value="20020927" calcext:value-type="float">
            <text:p>20020927</text:p>
          </table:table-cell>
          <table:table-cell office:value-type="float" office:value="1955" calcext:value-type="float">
            <text:p>1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astern Tornadoes and Severe Storms (November 2002)</text:p>
          </table:table-cell>
          <table:table-cell office:value-type="string" calcext:value-type="string">
            <text:p>Severe Storm</text:p>
          </table:table-cell>
          <table:table-cell office:value-type="float" office:value="20021109" calcext:value-type="float">
            <text:p>20021109</text:p>
          </table:table-cell>
          <table:table-cell office:value-type="float" office:value="20021111" calcext:value-type="float">
            <text:p>20021111</text:p>
          </table:table-cell>
          <table:table-cell office:value-type="float" office:value="1216.9" calcext:value-type="float">
            <text:p>1216.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Western Fire Season (Fall 2002)</text:p>
          </table:table-cell>
          <table:table-cell office:value-type="string" calcext:value-type="string">
            <text:p>Wildfire</text:p>
          </table:table-cell>
          <table:table-cell office:value-type="float" office:value="20020901" calcext:value-type="float">
            <text:p>20020901</text:p>
          </table:table-cell>
          <table:table-cell office:value-type="float" office:value="20021130" calcext:value-type="float">
            <text:p>20021130</text:p>
          </table:table-cell>
          <table:table-cell office:value-type="float" office:value="2248.8" calcext:value-type="float">
            <text:p>2248.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.S. Drought (Spring-Fall 2002)</text:p>
          </table:table-cell>
          <table:table-cell office:value-type="string" calcext:value-type="string">
            <text:p>Drought</text:p>
          </table:table-cell>
          <table:table-cell office:value-type="float" office:value="20020301" calcext:value-type="float">
            <text:p>20020301</text:p>
          </table:table-cell>
          <table:table-cell office:value-type="float" office:value="20021130" calcext:value-type="float">
            <text:p>20021130</text:p>
          </table:table-cell>
          <table:table-cell office:value-type="float" office:value="15581.1" calcext:value-type="float">
            <text:p>1558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vere Storms/Hail (April 2003)</text:p>
          </table:table-cell>
          <table:table-cell office:value-type="string" calcext:value-type="string">
            <text:p>Severe Storm</text:p>
          </table:table-cell>
          <table:table-cell office:value-type="float" office:value="20030404" calcext:value-type="float">
            <text:p>20030404</text:p>
          </table:table-cell>
          <table:table-cell office:value-type="float" office:value="20030407" calcext:value-type="float">
            <text:p>20030407</text:p>
          </table:table-cell>
          <table:table-cell office:value-type="float" office:value="3350.5" calcext:value-type="float">
            <text:p>335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vere Storms/Tornadoes (May 2003)</text:p>
          </table:table-cell>
          <table:table-cell office:value-type="string" calcext:value-type="string">
            <text:p>Severe Storm</text:p>
          </table:table-cell>
          <table:table-cell office:value-type="float" office:value="20030503" calcext:value-type="float">
            <text:p>20030503</text:p>
          </table:table-cell>
          <table:table-cell office:value-type="float" office:value="20030510" calcext:value-type="float">
            <text:p>20030510</text:p>
          </table:table-cell>
          <table:table-cell office:value-type="float" office:value="6894.4" calcext:value-type="float">
            <text:p>6894.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idwest/Plains Severe Weather (July 2003)</text:p>
          </table:table-cell>
          <table:table-cell office:value-type="string" calcext:value-type="string">
            <text:p>Severe Storm</text:p>
          </table:table-cell>
          <table:table-cell office:value-type="float" office:value="20030704" calcext:value-type="float">
            <text:p>20030704</text:p>
          </table:table-cell>
          <table:table-cell office:value-type="float" office:value="20030709" calcext:value-type="float">
            <text:p>20030709</text:p>
          </table:table-cell>
          <table:table-cell office:value-type="float" office:value="1433" calcext:value-type="float">
            <text:p>14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outhern Derecho and Eastern Severe Weather (July 2003)</text:p>
          </table:table-cell>
          <table:table-cell office:value-type="string" calcext:value-type="string">
            <text:p>Severe Storm</text:p>
          </table:table-cell>
          <table:table-cell office:value-type="float" office:value="20030721" calcext:value-type="float">
            <text:p>20030721</text:p>
          </table:table-cell>
          <table:table-cell office:value-type="float" office:value="20030723" calcext:value-type="float">
            <text:p>20030723</text:p>
          </table:table-cell>
          <table:table-cell office:value-type="float" office:value="1683.8" calcext:value-type="float">
            <text:p>1683.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urricane Isabel (September 2003)</text:p>
          </table:table-cell>
          <table:table-cell office:value-type="string" calcext:value-type="string">
            <text:p>Tropical Cyclone</text:p>
          </table:table-cell>
          <table:table-cell office:value-type="float" office:value="20030918" calcext:value-type="float">
            <text:p>20030918</text:p>
          </table:table-cell>
          <table:table-cell office:value-type="float" office:value="20030919" calcext:value-type="float">
            <text:p>20030919</text:p>
          </table:table-cell>
          <table:table-cell office:value-type="float" office:value="9103.5" calcext:value-type="float">
            <text:p>9103.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Western/Central Drought/Heat Wave (Spring-Fall 2003)</text:p>
          </table:table-cell>
          <table:table-cell office:value-type="string" calcext:value-type="string">
            <text:p>Drought</text:p>
          </table:table-cell>
          <table:table-cell office:value-type="float" office:value="20030301" calcext:value-type="float">
            <text:p>20030301</text:p>
          </table:table-cell>
          <table:table-cell office:value-type="float" office:value="20031130" calcext:value-type="float">
            <text:p>20031130</text:p>
          </table:table-cell>
          <table:table-cell office:value-type="float" office:value="8480.1" calcext:value-type="float">
            <text:p>8480.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alifornia Wildfires (Fall 2003)</text:p>
          </table:table-cell>
          <table:table-cell office:value-type="string" calcext:value-type="string">
            <text:p>Wildfire</text:p>
          </table:table-cell>
          <table:table-cell office:value-type="float" office:value="20030901" calcext:value-type="float">
            <text:p>20030901</text:p>
          </table:table-cell>
          <table:table-cell office:value-type="float" office:value="20031130" calcext:value-type="float">
            <text:p>20031130</text:p>
          </table:table-cell>
          <table:table-cell office:value-type="float" office:value="6458.1" calcext:value-type="float">
            <text:p>6458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evere Storms, Hail, Tornadoes (May 2004)</text:p>
          </table:table-cell>
          <table:table-cell office:value-type="string" calcext:value-type="string">
            <text:p>Severe Storm</text:p>
          </table:table-cell>
          <table:table-cell office:value-type="float" office:value="20040521" calcext:value-type="float">
            <text:p>20040521</text:p>
          </table:table-cell>
          <table:table-cell office:value-type="float" office:value="20040527" calcext:value-type="float">
            <text:p>20040527</text:p>
          </table:table-cell>
          <table:table-cell office:value-type="float" office:value="1642.7" calcext:value-type="float">
            <text:p>1642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lorado Hail Storms (June 2004)</text:p>
          </table:table-cell>
          <table:table-cell office:value-type="string" calcext:value-type="string">
            <text:p>Severe Storm</text:p>
          </table:table-cell>
          <table:table-cell office:value-type="float" office:value="20040608" calcext:value-type="float">
            <text:p>20040608</text:p>
          </table:table-cell>
          <table:table-cell office:value-type="float" office:value="20040609" calcext:value-type="float">
            <text:p>20040609</text:p>
          </table:table-cell>
          <table:table-cell office:value-type="float" office:value="1125.9" calcext:value-type="float">
            <text:p>112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rricane Charley (August 2004)</text:p>
          </table:table-cell>
          <table:table-cell office:value-type="string" calcext:value-type="string">
            <text:p>Tropical Cyclone</text:p>
          </table:table-cell>
          <table:table-cell office:value-type="float" office:value="20040813" calcext:value-type="float">
            <text:p>20040813</text:p>
          </table:table-cell>
          <table:table-cell office:value-type="float" office:value="20040814" calcext:value-type="float">
            <text:p>20040814</text:p>
          </table:table-cell>
          <table:table-cell office:value-type="float" office:value="25919.2" calcext:value-type="float">
            <text:p>25919.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urricane Frances (September 2004)</text:p>
          </table:table-cell>
          <table:table-cell office:value-type="string" calcext:value-type="string">
            <text:p>Tropical Cyclone</text:p>
          </table:table-cell>
          <table:table-cell office:value-type="float" office:value="20040903" calcext:value-type="float">
            <text:p>20040903</text:p>
          </table:table-cell>
          <table:table-cell office:value-type="float" office:value="20040909" calcext:value-type="float">
            <text:p>20040909</text:p>
          </table:table-cell>
          <table:table-cell office:value-type="float" office:value="15876" calcext:value-type="float">
            <text:p>1587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urricane Ivan (September 2004)</text:p>
          </table:table-cell>
          <table:table-cell office:value-type="string" calcext:value-type="string">
            <text:p>Tropical Cyclone</text:p>
          </table:table-cell>
          <table:table-cell office:value-type="float" office:value="20040912" calcext:value-type="float">
            <text:p>20040912</text:p>
          </table:table-cell>
          <table:table-cell office:value-type="float" office:value="20040921" calcext:value-type="float">
            <text:p>20040921</text:p>
          </table:table-cell>
          <table:table-cell office:value-type="float" office:value="33211" calcext:value-type="float">
            <text:p>3321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urricane Jeanne (September 2004)</text:p>
          </table:table-cell>
          <table:table-cell office:value-type="string" calcext:value-type="string">
            <text:p>Tropical Cyclone</text:p>
          </table:table-cell>
          <table:table-cell office:value-type="float" office:value="20040915" calcext:value-type="float">
            <text:p>20040915</text:p>
          </table:table-cell>
          <table:table-cell office:value-type="float" office:value="20040929" calcext:value-type="float">
            <text:p>20040929</text:p>
          </table:table-cell>
          <table:table-cell office:value-type="float" office:value="12144.6" calcext:value-type="float">
            <text:p>12144.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outheast Severe Weather (March 2005)</text:p>
          </table:table-cell>
          <table:table-cell office:value-type="string" calcext:value-type="string">
            <text:p>Severe Storm</text:p>
          </table:table-cell>
          <table:table-cell office:value-type="float" office:value="20050324" calcext:value-type="float">
            <text:p>20050324</text:p>
          </table:table-cell>
          <table:table-cell office:value-type="float" office:value="20050327" calcext:value-type="float">
            <text:p>20050327</text:p>
          </table:table-cell>
          <table:table-cell office:value-type="float" office:value="1375.4" calcext:value-type="float">
            <text:p>137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rricane Dennis (July 2005)</text:p>
          </table:table-cell>
          <table:table-cell office:value-type="string" calcext:value-type="string">
            <text:p>Tropical Cyclone</text:p>
          </table:table-cell>
          <table:table-cell office:value-type="float" office:value="20050709" calcext:value-type="float">
            <text:p>20050709</text:p>
          </table:table-cell>
          <table:table-cell office:value-type="float" office:value="20050711" calcext:value-type="float">
            <text:p>20050711</text:p>
          </table:table-cell>
          <table:table-cell office:value-type="float" office:value="3917.1" calcext:value-type="float">
            <text:p>3917.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urricane Katrina (August 2005)</text:p>
          </table:table-cell>
          <table:table-cell office:value-type="string" calcext:value-type="string">
            <text:p>Tropical Cyclone</text:p>
          </table:table-cell>
          <table:table-cell office:value-type="float" office:value="20050825" calcext:value-type="float">
            <text:p>20050825</text:p>
          </table:table-cell>
          <table:table-cell office:value-type="float" office:value="20050830" calcext:value-type="float">
            <text:p>20050830</text:p>
          </table:table-cell>
          <table:table-cell office:value-type="float" office:value="195046.1" calcext:value-type="float">
            <text:p>195046.1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string" calcext:value-type="string">
            <text:p>Midwest Drought (Spring-Summer 2005)</text:p>
          </table:table-cell>
          <table:table-cell office:value-type="string" calcext:value-type="string">
            <text:p>Drought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050831" calcext:value-type="float">
            <text:p>20050831</text:p>
          </table:table-cell>
          <table:table-cell office:value-type="float" office:value="2374.6" calcext:value-type="float">
            <text:p>237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rricane Rita (September 2005)</text:p>
          </table:table-cell>
          <table:table-cell office:value-type="string" calcext:value-type="string">
            <text:p>Tropical Cyclone</text:p>
          </table:table-cell>
          <table:table-cell office:value-type="float" office:value="20050920" calcext:value-type="float">
            <text:p>20050920</text:p>
          </table:table-cell>
          <table:table-cell office:value-type="float" office:value="20050924" calcext:value-type="float">
            <text:p>20050924</text:p>
          </table:table-cell>
          <table:table-cell office:value-type="float" office:value="28490.1" calcext:value-type="float">
            <text:p>28490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urricane Wilma (October 2005)</text:p>
          </table:table-cell>
          <table:table-cell office:value-type="string" calcext:value-type="string">
            <text:p>Tropical Cyclone</text:p>
          </table:table-cell>
          <table:table-cell table:number-columns-repeated="2" office:value-type="float" office:value="20051024" calcext:value-type="float">
            <text:p>20051024</text:p>
          </table:table-cell>
          <table:table-cell office:value-type="float" office:value="29260" calcext:value-type="float">
            <text:p>2926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evere Storms and Tornadoes (March 2006)</text:p>
          </table:table-cell>
          <table:table-cell office:value-type="string" calcext:value-type="string">
            <text:p>Severe Storm</text:p>
          </table:table-cell>
          <table:table-cell office:value-type="float" office:value="20060308" calcext:value-type="float">
            <text:p>20060308</text:p>
          </table:table-cell>
          <table:table-cell office:value-type="float" office:value="20060313" calcext:value-type="float">
            <text:p>20060313</text:p>
          </table:table-cell>
          <table:table-cell office:value-type="float" office:value="2059.9" calcext:value-type="float">
            <text:p>2059.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dwest/Southeast Tornadoes (April 6-8, 2006)</text:p>
          </table:table-cell>
          <table:table-cell office:value-type="string" calcext:value-type="string">
            <text:p>Severe Storm</text:p>
          </table:table-cell>
          <table:table-cell office:value-type="float" office:value="20060406" calcext:value-type="float">
            <text:p>20060406</text:p>
          </table:table-cell>
          <table:table-cell office:value-type="float" office:value="20060408" calcext:value-type="float">
            <text:p>20060408</text:p>
          </table:table-cell>
          <table:table-cell office:value-type="float" office:value="2437.8" calcext:value-type="float">
            <text:p>2437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dwest Tornadoes (April 2006)</text:p>
          </table:table-cell>
          <table:table-cell office:value-type="string" calcext:value-type="string">
            <text:p>Severe Storm</text:p>
          </table:table-cell>
          <table:table-cell office:value-type="float" office:value="20060413" calcext:value-type="float">
            <text:p>20060413</text:p>
          </table:table-cell>
          <table:table-cell office:value-type="float" office:value="20060416" calcext:value-type="float">
            <text:p>20060416</text:p>
          </table:table-cell>
          <table:table-cell office:value-type="float" office:value="3683.8" calcext:value-type="float">
            <text:p>3683.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ortheast Flooding (June 2006)</text:p>
          </table:table-cell>
          <table:table-cell office:value-type="string" calcext:value-type="string">
            <text:p>Flooding</text:p>
          </table:table-cell>
          <table:table-cell office:value-type="float" office:value="20060625" calcext:value-type="float">
            <text:p>20060625</text:p>
          </table:table-cell>
          <table:table-cell office:value-type="float" office:value="20060628" calcext:value-type="float">
            <text:p>20060628</text:p>
          </table:table-cell>
          <table:table-cell office:value-type="float" office:value="2297.7" calcext:value-type="float">
            <text:p>2297.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rth Central Severe Weather and Tornadoes (August 2006)</text:p>
          </table:table-cell>
          <table:table-cell office:value-type="string" calcext:value-type="string">
            <text:p>Severe Storm</text:p>
          </table:table-cell>
          <table:table-cell office:value-type="float" office:value="20060823" calcext:value-type="float">
            <text:p>20060823</text:p>
          </table:table-cell>
          <table:table-cell office:value-type="float" office:value="20060824" calcext:value-type="float">
            <text:p>20060824</text:p>
          </table:table-cell>
          <table:table-cell office:value-type="float" office:value="1146.2" calcext:value-type="float">
            <text:p>1146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dwest/Plains/Southeast Drought (Spring-Summer 2006)</text:p>
          </table:table-cell>
          <table:table-cell office:value-type="string" calcext:value-type="string">
            <text:p>Drought</text:p>
          </table:table-cell>
          <table:table-cell office:value-type="float" office:value="20060301" calcext:value-type="float">
            <text:p>20060301</text:p>
          </table:table-cell>
          <table:table-cell office:value-type="float" office:value="20060831" calcext:value-type="float">
            <text:p>20060831</text:p>
          </table:table-cell>
          <table:table-cell office:value-type="float" office:value="9296.7" calcext:value-type="float">
            <text:p>929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ral Severe Weather (October 2006)</text:p>
          </table:table-cell>
          <table:table-cell office:value-type="string" calcext:value-type="string">
            <text:p>Severe Storm</text:p>
          </table:table-cell>
          <table:table-cell office:value-type="float" office:value="20061002" calcext:value-type="float">
            <text:p>20061002</text:p>
          </table:table-cell>
          <table:table-cell office:value-type="float" office:value="20061005" calcext:value-type="float">
            <text:p>20061005</text:p>
          </table:table-cell>
          <table:table-cell office:value-type="float" office:value="1336.1" calcext:value-type="float">
            <text:p>133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erous Wildfires (2006)</text:p>
          </table:table-cell>
          <table:table-cell office:value-type="string" calcext:value-type="string">
            <text:p>Wildfire</text:p>
          </table:table-cell>
          <table:table-cell office:value-type="float" office:value="20060101" calcext:value-type="float">
            <text:p>20060101</text:p>
          </table:table-cell>
          <table:table-cell office:value-type="float" office:value="20061231" calcext:value-type="float">
            <text:p>20061231</text:p>
          </table:table-cell>
          <table:table-cell office:value-type="float" office:value="2273.8" calcext:value-type="float">
            <text:p>2273.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alifornia Freeze (January 2007)</text:p>
          </table:table-cell>
          <table:table-cell office:value-type="string" calcext:value-type="string">
            <text:p>Freeze</text:p>
          </table:table-cell>
          <table:table-cell office:value-type="float" office:value="20070111" calcext:value-type="float">
            <text:p>20070111</text:p>
          </table:table-cell>
          <table:table-cell office:value-type="float" office:value="20070117" calcext:value-type="float">
            <text:p>20070117</text:p>
          </table:table-cell>
          <table:table-cell office:value-type="float" office:value="2128" calcext:value-type="float">
            <text:p>2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ng Freeze (April 2007)</text:p>
          </table:table-cell>
          <table:table-cell office:value-type="string" calcext:value-type="string">
            <text:p>Freeze</text:p>
          </table:table-cell>
          <table:table-cell office:value-type="float" office:value="20070404" calcext:value-type="float">
            <text:p>20070404</text:p>
          </table:table-cell>
          <table:table-cell office:value-type="float" office:value="20070410" calcext:value-type="float">
            <text:p>20070410</text:p>
          </table:table-cell>
          <table:table-cell office:value-type="float" office:value="3107" calcext:value-type="float">
            <text:p>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/South Severe Weather and Flooding (April 2007)</text:p>
          </table:table-cell>
          <table:table-cell office:value-type="string" calcext:value-type="string">
            <text:p>Severe Storm</text:p>
          </table:table-cell>
          <table:table-cell office:value-type="float" office:value="20070413" calcext:value-type="float">
            <text:p>20070413</text:p>
          </table:table-cell>
          <table:table-cell office:value-type="float" office:value="20070417" calcext:value-type="float">
            <text:p>20070417</text:p>
          </table:table-cell>
          <table:table-cell office:value-type="float" office:value="3736.7" calcext:value-type="float">
            <text:p>3736.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estern Wildfires (Summer 2007)</text:p>
          </table:table-cell>
          <table:table-cell office:value-type="string" calcext:value-type="string">
            <text:p>Wildfire</text:p>
          </table:table-cell>
          <table:table-cell office:value-type="float" office:value="20070601" calcext:value-type="float">
            <text:p>20070601</text:p>
          </table:table-cell>
          <table:table-cell office:value-type="float" office:value="20070831" calcext:value-type="float">
            <text:p>20070831</text:p>
          </table:table-cell>
          <table:table-cell office:value-type="float" office:value="4029.7" calcext:value-type="float">
            <text:p>4029.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estern/Eastern Drought/Heat Wave (Summer-Fall 2007)</text:p>
          </table:table-cell>
          <table:table-cell office:value-type="string" calcext:value-type="string">
            <text:p>Drought</text:p>
          </table:table-cell>
          <table:table-cell office:value-type="float" office:value="20070601" calcext:value-type="float">
            <text:p>20070601</text:p>
          </table:table-cell>
          <table:table-cell office:value-type="float" office:value="20071130" calcext:value-type="float">
            <text:p>20071130</text:p>
          </table:table-cell>
          <table:table-cell office:value-type="float" office:value="5378" calcext:value-type="float">
            <text:p>53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estern, Central and Northeast Severe Weather (January 2008)</text:p>
          </table:table-cell>
          <table:table-cell office:value-type="string" calcext:value-type="string">
            <text:p>Severe Storm</text:p>
          </table:table-cell>
          <table:table-cell office:value-type="float" office:value="20080104" calcext:value-type="float">
            <text:p>20080104</text:p>
          </table:table-cell>
          <table:table-cell office:value-type="float" office:value="20080109" calcext:value-type="float">
            <text:p>20080109</text:p>
          </table:table-cell>
          <table:table-cell office:value-type="float" office:value="1424.2" calcext:value-type="float">
            <text:p>1424.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outheast Tornadoes and Severe Weather (February 2008)</text:p>
          </table:table-cell>
          <table:table-cell office:value-type="string" calcext:value-type="string">
            <text:p>Severe Storm</text:p>
          </table:table-cell>
          <table:table-cell office:value-type="float" office:value="20080205" calcext:value-type="float">
            <text:p>20080205</text:p>
          </table:table-cell>
          <table:table-cell office:value-type="float" office:value="20080206" calcext:value-type="float">
            <text:p>20080206</text:p>
          </table:table-cell>
          <table:table-cell office:value-type="float" office:value="1756.9" calcext:value-type="float">
            <text:p>1756.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outheast Tornadoes (March 2008)</text:p>
          </table:table-cell>
          <table:table-cell office:value-type="string" calcext:value-type="string">
            <text:p>Severe Storm</text:p>
          </table:table-cell>
          <table:table-cell office:value-type="float" office:value="20080314" calcext:value-type="float">
            <text:p>20080314</text:p>
          </table:table-cell>
          <table:table-cell office:value-type="float" office:value="20080315" calcext:value-type="float">
            <text:p>20080315</text:p>
          </table:table-cell>
          <table:table-cell office:value-type="float" office:value="1628.6" calcext:value-type="float">
            <text:p>1628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uthern Severe Weather (April 2008)</text:p>
          </table:table-cell>
          <table:table-cell office:value-type="string" calcext:value-type="string">
            <text:p>Severe Storm</text:p>
          </table:table-cell>
          <table:table-cell office:value-type="float" office:value="20080409" calcext:value-type="float">
            <text:p>20080409</text:p>
          </table:table-cell>
          <table:table-cell office:value-type="float" office:value="20080411" calcext:value-type="float">
            <text:p>20080411</text:p>
          </table:table-cell>
          <table:table-cell office:value-type="float" office:value="1486.7" calcext:value-type="float">
            <text:p>1486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dwest Tornadoes and Severe Weather (May 2008)</text:p>
          </table:table-cell>
          <table:table-cell office:value-type="string" calcext:value-type="string">
            <text:p>Severe Storm</text:p>
          </table:table-cell>
          <table:table-cell office:value-type="float" office:value="20080522" calcext:value-type="float">
            <text:p>20080522</text:p>
          </table:table-cell>
          <table:table-cell office:value-type="float" office:value="20080527" calcext:value-type="float">
            <text:p>20080527</text:p>
          </table:table-cell>
          <table:table-cell office:value-type="float" office:value="4301.9" calcext:value-type="float">
            <text:p>4301.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idwest/Mid-Atlantic Severe Weather (June 2008)</text:p>
          </table:table-cell>
          <table:table-cell office:value-type="string" calcext:value-type="string">
            <text:p>Severe Storm</text:p>
          </table:table-cell>
          <table:table-cell office:value-type="float" office:value="20080606" calcext:value-type="float">
            <text:p>20080606</text:p>
          </table:table-cell>
          <table:table-cell office:value-type="float" office:value="20080612" calcext:value-type="float">
            <text:p>20080612</text:p>
          </table:table-cell>
          <table:table-cell office:value-type="float" office:value="2290.3" calcext:value-type="float">
            <text:p>2290.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idwest Flooding (Summer 2008)</text:p>
          </table:table-cell>
          <table:table-cell office:value-type="string" calcext:value-type="string">
            <text:p>Flooding</text:p>
          </table:table-cell>
          <table:table-cell office:value-type="float" office:value="20080401" calcext:value-type="float">
            <text:p>20080401</text:p>
          </table:table-cell>
          <table:table-cell office:value-type="float" office:value="20080630" calcext:value-type="float">
            <text:p>20080630</text:p>
          </table:table-cell>
          <table:table-cell office:value-type="float" office:value="14439.8" calcext:value-type="float">
            <text:p>14439.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urricane Dolly (July 2008)</text:p>
          </table:table-cell>
          <table:table-cell office:value-type="string" calcext:value-type="string">
            <text:p>Tropical Cyclone</text:p>
          </table:table-cell>
          <table:table-cell office:value-type="float" office:value="20080723" calcext:value-type="float">
            <text:p>20080723</text:p>
          </table:table-cell>
          <table:table-cell office:value-type="float" office:value="20080725" calcext:value-type="float">
            <text:p>20080725</text:p>
          </table:table-cell>
          <table:table-cell office:value-type="float" office:value="1774.2" calcext:value-type="float">
            <text:p>1774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urricane Gustav (September 2008)</text:p>
          </table:table-cell>
          <table:table-cell office:value-type="string" calcext:value-type="string">
            <text:p>Tropical Cyclone</text:p>
          </table:table-cell>
          <table:table-cell office:value-type="float" office:value="20080831" calcext:value-type="float">
            <text:p>20080831</text:p>
          </table:table-cell>
          <table:table-cell office:value-type="float" office:value="20080903" calcext:value-type="float">
            <text:p>20080903</text:p>
          </table:table-cell>
          <table:table-cell office:value-type="float" office:value="8395.8" calcext:value-type="float">
            <text:p>8395.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Hurricane Ike (September 2008)</text:p>
          </table:table-cell>
          <table:table-cell office:value-type="string" calcext:value-type="string">
            <text:p>Tropical Cyclone</text:p>
          </table:table-cell>
          <table:table-cell office:value-type="float" office:value="20080912" calcext:value-type="float">
            <text:p>20080912</text:p>
          </table:table-cell>
          <table:table-cell office:value-type="float" office:value="20080914" calcext:value-type="float">
            <text:p>20080914</text:p>
          </table:table-cell>
          <table:table-cell office:value-type="float" office:value="41998.3" calcext:value-type="float">
            <text:p>41998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U.S. Wildfires (Fall 2008)</text:p>
          </table:table-cell>
          <table:table-cell office:value-type="string" calcext:value-type="string">
            <text:p>Wildfire</text:p>
          </table:table-cell>
          <table:table-cell office:value-type="float" office:value="20080901" calcext:value-type="float">
            <text:p>20080901</text:p>
          </table:table-cell>
          <table:table-cell office:value-type="float" office:value="20081130" calcext:value-type="float">
            <text:p>20081130</text:p>
          </table:table-cell>
          <table:table-cell office:value-type="float" office:value="1727.7" calcext:value-type="float">
            <text:p>1727.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U.S. Drought (2008)</text:p>
          </table:table-cell>
          <table:table-cell office:value-type="string" calcext:value-type="string">
            <text:p>Drought</text:p>
          </table:table-cell>
          <table:table-cell office:value-type="float" office:value="20080101" calcext:value-type="float">
            <text:p>20080101</text:p>
          </table:table-cell>
          <table:table-cell office:value-type="float" office:value="20081231" calcext:value-type="float">
            <text:p>20081231</text:p>
          </table:table-cell>
          <table:table-cell office:value-type="float" office:value="10164.6" calcext:value-type="float">
            <text:p>1016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east/Ohio Valley Severe Weather (February 2009)</text:p>
          </table:table-cell>
          <table:table-cell office:value-type="string" calcext:value-type="string">
            <text:p>Severe Storm</text:p>
          </table:table-cell>
          <table:table-cell office:value-type="float" office:value="20090210" calcext:value-type="float">
            <text:p>20090210</text:p>
          </table:table-cell>
          <table:table-cell office:value-type="float" office:value="20090211" calcext:value-type="float">
            <text:p>20090211</text:p>
          </table:table-cell>
          <table:table-cell office:value-type="float" office:value="2523.4" calcext:value-type="float">
            <text:p>2523.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dwest/Southeast Tornadoes (March 2009)</text:p>
          </table:table-cell>
          <table:table-cell office:value-type="string" calcext:value-type="string">
            <text:p>Severe Storm</text:p>
          </table:table-cell>
          <table:table-cell office:value-type="float" office:value="20090325" calcext:value-type="float">
            <text:p>20090325</text:p>
          </table:table-cell>
          <table:table-cell office:value-type="float" office:value="20090328" calcext:value-type="float">
            <text:p>20090328</text:p>
          </table:table-cell>
          <table:table-cell office:value-type="float" office:value="2362.3" calcext:value-type="float">
            <text:p>236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/Southeast Severe Weather and Tornadoes (April 2009)</text:p>
          </table:table-cell>
          <table:table-cell office:value-type="string" calcext:value-type="string">
            <text:p>Severe Storm</text:p>
          </table:table-cell>
          <table:table-cell office:value-type="float" office:value="20090409" calcext:value-type="float">
            <text:p>20090409</text:p>
          </table:table-cell>
          <table:table-cell office:value-type="float" office:value="20090410" calcext:value-type="float">
            <text:p>20090410</text:p>
          </table:table-cell>
          <table:table-cell office:value-type="float" office:value="2059.3" calcext:value-type="float">
            <text:p>2059.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entral Derecho and Tornadoes (May 2009)</text:p>
          </table:table-cell>
          <table:table-cell office:value-type="string" calcext:value-type="string">
            <text:p>Severe Storm</text:p>
          </table:table-cell>
          <table:table-cell office:value-type="float" office:value="20090507" calcext:value-type="float">
            <text:p>20090507</text:p>
          </table:table-cell>
          <table:table-cell office:value-type="float" office:value="20090509" calcext:value-type="float">
            <text:p>20090509</text:p>
          </table:table-cell>
          <table:table-cell office:value-type="float" office:value="1239.8" calcext:value-type="float">
            <text:p>1239.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dwest, South and East Severe Weather (June 2009)</text:p>
          </table:table-cell>
          <table:table-cell office:value-type="string" calcext:value-type="string">
            <text:p>Severe Storm</text:p>
          </table:table-cell>
          <table:table-cell office:value-type="float" office:value="20090609" calcext:value-type="float">
            <text:p>20090609</text:p>
          </table:table-cell>
          <table:table-cell office:value-type="float" office:value="20090612" calcext:value-type="float">
            <text:p>20090612</text:p>
          </table:table-cell>
          <table:table-cell office:value-type="float" office:value="1885.8" calcext:value-type="float">
            <text:p>18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ado Hail Storm (July 2009)</text:p>
          </table:table-cell>
          <table:table-cell office:value-type="string" calcext:value-type="string">
            <text:p>Severe Storm</text:p>
          </table:table-cell>
          <table:table-cell table:number-columns-repeated="2" office:value-type="float" office:value="20090720" calcext:value-type="float">
            <text:p>20090720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ia Flooding (September 2009)</text:p>
          </table:table-cell>
          <table:table-cell office:value-type="string" calcext:value-type="string">
            <text:p>Flooding</text:p>
          </table:table-cell>
          <table:table-cell office:value-type="float" office:value="20090919" calcext:value-type="float">
            <text:p>20090919</text:p>
          </table:table-cell>
          <table:table-cell office:value-type="float" office:value="20090922" calcext:value-type="float">
            <text:p>20090922</text:p>
          </table:table-cell>
          <table:table-cell office:value-type="float" office:value="1275.9" calcext:value-type="float">
            <text:p>1275.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estern Wildfires (Summer-Fall 2009)</text:p>
          </table:table-cell>
          <table:table-cell office:value-type="string" calcext:value-type="string">
            <text:p>Wildfire</text:p>
          </table:table-cell>
          <table:table-cell office:value-type="float" office:value="20090601" calcext:value-type="float">
            <text:p>20090601</text:p>
          </table:table-cell>
          <table:table-cell office:value-type="float" office:value="20091130" calcext:value-type="float">
            <text:p>20091130</text:p>
          </table:table-cell>
          <table:table-cell office:value-type="float" office:value="1436.8" calcext:value-type="float">
            <text:p>1436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uthwest/Great Plains Drought (2009)</text:p>
          </table:table-cell>
          <table:table-cell office:value-type="string" calcext:value-type="string">
            <text:p>Drought</text:p>
          </table:table-cell>
          <table:table-cell office:value-type="float" office:value="20090101" calcext:value-type="float">
            <text:p>20090101</text:p>
          </table:table-cell>
          <table:table-cell office:value-type="float" office:value="20091231" calcext:value-type="float">
            <text:p>20091231</text:p>
          </table:table-cell>
          <table:table-cell office:value-type="float" office:value="5063.4" calcext:value-type="float">
            <text:p>506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east Winter Storm (February 2010)</text:p>
          </table:table-cell>
          <table:table-cell office:value-type="string" calcext:value-type="string">
            <text:p>Winter Storm</text:p>
          </table:table-cell>
          <table:table-cell office:value-type="float" office:value="20100209" calcext:value-type="float">
            <text:p>20100209</text:p>
          </table:table-cell>
          <table:table-cell office:value-type="float" office:value="20100211" calcext:value-type="float">
            <text:p>20100211</text:p>
          </table:table-cell>
          <table:table-cell office:value-type="float" office:value="1160.2" calcext:value-type="float">
            <text:p>1160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rtheast Flooding (March 2010)</text:p>
          </table:table-cell>
          <table:table-cell office:value-type="string" calcext:value-type="string">
            <text:p>Flooding</text:p>
          </table:table-cell>
          <table:table-cell office:value-type="float" office:value="20100301" calcext:value-type="float">
            <text:p>20100301</text:p>
          </table:table-cell>
          <table:table-cell office:value-type="float" office:value="20100331" calcext:value-type="float">
            <text:p>20100331</text:p>
          </table:table-cell>
          <table:table-cell office:value-type="float" office:value="2618.9" calcext:value-type="float">
            <text:p>2618.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ast/South Flooding and Severe Weather (May 2010)</text:p>
          </table:table-cell>
          <table:table-cell office:value-type="string" calcext:value-type="string">
            <text:p>Flooding</text:p>
          </table:table-cell>
          <table:table-cell office:value-type="float" office:value="20100430" calcext:value-type="float">
            <text:p>20100430</text:p>
          </table:table-cell>
          <table:table-cell office:value-type="float" office:value="20100502" calcext:value-type="float">
            <text:p>20100502</text:p>
          </table:table-cell>
          <table:table-cell office:value-type="float" office:value="3218" calcext:value-type="float">
            <text:p>32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klahoma, Kansas, and Texas Tornadoes and Severe Weather (May 2010)</text:p>
          </table:table-cell>
          <table:table-cell office:value-type="string" calcext:value-type="string">
            <text:p>Severe Storm</text:p>
          </table:table-cell>
          <table:table-cell office:value-type="float" office:value="20100510" calcext:value-type="float">
            <text:p>20100510</text:p>
          </table:table-cell>
          <table:table-cell office:value-type="float" office:value="20100512" calcext:value-type="float">
            <text:p>20100512</text:p>
          </table:table-cell>
          <table:table-cell office:value-type="float" office:value="4700.7" calcext:value-type="float">
            <text:p>4700.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ckies/Central/East Severe Weather (June 2010)</text:p>
          </table:table-cell>
          <table:table-cell office:value-type="string" calcext:value-type="string">
            <text:p>Severe Storm</text:p>
          </table:table-cell>
          <table:table-cell office:value-type="float" office:value="20100610" calcext:value-type="float">
            <text:p>20100610</text:p>
          </table:table-cell>
          <table:table-cell office:value-type="float" office:value="20100615" calcext:value-type="float">
            <text:p>20100615</text:p>
          </table:table-cell>
          <table:table-cell office:value-type="float" office:value="1270.5" calcext:value-type="float">
            <text:p>127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dwest/Northeast Severe Storms and Flooding (July 2010)</text:p>
          </table:table-cell>
          <table:table-cell office:value-type="string" calcext:value-type="string">
            <text:p>Severe Storm</text:p>
          </table:table-cell>
          <table:table-cell office:value-type="float" office:value="20100720" calcext:value-type="float">
            <text:p>20100720</text:p>
          </table:table-cell>
          <table:table-cell office:value-type="float" office:value="20100723" calcext:value-type="float">
            <text:p>20100723</text:p>
          </table:table-cell>
          <table:table-cell office:value-type="float" office:value="1337.2" calcext:value-type="float">
            <text:p>133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zona Severe Weather (October 2010)</text:p>
          </table:table-cell>
          <table:table-cell office:value-type="string" calcext:value-type="string">
            <text:p>Severe Storm</text:p>
          </table:table-cell>
          <table:table-cell office:value-type="float" office:value="20101005" calcext:value-type="float">
            <text:p>20101005</text:p>
          </table:table-cell>
          <table:table-cell office:value-type="float" office:value="20101006" calcext:value-type="float">
            <text:p>20101006</text:p>
          </table:table-cell>
          <table:table-cell office:value-type="float" office:value="5320" calcext:value-type="float">
            <text:p>5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hog Day Blizzard (February 2011)</text:p>
          </table:table-cell>
          <table:table-cell office:value-type="string" calcext:value-type="string">
            <text:p>Winter Storm</text:p>
          </table:table-cell>
          <table:table-cell office:value-type="float" office:value="20110201" calcext:value-type="float">
            <text:p>20110201</text:p>
          </table:table-cell>
          <table:table-cell office:value-type="float" office:value="20110203" calcext:value-type="float">
            <text:p>20110203</text:p>
          </table:table-cell>
          <table:table-cell office:value-type="float" office:value="2493.9" calcext:value-type="float">
            <text:p>2493.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idwest/Southeast Tornadoes and Derecho (April 2011)</text:p>
          </table:table-cell>
          <table:table-cell office:value-type="string" calcext:value-type="string">
            <text:p>Severe Storm</text:p>
          </table:table-cell>
          <table:table-cell office:value-type="float" office:value="20110404" calcext:value-type="float">
            <text:p>20110404</text:p>
          </table:table-cell>
          <table:table-cell office:value-type="float" office:value="20110405" calcext:value-type="float">
            <text:p>20110405</text:p>
          </table:table-cell>
          <table:table-cell office:value-type="float" office:value="3802.1" calcext:value-type="float">
            <text:p>3802.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outheast/Midwest Tornadoes (April 2011)</text:p>
          </table:table-cell>
          <table:table-cell office:value-type="string" calcext:value-type="string">
            <text:p>Severe Storm</text:p>
          </table:table-cell>
          <table:table-cell office:value-type="float" office:value="20110408" calcext:value-type="float">
            <text:p>20110408</text:p>
          </table:table-cell>
          <table:table-cell office:value-type="float" office:value="20110411" calcext:value-type="float">
            <text:p>20110411</text:p>
          </table:table-cell>
          <table:table-cell office:value-type="float" office:value="2985.6" calcext:value-type="float">
            <text:p>298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west/Southeast Tornadoes (April 2011)</text:p>
          </table:table-cell>
          <table:table-cell office:value-type="string" calcext:value-type="string">
            <text:p>Severe Storm</text:p>
          </table:table-cell>
          <table:table-cell office:value-type="float" office:value="20110414" calcext:value-type="float">
            <text:p>20110414</text:p>
          </table:table-cell>
          <table:table-cell office:value-type="float" office:value="20110416" calcext:value-type="float">
            <text:p>20110416</text:p>
          </table:table-cell>
          <table:table-cell office:value-type="float" office:value="2821.1" calcext:value-type="float">
            <text:p>2821.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Ohio Valley Derecho and Southern Tornadoes (April 2011)</text:p>
          </table:table-cell>
          <table:table-cell office:value-type="string" calcext:value-type="string">
            <text:p>Severe Storm</text:p>
          </table:table-cell>
          <table:table-cell office:value-type="float" office:value="20110419" calcext:value-type="float">
            <text:p>20110419</text:p>
          </table:table-cell>
          <table:table-cell office:value-type="float" office:value="20110420" calcext:value-type="float">
            <text:p>20110420</text:p>
          </table:table-cell>
          <table:table-cell office:value-type="float" office:value="1421.4" calcext:value-type="float">
            <text:p>142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east/Ohio Valley/Midwest Tornadoes (April 2011)</text:p>
          </table:table-cell>
          <table:table-cell office:value-type="string" calcext:value-type="string">
            <text:p>Severe Storm</text:p>
          </table:table-cell>
          <table:table-cell office:value-type="float" office:value="20110425" calcext:value-type="float">
            <text:p>20110425</text:p>
          </table:table-cell>
          <table:table-cell office:value-type="float" office:value="20110428" calcext:value-type="float">
            <text:p>20110428</text:p>
          </table:table-cell>
          <table:table-cell office:value-type="float" office:value="14004.1" calcext:value-type="float">
            <text:p>14004.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Midwest/Southeast Tornadoes (May 2011)</text:p>
          </table:table-cell>
          <table:table-cell office:value-type="string" calcext:value-type="string">
            <text:p>Severe Storm</text:p>
          </table:table-cell>
          <table:table-cell office:value-type="float" office:value="20110522" calcext:value-type="float">
            <text:p>20110522</text:p>
          </table:table-cell>
          <table:table-cell office:value-type="float" office:value="20110527" calcext:value-type="float">
            <text:p>20110527</text:p>
          </table:table-cell>
          <table:table-cell office:value-type="float" office:value="12371.7" calcext:value-type="float">
            <text:p>12371.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Mississippi River flooding (April-May 2011)</text:p>
          </table:table-cell>
          <table:table-cell office:value-type="string" calcext:value-type="string">
            <text:p>Flooding</text:p>
          </table:table-cell>
          <table:table-cell office:value-type="float" office:value="20110401" calcext:value-type="float">
            <text:p>20110401</text:p>
          </table:table-cell>
          <table:table-cell office:value-type="float" office:value="20110531" calcext:value-type="float">
            <text:p>20110531</text:p>
          </table:table-cell>
          <table:table-cell office:value-type="float" office:value="4150.5" calcext:value-type="float">
            <text:p>4150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dwest/Southeast Tornadoes and Severe Weather (June 2011)</text:p>
          </table:table-cell>
          <table:table-cell office:value-type="string" calcext:value-type="string">
            <text:p>Severe Storm</text:p>
          </table:table-cell>
          <table:table-cell office:value-type="float" office:value="20110618" calcext:value-type="float">
            <text:p>20110618</text:p>
          </table:table-cell>
          <table:table-cell office:value-type="float" office:value="20110622" calcext:value-type="float">
            <text:p>20110622</text:p>
          </table:table-cell>
          <table:table-cell office:value-type="float" office:value="2090.6" calcext:value-type="float">
            <text:p>2090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ssouri River flooding (May-June 2011)</text:p>
          </table:table-cell>
          <table:table-cell office:value-type="string" calcext:value-type="string">
            <text:p>Flooding</text:p>
          </table:table-cell>
          <table:table-cell office:value-type="float" office:value="20110501" calcext:value-type="float">
            <text:p>20110501</text:p>
          </table:table-cell>
          <table:table-cell office:value-type="float" office:value="20110630" calcext:value-type="float">
            <text:p>20110630</text:p>
          </table:table-cell>
          <table:table-cell office:value-type="float" office:value="2783.3" calcext:value-type="float">
            <text:p>2783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rth Central Severe Weather (July 1, 2011)</text:p>
          </table:table-cell>
          <table:table-cell office:value-type="string" calcext:value-type="string">
            <text:p>Severe Storm</text:p>
          </table:table-cell>
          <table:table-cell table:number-columns-repeated="2" office:value-type="float" office:value="20110701" calcext:value-type="float">
            <text:p>20110701</text:p>
          </table:table-cell>
          <table:table-cell office:value-type="float" office:value="1207.7" calcext:value-type="float">
            <text:p>120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ckies and Midwest Derecho (July 10-11, 2011)</text:p>
          </table:table-cell>
          <table:table-cell office:value-type="string" calcext:value-type="string">
            <text:p>Severe Storm</text:p>
          </table:table-cell>
          <table:table-cell office:value-type="float" office:value="20110710" calcext:value-type="float">
            <text:p>20110710</text:p>
          </table:table-cell>
          <table:table-cell office:value-type="float" office:value="20110711" calcext:value-type="float">
            <text:p>20110711</text:p>
          </table:table-cell>
          <table:table-cell office:value-type="float" office:value="1679.6" calcext:value-type="float">
            <text:p>1679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dwest/Southeast Severe Weather (August 17-18, 2011)</text:p>
          </table:table-cell>
          <table:table-cell office:value-type="string" calcext:value-type="string">
            <text:p>Severe Storm</text:p>
          </table:table-cell>
          <table:table-cell office:value-type="float" office:value="20110817" calcext:value-type="float">
            <text:p>20110817</text:p>
          </table:table-cell>
          <table:table-cell office:value-type="float" office:value="20110818" calcext:value-type="float">
            <text:p>20110818</text:p>
          </table:table-cell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rricane Irene (August 2011)</text:p>
          </table:table-cell>
          <table:table-cell office:value-type="string" calcext:value-type="string">
            <text:p>Tropical Cyclone</text:p>
          </table:table-cell>
          <table:table-cell office:value-type="float" office:value="20110826" calcext:value-type="float">
            <text:p>20110826</text:p>
          </table:table-cell>
          <table:table-cell office:value-type="float" office:value="20110828" calcext:value-type="float">
            <text:p>20110828</text:p>
          </table:table-cell>
          <table:table-cell office:value-type="float" office:value="18351.9" calcext:value-type="float">
            <text:p>18351.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outhern Plains/Southwest Drought and Heat Wave (Spring-Summer 2011)</text:p>
          </table:table-cell>
          <table:table-cell office:value-type="string" calcext:value-type="string">
            <text:p>Drought</text:p>
          </table:table-cell>
          <table:table-cell office:value-type="float" office:value="20110301" calcext:value-type="float">
            <text:p>20110301</text:p>
          </table:table-cell>
          <table:table-cell office:value-type="float" office:value="20110831" calcext:value-type="float">
            <text:p>20110831</text:p>
          </table:table-cell>
          <table:table-cell office:value-type="float" office:value="16631.1" calcext:value-type="float">
            <text:p>16631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Tropical Storm Lee (September 2011)</text:p>
          </table:table-cell>
          <table:table-cell office:value-type="string" calcext:value-type="string">
            <text:p>Tropical Cyclone</text:p>
          </table:table-cell>
          <table:table-cell office:value-type="float" office:value="20110901" calcext:value-type="float">
            <text:p>20110901</text:p>
          </table:table-cell>
          <table:table-cell office:value-type="float" office:value="20110905" calcext:value-type="float">
            <text:p>20110905</text:p>
          </table:table-cell>
          <table:table-cell office:value-type="float" office:value="3392.1" calcext:value-type="float">
            <text:p>3392.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ortheastern Winter Storm (October 2011)</text:p>
          </table:table-cell>
          <table:table-cell office:value-type="string" calcext:value-type="string">
            <text:p>Winter Storm</text:p>
          </table:table-cell>
          <table:table-cell office:value-type="float" office:value="20111029" calcext:value-type="float">
            <text:p>20111029</text:p>
          </table:table-cell>
          <table:table-cell office:value-type="float" office:value="20111030" calcext:value-type="float">
            <text:p>20111030</text:p>
          </table:table-cell>
          <table:table-cell office:value-type="float" office:value="1258.1" calcext:value-type="float">
            <text:p>1258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xas, New Mexico, Arizona Wildfires (Summer-Fall 2011)</text:p>
          </table:table-cell>
          <table:table-cell office:value-type="string" calcext:value-type="string">
            <text:p>Wildfire</text:p>
          </table:table-cell>
          <table:table-cell office:value-type="float" office:value="20110601" calcext:value-type="float">
            <text:p>20110601</text:p>
          </table:table-cell>
          <table:table-cell office:value-type="float" office:value="20111130" calcext:value-type="float">
            <text:p>20111130</text:p>
          </table:table-cell>
          <table:table-cell office:value-type="float" office:value="2476.2" calcext:value-type="float">
            <text:p>2476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utheast/Ohio Valley Tornadoes (March 2012)</text:p>
          </table:table-cell>
          <table:table-cell office:value-type="string" calcext:value-type="string">
            <text:p>Severe Storm</text:p>
          </table:table-cell>
          <table:table-cell office:value-type="float" office:value="20120302" calcext:value-type="float">
            <text:p>20120302</text:p>
          </table:table-cell>
          <table:table-cell office:value-type="float" office:value="20120303" calcext:value-type="float">
            <text:p>20120303</text:p>
          </table:table-cell>
          <table:table-cell office:value-type="float" office:value="4192.7" calcext:value-type="float">
            <text:p>4192.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exas Tornadoes (April 2012)</text:p>
          </table:table-cell>
          <table:table-cell office:value-type="string" calcext:value-type="string">
            <text:p>Severe Storm</text:p>
          </table:table-cell>
          <table:table-cell office:value-type="float" office:value="20120402" calcext:value-type="float">
            <text:p>20120402</text:p>
          </table:table-cell>
          <table:table-cell office:value-type="float" office:value="20120403" calcext:value-type="float">
            <text:p>20120403</text:p>
          </table:table-cell>
          <table:table-cell office:value-type="float" office:value="1350.3" calcext:value-type="float">
            <text:p>135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west Tornadoes (April 2012)</text:p>
          </table:table-cell>
          <table:table-cell office:value-type="string" calcext:value-type="string">
            <text:p>Severe Storm</text:p>
          </table:table-cell>
          <table:table-cell office:value-type="float" office:value="20120413" calcext:value-type="float">
            <text:p>20120413</text:p>
          </table:table-cell>
          <table:table-cell office:value-type="float" office:value="20120414" calcext:value-type="float">
            <text:p>20120414</text:p>
          </table:table-cell>
          <table:table-cell office:value-type="float" office:value="1494.4" calcext:value-type="float">
            <text:p>1494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dwest/Ohio Valley Severe Weather (April-May 2012)</text:p>
          </table:table-cell>
          <table:table-cell office:value-type="string" calcext:value-type="string">
            <text:p>Severe Storm</text:p>
          </table:table-cell>
          <table:table-cell office:value-type="float" office:value="20120428" calcext:value-type="float">
            <text:p>20120428</text:p>
          </table:table-cell>
          <table:table-cell office:value-type="float" office:value="20120501" calcext:value-type="float">
            <text:p>20120501</text:p>
          </table:table-cell>
          <table:table-cell office:value-type="float" office:value="4357.4" calcext:value-type="float">
            <text:p>4357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ern Plains/Midwest/Northeast Severe Weather (May 2012)</text:p>
          </table:table-cell>
          <table:table-cell office:value-type="string" calcext:value-type="string">
            <text:p>Severe Storm</text:p>
          </table:table-cell>
          <table:table-cell office:value-type="float" office:value="20120525" calcext:value-type="float">
            <text:p>20120525</text:p>
          </table:table-cell>
          <table:table-cell office:value-type="float" office:value="20120530" calcext:value-type="float">
            <text:p>20120530</text:p>
          </table:table-cell>
          <table:table-cell office:value-type="float" office:value="3087" calcext:value-type="float">
            <text:p>3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ies/Southwest Severe Weather (June 2012)</text:p>
          </table:table-cell>
          <table:table-cell office:value-type="string" calcext:value-type="string">
            <text:p>Severe Storm</text:p>
          </table:table-cell>
          <table:table-cell office:value-type="float" office:value="20120606" calcext:value-type="float">
            <text:p>20120606</text:p>
          </table:table-cell>
          <table:table-cell office:value-type="float" office:value="20120612" calcext:value-type="float">
            <text:p>20120612</text:p>
          </table:table-cell>
          <table:table-cell office:value-type="float" office:value="3481" calcext:value-type="float">
            <text:p>3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ins/East/Northeast Derecho (June-July 2012)</text:p>
          </table:table-cell>
          <table:table-cell office:value-type="string" calcext:value-type="string">
            <text:p>Severe Storm</text:p>
          </table:table-cell>
          <table:table-cell office:value-type="float" office:value="20120629" calcext:value-type="float">
            <text:p>20120629</text:p>
          </table:table-cell>
          <table:table-cell office:value-type="float" office:value="20120702" calcext:value-type="float">
            <text:p>20120702</text:p>
          </table:table-cell>
          <table:table-cell office:value-type="float" office:value="3870.6" calcext:value-type="float">
            <text:p>3870.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urricane Isaac (August 2012)</text:p>
          </table:table-cell>
          <table:table-cell office:value-type="string" calcext:value-type="string">
            <text:p>Tropical Cyclone</text:p>
          </table:table-cell>
          <table:table-cell office:value-type="float" office:value="20120826" calcext:value-type="float">
            <text:p>20120826</text:p>
          </table:table-cell>
          <table:table-cell office:value-type="float" office:value="20120831" calcext:value-type="float">
            <text:p>20120831</text:p>
          </table:table-cell>
          <table:table-cell office:value-type="float" office:value="3675.4" calcext:value-type="float">
            <text:p>3675.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urricane Sandy (October 2012)</text:p>
          </table:table-cell>
          <table:table-cell office:value-type="string" calcext:value-type="string">
            <text:p>Tropical Cyclone</text:p>
          </table:table-cell>
          <table:table-cell office:value-type="float" office:value="20121030" calcext:value-type="float">
            <text:p>20121030</text:p>
          </table:table-cell>
          <table:table-cell office:value-type="float" office:value="20121031" calcext:value-type="float">
            <text:p>20121031</text:p>
          </table:table-cell>
          <table:table-cell office:value-type="float" office:value="86502.7" calcext:value-type="float">
            <text:p>86502.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Western Wildfires (Summer-Fall 2012)</text:p>
          </table:table-cell>
          <table:table-cell office:value-type="string" calcext:value-type="string">
            <text:p>Wildfire</text:p>
          </table:table-cell>
          <table:table-cell office:value-type="float" office:value="20120601" calcext:value-type="float">
            <text:p>20120601</text:p>
          </table:table-cell>
          <table:table-cell office:value-type="float" office:value="20121130" calcext:value-type="float">
            <text:p>20121130</text:p>
          </table:table-cell>
          <table:table-cell office:value-type="float" office:value="2329.6" calcext:value-type="float">
            <text:p>2329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.S. Drought/Heat Wave (2012)</text:p>
          </table:table-cell>
          <table:table-cell office:value-type="string" calcext:value-type="string">
            <text:p>Drought</text:p>
          </table:table-cell>
          <table:table-cell office:value-type="float" office:value="20120101" calcext:value-type="float">
            <text:p>20120101</text:p>
          </table:table-cell>
          <table:table-cell office:value-type="float" office:value="20121231" calcext:value-type="float">
            <text:p>20121231</text:p>
          </table:table-cell>
          <table:table-cell office:value-type="float" office:value="40504.8" calcext:value-type="float">
            <text:p>40504.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outhern Severe Weather (February 2013)</text:p>
          </table:table-cell>
          <table:table-cell office:value-type="string" calcext:value-type="string">
            <text:p>Severe Storm</text:p>
          </table:table-cell>
          <table:table-cell office:value-type="float" office:value="20130224" calcext:value-type="float">
            <text:p>20130224</text:p>
          </table:table-cell>
          <table:table-cell office:value-type="float" office:value="20130225" calcext:value-type="float">
            <text:p>20130225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east Severe Weather (March 2013)</text:p>
          </table:table-cell>
          <table:table-cell office:value-type="string" calcext:value-type="string">
            <text:p>Severe Storm</text:p>
          </table:table-cell>
          <table:table-cell table:number-columns-repeated="2" office:value-type="float" office:value="20130318" calcext:value-type="float">
            <text:p>20130318</text:p>
          </table:table-cell>
          <table:table-cell office:value-type="float" office:value="2666.5" calcext:value-type="float">
            <text:p>266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dwest/Plains Severe Weather (April 2013)</text:p>
          </table:table-cell>
          <table:table-cell office:value-type="string" calcext:value-type="string">
            <text:p>Severe Storm</text:p>
          </table:table-cell>
          <table:table-cell office:value-type="float" office:value="20130407" calcext:value-type="float">
            <text:p>20130407</text:p>
          </table:table-cell>
          <table:table-cell office:value-type="float" office:value="20130411" calcext:value-type="float">
            <text:p>20130411</text:p>
          </table:table-cell>
          <table:table-cell office:value-type="float" office:value="1906.1" calcext:value-type="float">
            <text:p>190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inois Flooding and Severe Weather (April 2013)</text:p>
          </table:table-cell>
          <table:table-cell office:value-type="string" calcext:value-type="string">
            <text:p>Flooding</text:p>
          </table:table-cell>
          <table:table-cell office:value-type="float" office:value="20130416" calcext:value-type="float">
            <text:p>20130416</text:p>
          </table:table-cell>
          <table:table-cell office:value-type="float" office:value="20130419" calcext:value-type="float">
            <text:p>20130419</text:p>
          </table:table-cell>
          <table:table-cell office:value-type="float" office:value="1421.6" calcext:value-type="float">
            <text:p>1421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dwest/Plains/East Tornadoes (May 2013)</text:p>
          </table:table-cell>
          <table:table-cell office:value-type="string" calcext:value-type="string">
            <text:p>Severe Storm</text:p>
          </table:table-cell>
          <table:table-cell office:value-type="float" office:value="20130518" calcext:value-type="float">
            <text:p>20130518</text:p>
          </table:table-cell>
          <table:table-cell office:value-type="float" office:value="20130522" calcext:value-type="float">
            <text:p>20130522</text:p>
          </table:table-cell>
          <table:table-cell office:value-type="float" office:value="3168.4" calcext:value-type="float">
            <text:p>3168.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idwest/Plains/Northeast Tornadoes (May 2013)</text:p>
          </table:table-cell>
          <table:table-cell office:value-type="string" calcext:value-type="string">
            <text:p>Severe Storm</text:p>
          </table:table-cell>
          <table:table-cell office:value-type="float" office:value="20130527" calcext:value-type="float">
            <text:p>20130527</text:p>
          </table:table-cell>
          <table:table-cell office:value-type="float" office:value="20130531" calcext:value-type="float">
            <text:p>20130531</text:p>
          </table:table-cell>
          <table:table-cell office:value-type="float" office:value="2393.8" calcext:value-type="float">
            <text:p>2393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dwest Severe Weather (August 2013)</text:p>
          </table:table-cell>
          <table:table-cell office:value-type="string" calcext:value-type="string">
            <text:p>Severe Storm</text:p>
          </table:table-cell>
          <table:table-cell office:value-type="float" office:value="20130806" calcext:value-type="float">
            <text:p>20130806</text:p>
          </table:table-cell>
          <table:table-cell office:value-type="float" office:value="20130807" calcext:value-type="float">
            <text:p>20130807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ado Flooding (September 2013)</text:p>
          </table:table-cell>
          <table:table-cell office:value-type="string" calcext:value-type="string">
            <text:p>Flooding</text:p>
          </table:table-cell>
          <table:table-cell office:value-type="float" office:value="20130910" calcext:value-type="float">
            <text:p>20130910</text:p>
          </table:table-cell>
          <table:table-cell office:value-type="float" office:value="20130916" calcext:value-type="float">
            <text:p>20130916</text:p>
          </table:table-cell>
          <table:table-cell office:value-type="float" office:value="1976.1" calcext:value-type="float">
            <text:p>1976.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hio Valley Tornadoes (November 2013)</text:p>
          </table:table-cell>
          <table:table-cell office:value-type="string" calcext:value-type="string">
            <text:p>Severe Storm</text:p>
          </table:table-cell>
          <table:table-cell table:number-columns-repeated="2" office:value-type="float" office:value="20131117" calcext:value-type="float">
            <text:p>20131117</text:p>
          </table:table-cell>
          <table:table-cell office:value-type="float" office:value="1439.7" calcext:value-type="float">
            <text:p>1439.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estern/Plains Drought/Heat Wave (Spring-Fall 2013)</text:p>
          </table:table-cell>
          <table:table-cell office:value-type="string" calcext:value-type="string">
            <text:p>Drought</text:p>
          </table:table-cell>
          <table:table-cell office:value-type="float" office:value="20130301" calcext:value-type="float">
            <text:p>20130301</text:p>
          </table:table-cell>
          <table:table-cell office:value-type="float" office:value="20131130" calcext:value-type="float">
            <text:p>20131130</text:p>
          </table:table-cell>
          <table:table-cell office:value-type="float" office:value="13866.6" calcext:value-type="float">
            <text:p>13866.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idwest/Southeast/Northeast Winter Storm (January 2014)</text:p>
          </table:table-cell>
          <table:table-cell office:value-type="string" calcext:value-type="string">
            <text:p>Winter Storm</text:p>
          </table:table-cell>
          <table:table-cell office:value-type="float" office:value="20140105" calcext:value-type="float">
            <text:p>20140105</text:p>
          </table:table-cell>
          <table:table-cell office:value-type="float" office:value="20140108" calcext:value-type="float">
            <text:p>20140108</text:p>
          </table:table-cell>
          <table:table-cell office:value-type="float" office:value="2846.4" calcext:value-type="float">
            <text:p>2846.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lains Severe Weather (April 2014)</text:p>
          </table:table-cell>
          <table:table-cell office:value-type="string" calcext:value-type="string">
            <text:p>Severe Storm</text:p>
          </table:table-cell>
          <table:table-cell office:value-type="float" office:value="20140402" calcext:value-type="float">
            <text:p>20140402</text:p>
          </table:table-cell>
          <table:table-cell office:value-type="float" office:value="20140403" calcext:value-type="float">
            <text:p>20140403</text:p>
          </table:table-cell>
          <table:table-cell office:value-type="float" office:value="1851.3" calcext:value-type="float">
            <text:p>185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ral Severe Weather (April 2014)</text:p>
          </table:table-cell>
          <table:table-cell office:value-type="string" calcext:value-type="string">
            <text:p>Severe Storm</text:p>
          </table:table-cell>
          <table:table-cell office:value-type="float" office:value="20140412" calcext:value-type="float">
            <text:p>20140412</text:p>
          </table:table-cell>
          <table:table-cell office:value-type="float" office:value="20140413" calcext:value-type="float">
            <text:p>20140413</text:p>
          </table:table-cell>
          <table:table-cell office:value-type="float" office:value="1193.4" calcext:value-type="float">
            <text:p>119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west/Southeast/Northeast Tornadoes and Flooding (April 2014)</text:p>
          </table:table-cell>
          <table:table-cell office:value-type="string" calcext:value-type="string">
            <text:p>Severe Storm</text:p>
          </table:table-cell>
          <table:table-cell office:value-type="float" office:value="20140427" calcext:value-type="float">
            <text:p>20140427</text:p>
          </table:table-cell>
          <table:table-cell office:value-type="float" office:value="20140501" calcext:value-type="float">
            <text:p>20140501</text:p>
          </table:table-cell>
          <table:table-cell office:value-type="float" office:value="2257.2" calcext:value-type="float">
            <text:p>2257.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enter Severe Weather (May 2014)</text:p>
          </table:table-cell>
          <table:table-cell office:value-type="string" calcext:value-type="string">
            <text:p>Severe Storm</text:p>
          </table:table-cell>
          <table:table-cell office:value-type="float" office:value="20140510" calcext:value-type="float">
            <text:p>20140510</text:p>
          </table:table-cell>
          <table:table-cell office:value-type="float" office:value="20140514" calcext:value-type="float">
            <text:p>20140514</text:p>
          </table:table-cell>
          <table:table-cell office:value-type="float" office:value="1100.4" calcext:value-type="float">
            <text:p>110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ckies/Midwest/Eastern Severe Weather (May 2014)</text:p>
          </table:table-cell>
          <table:table-cell office:value-type="string" calcext:value-type="string">
            <text:p>Severe Storm</text:p>
          </table:table-cell>
          <table:table-cell office:value-type="float" office:value="20140518" calcext:value-type="float">
            <text:p>20140518</text:p>
          </table:table-cell>
          <table:table-cell office:value-type="float" office:value="20140523" calcext:value-type="float">
            <text:p>20140523</text:p>
          </table:table-cell>
          <table:table-cell office:value-type="float" office:value="4790.1" calcext:value-type="float">
            <text:p>479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ckies/Central Plains Severe Weather (June 2014)</text:p>
          </table:table-cell>
          <table:table-cell office:value-type="string" calcext:value-type="string">
            <text:p>Severe Storm</text:p>
          </table:table-cell>
          <table:table-cell office:value-type="float" office:value="20140603" calcext:value-type="float">
            <text:p>20140603</text:p>
          </table:table-cell>
          <table:table-cell office:value-type="float" office:value="20140605" calcext:value-type="float">
            <text:p>20140605</text:p>
          </table:table-cell>
          <table:table-cell office:value-type="float" office:value="2475.8" calcext:value-type="float">
            <text:p>2475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higan and Northeast Flooding (August 2014)</text:p>
          </table:table-cell>
          <table:table-cell office:value-type="string" calcext:value-type="string">
            <text:p>Flooding</text:p>
          </table:table-cell>
          <table:table-cell office:value-type="float" office:value="20140811" calcext:value-type="float">
            <text:p>20140811</text:p>
          </table:table-cell>
          <table:table-cell office:value-type="float" office:value="20140813" calcext:value-type="float">
            <text:p>20140813</text:p>
          </table:table-cell>
          <table:table-cell office:value-type="float" office:value="1330.9" calcext:value-type="float">
            <text:p>133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ckies/Plains Severe Weather (September 2014)</text:p>
          </table:table-cell>
          <table:table-cell office:value-type="string" calcext:value-type="string">
            <text:p>Severe Storm</text:p>
          </table:table-cell>
          <table:table-cell office:value-type="float" office:value="20140929" calcext:value-type="float">
            <text:p>20140929</text:p>
          </table:table-cell>
          <table:table-cell office:value-type="float" office:value="20141002" calcext:value-type="float">
            <text:p>20141002</text:p>
          </table:table-cell>
          <table:table-cell office:value-type="float" office:value="1806.5" calcext:value-type="float">
            <text:p>180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ern Drought (2014)</text:p>
          </table:table-cell>
          <table:table-cell office:value-type="string" calcext:value-type="string">
            <text:p>Drought</text:p>
          </table:table-cell>
          <table:table-cell office:value-type="float" office:value="20140101" calcext:value-type="float">
            <text:p>20140101</text:p>
          </table:table-cell>
          <table:table-cell office:value-type="float" office:value="20141231" calcext:value-type="float">
            <text:p>20141231</text:p>
          </table:table-cell>
          <table:table-cell office:value-type="float" office:value="5176.8" calcext:value-type="float">
            <text:p>517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ral and Eastern Winter storm, Cold Wave (February 2015)</text:p>
          </table:table-cell>
          <table:table-cell office:value-type="string" calcext:value-type="string">
            <text:p>Winter Storm</text:p>
          </table:table-cell>
          <table:table-cell office:value-type="float" office:value="20150214" calcext:value-type="float">
            <text:p>20150214</text:p>
          </table:table-cell>
          <table:table-cell office:value-type="float" office:value="20150220" calcext:value-type="float">
            <text:p>20150220</text:p>
          </table:table-cell>
          <table:table-cell office:value-type="float" office:value="3880.2" calcext:value-type="float">
            <text:p>3880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idwest/Ohio Valley Severe Weather (April 2015)</text:p>
          </table:table-cell>
          <table:table-cell office:value-type="string" calcext:value-type="string">
            <text:p>Severe Storm</text:p>
          </table:table-cell>
          <table:table-cell office:value-type="float" office:value="20150407" calcext:value-type="float">
            <text:p>20150407</text:p>
          </table:table-cell>
          <table:table-cell office:value-type="float" office:value="20150409" calcext:value-type="float">
            <text:p>20150409</text:p>
          </table:table-cell>
          <table:table-cell office:value-type="float" office:value="2022.1" calcext:value-type="float">
            <text:p>2022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uth/Southeast Severe Weather (April 2015)</text:p>
          </table:table-cell>
          <table:table-cell office:value-type="string" calcext:value-type="string">
            <text:p>Severe Storm</text:p>
          </table:table-cell>
          <table:table-cell office:value-type="float" office:value="20150418" calcext:value-type="float">
            <text:p>20150418</text:p>
          </table:table-cell>
          <table:table-cell office:value-type="float" office:value="20150420" calcext:value-type="float">
            <text:p>20150420</text:p>
          </table:table-cell>
          <table:table-cell office:value-type="float" office:value="1669.1" calcext:value-type="float">
            <text:p>166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 and Southeast Severe Weather (April 2015)</text:p>
          </table:table-cell>
          <table:table-cell office:value-type="string" calcext:value-type="string">
            <text:p>Severe Storm</text:p>
          </table:table-cell>
          <table:table-cell office:value-type="float" office:value="20150424" calcext:value-type="float">
            <text:p>20150424</text:p>
          </table:table-cell>
          <table:table-cell office:value-type="float" office:value="20150425" calcext:value-type="float">
            <text:p>20150425</text:p>
          </table:table-cell>
          <table:table-cell office:value-type="float" office:value="1227.2" calcext:value-type="float">
            <text:p>1227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uthern Plains Tornadoes (May 2015)</text:p>
          </table:table-cell>
          <table:table-cell office:value-type="string" calcext:value-type="string">
            <text:p>Severe Storm</text:p>
          </table:table-cell>
          <table:table-cell office:value-type="float" office:value="20150506" calcext:value-type="float">
            <text:p>20150506</text:p>
          </table:table-cell>
          <table:table-cell office:value-type="float" office:value="20150510" calcext:value-type="float">
            <text:p>20150510</text:p>
          </table:table-cell>
          <table:table-cell office:value-type="float" office:value="1640.9" calcext:value-type="float">
            <text:p>1640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xas and Oklahoma Flooding and Severe Weather (May 2015)</text:p>
          </table:table-cell>
          <table:table-cell office:value-type="string" calcext:value-type="string">
            <text:p>Flooding</text:p>
          </table:table-cell>
          <table:table-cell office:value-type="float" office:value="20150523" calcext:value-type="float">
            <text:p>20150523</text:p>
          </table:table-cell>
          <table:table-cell office:value-type="float" office:value="20150526" calcext:value-type="float">
            <text:p>20150526</text:p>
          </table:table-cell>
          <table:table-cell office:value-type="float" office:value="3275.4" calcext:value-type="float">
            <text:p>3275.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entral and Northeast Severe Weather (June 2015)</text:p>
          </table:table-cell>
          <table:table-cell office:value-type="string" calcext:value-type="string">
            <text:p>Severe Storm</text:p>
          </table:table-cell>
          <table:table-cell office:value-type="float" office:value="20150621" calcext:value-type="float">
            <text:p>20150621</text:p>
          </table:table-cell>
          <table:table-cell office:value-type="float" office:value="20150625" calcext:value-type="float">
            <text:p>20150625</text:p>
          </table:table-cell>
          <table:table-cell office:value-type="float" office:value="1511.8" calcext:value-type="float">
            <text:p>151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 Carolina and East Coast Flooding (October 2015)</text:p>
          </table:table-cell>
          <table:table-cell office:value-type="string" calcext:value-type="string">
            <text:p>Flooding</text:p>
          </table:table-cell>
          <table:table-cell office:value-type="float" office:value="20151001" calcext:value-type="float">
            <text:p>20151001</text:p>
          </table:table-cell>
          <table:table-cell office:value-type="float" office:value="20151005" calcext:value-type="float">
            <text:p>20151005</text:p>
          </table:table-cell>
          <table:table-cell office:value-type="float" office:value="2577.7" calcext:value-type="float">
            <text:p>2577.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estern and Alaskan Wildfires (Summer-Fall 2015)</text:p>
          </table:table-cell>
          <table:table-cell office:value-type="string" calcext:value-type="string">
            <text:p>Wildfire</text:p>
          </table:table-cell>
          <table:table-cell office:value-type="float" office:value="20150601" calcext:value-type="float">
            <text:p>20150601</text:p>
          </table:table-cell>
          <table:table-cell office:value-type="float" office:value="20151130" calcext:value-type="float">
            <text:p>20151130</text:p>
          </table:table-cell>
          <table:table-cell office:value-type="float" office:value="3906.1" calcext:value-type="float">
            <text:p>3906.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exas Tornadoes and Midwest Flooding (December 2015)</text:p>
          </table:table-cell>
          <table:table-cell office:value-type="string" calcext:value-type="string">
            <text:p>Severe Storm</text:p>
          </table:table-cell>
          <table:table-cell office:value-type="float" office:value="20151226" calcext:value-type="float">
            <text:p>20151226</text:p>
          </table:table-cell>
          <table:table-cell office:value-type="float" office:value="20151229" calcext:value-type="float">
            <text:p>20151229</text:p>
          </table:table-cell>
          <table:table-cell office:value-type="float" office:value="2550.4" calcext:value-type="float">
            <text:p>2550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Western Drought (2015)</text:p>
          </table:table-cell>
          <table:table-cell office:value-type="string" calcext:value-type="string">
            <text:p>Drought</text:p>
          </table:table-cell>
          <table:table-cell office:value-type="float" office:value="20150101" calcext:value-type="float">
            <text:p>20150101</text:p>
          </table:table-cell>
          <table:table-cell office:value-type="float" office:value="20151231" calcext:value-type="float">
            <text:p>20151231</text:p>
          </table:table-cell>
          <table:table-cell office:value-type="float" office:value="5850.6" calcext:value-type="float">
            <text:p>585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east and Eastern Tornadoes (February 2016)</text:p>
          </table:table-cell>
          <table:table-cell office:value-type="string" calcext:value-type="string">
            <text:p>Severe Storm</text:p>
          </table:table-cell>
          <table:table-cell office:value-type="float" office:value="20160222" calcext:value-type="float">
            <text:p>20160222</text:p>
          </table:table-cell>
          <table:table-cell office:value-type="float" office:value="20160224" calcext:value-type="float">
            <text:p>20160224</text:p>
          </table:table-cell>
          <table:table-cell office:value-type="float" office:value="1341.6" calcext:value-type="float">
            <text:p>1341.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xas and Louisiana Flooding (March 2016)</text:p>
          </table:table-cell>
          <table:table-cell office:value-type="string" calcext:value-type="string">
            <text:p>Flooding</text:p>
          </table:table-cell>
          <table:table-cell office:value-type="float" office:value="20160308" calcext:value-type="float">
            <text:p>20160308</text:p>
          </table:table-cell>
          <table:table-cell office:value-type="float" office:value="20160312" calcext:value-type="float">
            <text:p>20160312</text:p>
          </table:table-cell>
          <table:table-cell office:value-type="float" office:value="2960.3" calcext:value-type="float">
            <text:p>2960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uthern Severe Weather (March 2016)</text:p>
          </table:table-cell>
          <table:table-cell office:value-type="string" calcext:value-type="string">
            <text:p>Severe Storm</text:p>
          </table:table-cell>
          <table:table-cell office:value-type="float" office:value="20160317" calcext:value-type="float">
            <text:p>20160317</text:p>
          </table:table-cell>
          <table:table-cell office:value-type="float" office:value="20160318" calcext:value-type="float">
            <text:p>20160318</text:p>
          </table:table-cell>
          <table:table-cell office:value-type="float" office:value="1561.3" calcext:value-type="float">
            <text:p>156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th Texas Hail Storm (March 2016)</text:p>
          </table:table-cell>
          <table:table-cell office:value-type="string" calcext:value-type="string">
            <text:p>Severe Storm</text:p>
          </table:table-cell>
          <table:table-cell office:value-type="float" office:value="20160323" calcext:value-type="float">
            <text:p>20160323</text:p>
          </table:table-cell>
          <table:table-cell office:value-type="float" office:value="20160324" calcext:value-type="float">
            <text:p>20160324</text:p>
          </table:table-cell>
          <table:table-cell office:value-type="float" office:value="2663.6" calcext:value-type="float">
            <text:p>266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/Central Texas Hail Storm (April 2016)</text:p>
          </table:table-cell>
          <table:table-cell office:value-type="string" calcext:value-type="string">
            <text:p>Severe Storm</text:p>
          </table:table-cell>
          <table:table-cell office:value-type="float" office:value="20160410" calcext:value-type="float">
            <text:p>20160410</text:p>
          </table:table-cell>
          <table:table-cell office:value-type="float" office:value="20160412" calcext:value-type="float">
            <text:p>20160412</text:p>
          </table:table-cell>
          <table:table-cell office:value-type="float" office:value="4478.2" calcext:value-type="float">
            <text:p>447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ton Flooding (April 2016)</text:p>
          </table:table-cell>
          <table:table-cell office:value-type="string" calcext:value-type="string">
            <text:p>Flooding</text:p>
          </table:table-cell>
          <table:table-cell office:value-type="float" office:value="20160417" calcext:value-type="float">
            <text:p>20160417</text:p>
          </table:table-cell>
          <table:table-cell office:value-type="float" office:value="20160418" calcext:value-type="float">
            <text:p>20160418</text:p>
          </table:table-cell>
          <table:table-cell office:value-type="float" office:value="3478.8" calcext:value-type="float">
            <text:p>3478.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outh/Southeast Tornadoes (April 2016)</text:p>
          </table:table-cell>
          <table:table-cell office:value-type="string" calcext:value-type="string">
            <text:p>Severe Storm</text:p>
          </table:table-cell>
          <table:table-cell office:value-type="float" office:value="20160426" calcext:value-type="float">
            <text:p>20160426</text:p>
          </table:table-cell>
          <table:table-cell office:value-type="float" office:value="20160502" calcext:value-type="float">
            <text:p>20160502</text:p>
          </table:table-cell>
          <table:table-cell office:value-type="float" office:value="3064.9" calcext:value-type="float">
            <text:p>3064.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ins Tornadoes and Central Severe Weather (May 2016)</text:p>
          </table:table-cell>
          <table:table-cell office:value-type="string" calcext:value-type="string">
            <text:p>Severe Storm</text:p>
          </table:table-cell>
          <table:table-cell office:value-type="float" office:value="20160508" calcext:value-type="float">
            <text:p>20160508</text:p>
          </table:table-cell>
          <table:table-cell office:value-type="float" office:value="20160511" calcext:value-type="float">
            <text:p>20160511</text:p>
          </table:table-cell>
          <table:table-cell office:value-type="float" office:value="2201" calcext:value-type="float">
            <text:p>22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ckies/Central Tornadoes and Severe Weather (May 2016)</text:p>
          </table:table-cell>
          <table:table-cell office:value-type="string" calcext:value-type="string">
            <text:p>Severe Storm</text:p>
          </table:table-cell>
          <table:table-cell office:value-type="float" office:value="20160521" calcext:value-type="float">
            <text:p>20160521</text:p>
          </table:table-cell>
          <table:table-cell office:value-type="float" office:value="20160526" calcext:value-type="float">
            <text:p>20160526</text:p>
          </table:table-cell>
          <table:table-cell office:value-type="float" office:value="1467.2" calcext:value-type="float">
            <text:p>146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 Virginia Flooding and Ohio Valley Tornadoes (June 2016)</text:p>
          </table:table-cell>
          <table:table-cell office:value-type="string" calcext:value-type="string">
            <text:p>Flooding</text:p>
          </table:table-cell>
          <table:table-cell office:value-type="float" office:value="20160622" calcext:value-type="float">
            <text:p>20160622</text:p>
          </table:table-cell>
          <table:table-cell office:value-type="float" office:value="20160624" calcext:value-type="float">
            <text:p>20160624</text:p>
          </table:table-cell>
          <table:table-cell office:value-type="float" office:value="1259.6" calcext:value-type="float">
            <text:p>1259.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ckies and Northeast Severe Weather (July 2016)</text:p>
          </table:table-cell>
          <table:table-cell office:value-type="string" calcext:value-type="string">
            <text:p>Severe Storm</text:p>
          </table:table-cell>
          <table:table-cell office:value-type="float" office:value="20160728" calcext:value-type="float">
            <text:p>20160728</text:p>
          </table:table-cell>
          <table:table-cell office:value-type="float" office:value="20160730" calcext:value-type="float">
            <text:p>20160730</text:p>
          </table:table-cell>
          <table:table-cell office:value-type="float" office:value="1876" calcext:value-type="float">
            <text:p>1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isiana Flooding (August 2016)</text:p>
          </table:table-cell>
          <table:table-cell office:value-type="string" calcext:value-type="string">
            <text:p>Flooding</text:p>
          </table:table-cell>
          <table:table-cell office:value-type="float" office:value="20160812" calcext:value-type="float">
            <text:p>20160812</text:p>
          </table:table-cell>
          <table:table-cell office:value-type="float" office:value="20160815" calcext:value-type="float">
            <text:p>20160815</text:p>
          </table:table-cell>
          <table:table-cell office:value-type="float" office:value="13000" calcext:value-type="float">
            <text:p>13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urricane Matthew (October 2016)</text:p>
          </table:table-cell>
          <table:table-cell office:value-type="string" calcext:value-type="string">
            <text:p>Tropical Cyclone</text:p>
          </table:table-cell>
          <table:table-cell office:value-type="float" office:value="20161008" calcext:value-type="float">
            <text:p>20161008</text:p>
          </table:table-cell>
          <table:table-cell office:value-type="float" office:value="20161012" calcext:value-type="float">
            <text:p>20161012</text:p>
          </table:table-cell>
          <table:table-cell office:value-type="float" office:value="12700" calcext:value-type="float">
            <text:p>127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West/Northeast/Southeast Drought (2016)</text:p>
          </table:table-cell>
          <table:table-cell office:value-type="string" calcext:value-type="string">
            <text:p>Drought</text:p>
          </table:table-cell>
          <table:table-cell office:value-type="float" office:value="20160101" calcext:value-type="float">
            <text:p>20160101</text:p>
          </table:table-cell>
          <table:table-cell office:value-type="float" office:value="20161231" calcext:value-type="float">
            <text:p>20161231</text:p>
          </table:table-cell>
          <table:table-cell office:value-type="float" office:value="4476.6" calcext:value-type="float">
            <text:p>447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ern/Southeast Wildfires (Summer-Fall 2016)</text:p>
          </table:table-cell>
          <table:table-cell office:value-type="string" calcext:value-type="string">
            <text:p>Wildfire</text:p>
          </table:table-cell>
          <table:table-cell office:value-type="float" office:value="20160601" calcext:value-type="float">
            <text:p>20160601</text:p>
          </table:table-cell>
          <table:table-cell office:value-type="float" office:value="20161231" calcext:value-type="float">
            <text:p>20161231</text:p>
          </table:table-cell>
          <table:table-cell office:value-type="float" office:value="3041.8" calcext:value-type="float">
            <text:p>3041.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outhern Tornado Outbreak and Western Storms (January 2017)</text:p>
          </table:table-cell>
          <table:table-cell office:value-type="string" calcext:value-type="string">
            <text:p>Severe Storm</text:p>
          </table:table-cell>
          <table:table-cell office:value-type="float" office:value="20170120" calcext:value-type="float">
            <text:p>20170120</text:p>
          </table:table-cell>
          <table:table-cell office:value-type="float" office:value="20170122" calcext:value-type="float">
            <text:p>20170122</text:p>
          </table:table-cell>
          <table:table-cell office:value-type="float" office:value="1392.3" calcext:value-type="float">
            <text:p>1392.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alifornia Flooding (February 2017)</text:p>
          </table:table-cell>
          <table:table-cell office:value-type="string" calcext:value-type="string">
            <text:p>Flooding</text:p>
          </table:table-cell>
          <table:table-cell office:value-type="float" office:value="20170208" calcext:value-type="float">
            <text:p>20170208</text:p>
          </table:table-cell>
          <table:table-cell office:value-type="float" office:value="20170222" calcext:value-type="float">
            <text:p>20170222</text:p>
          </table:table-cell>
          <table:table-cell office:value-type="float" office:value="1890" calcext:value-type="float">
            <text:p>18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ntral/Southeast Tornado Outbreak (March 2017)</text:p>
          </table:table-cell>
          <table:table-cell office:value-type="string" calcext:value-type="string">
            <text:p>Severe Storm</text:p>
          </table:table-cell>
          <table:table-cell office:value-type="float" office:value="20170228" calcext:value-type="float">
            <text:p>20170228</text:p>
          </table:table-cell>
          <table:table-cell office:value-type="float" office:value="20170301" calcext:value-type="float">
            <text:p>20170301</text:p>
          </table:table-cell>
          <table:table-cell office:value-type="float" office:value="2275.7" calcext:value-type="float">
            <text:p>2275.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dwest Tornado Outbreak (March 2017)</text:p>
          </table:table-cell>
          <table:table-cell office:value-type="string" calcext:value-type="string">
            <text:p>Severe Storm</text:p>
          </table:table-cell>
          <table:table-cell office:value-type="float" office:value="20170306" calcext:value-type="float">
            <text:p>20170306</text:p>
          </table:table-cell>
          <table:table-cell office:value-type="float" office:value="20170308" calcext:value-type="float">
            <text:p>20170308</text:p>
          </table:table-cell>
          <table:table-cell office:value-type="float" office:value="2741.8" calcext:value-type="float">
            <text:p>2741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utheast Freeze (March 2017)</text:p>
          </table:table-cell>
          <table:table-cell office:value-type="string" calcext:value-type="string">
            <text:p>Freeze</text:p>
          </table:table-cell>
          <table:table-cell office:value-type="float" office:value="20170314" calcext:value-type="float">
            <text:p>20170314</text:p>
          </table:table-cell>
          <table:table-cell office:value-type="float" office:value="20170316" calcext:value-type="float">
            <text:p>20170316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/Southeast Severe Weather (March 2017)</text:p>
          </table:table-cell>
          <table:table-cell office:value-type="string" calcext:value-type="string">
            <text:p>Severe Storm</text:p>
          </table:table-cell>
          <table:table-cell office:value-type="float" office:value="20170326" calcext:value-type="float">
            <text:p>20170326</text:p>
          </table:table-cell>
          <table:table-cell office:value-type="float" office:value="20170328" calcext:value-type="float">
            <text:p>20170328</text:p>
          </table:table-cell>
          <table:table-cell office:value-type="float" office:value="3395.7" calcext:value-type="float">
            <text:p>339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east Severe Weather and Tornadoes (April 2017)</text:p>
          </table:table-cell>
          <table:table-cell office:value-type="string" calcext:value-type="string">
            <text:p>Severe Storm</text:p>
          </table:table-cell>
          <table:table-cell office:value-type="float" office:value="20170404" calcext:value-type="float">
            <text:p>20170404</text:p>
          </table:table-cell>
          <table:table-cell office:value-type="float" office:value="20170406" calcext:value-type="float">
            <text:p>20170406</text:p>
          </table:table-cell>
          <table:table-cell office:value-type="float" office:value="1229.8" calcext:value-type="float">
            <text:p>122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 and Southeast Severe Weather (April 2017)</text:p>
          </table:table-cell>
          <table:table-cell office:value-type="string" calcext:value-type="string">
            <text:p>Severe Storm</text:p>
          </table:table-cell>
          <table:table-cell office:value-type="float" office:value="20170420" calcext:value-type="float">
            <text:p>20170420</text:p>
          </table:table-cell>
          <table:table-cell office:value-type="float" office:value="20170422" calcext:value-type="float">
            <text:p>20170422</text:p>
          </table:table-cell>
          <table:table-cell office:value-type="float" office:value="1125.2" calcext:value-type="float">
            <text:p>112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ouri and Arkansas Flooding and Central Severe Weather (May 2017)</text:p>
          </table:table-cell>
          <table:table-cell office:value-type="string" calcext:value-type="string">
            <text:p>Flooding</text:p>
          </table:table-cell>
          <table:table-cell office:value-type="float" office:value="20170425" calcext:value-type="float">
            <text:p>20170425</text:p>
          </table:table-cell>
          <table:table-cell office:value-type="float" office:value="20170507" calcext:value-type="float">
            <text:p>20170507</text:p>
          </table:table-cell>
          <table:table-cell office:value-type="float" office:value="2090.3" calcext:value-type="float">
            <text:p>2090.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lorado Hail Storm and Central Severe Weather (May 2017)</text:p>
          </table:table-cell>
          <table:table-cell office:value-type="string" calcext:value-type="string">
            <text:p>Severe Storm</text:p>
          </table:table-cell>
          <table:table-cell office:value-type="float" office:value="20170508" calcext:value-type="float">
            <text:p>20170508</text:p>
          </table:table-cell>
          <table:table-cell office:value-type="float" office:value="20170511" calcext:value-type="float">
            <text:p>20170511</text:p>
          </table:table-cell>
          <table:table-cell office:value-type="float" office:value="4187.5" calcext:value-type="float">
            <text:p>418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Central Severe Weather and Tornadoes (May 2017)</text:p>
          </table:table-cell>
          <table:table-cell office:value-type="string" calcext:value-type="string">
            <text:p>Severe Storm</text:p>
          </table:table-cell>
          <table:table-cell office:value-type="float" office:value="20170515" calcext:value-type="float">
            <text:p>20170515</text:p>
          </table:table-cell>
          <table:table-cell office:value-type="float" office:value="20170518" calcext:value-type="float">
            <text:p>20170518</text:p>
          </table:table-cell>
          <table:table-cell office:value-type="float" office:value="1176.5" calcext:value-type="float">
            <text:p>117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nesota Hail Storm and Upper Midwest Severe Weather (June 2017)</text:p>
          </table:table-cell>
          <table:table-cell office:value-type="string" calcext:value-type="string">
            <text:p>Severe Storm</text:p>
          </table:table-cell>
          <table:table-cell office:value-type="float" office:value="20170609" calcext:value-type="float">
            <text:p>20170609</text:p>
          </table:table-cell>
          <table:table-cell office:value-type="float" office:value="20170611" calcext:value-type="float">
            <text:p>20170611</text:p>
          </table:table-cell>
          <table:table-cell office:value-type="float" office:value="2937.5" calcext:value-type="float">
            <text:p>293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west Severe Weather (June 2017)</text:p>
          </table:table-cell>
          <table:table-cell office:value-type="string" calcext:value-type="string">
            <text:p>Severe Storm</text:p>
          </table:table-cell>
          <table:table-cell office:value-type="float" office:value="20170612" calcext:value-type="float">
            <text:p>20170612</text:p>
          </table:table-cell>
          <table:table-cell office:value-type="float" office:value="20170616" calcext:value-type="float">
            <text:p>20170616</text:p>
          </table:table-cell>
          <table:table-cell office:value-type="float" office:value="1886.5" calcext:value-type="float">
            <text:p>188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west Severe Weather (June 2017)</text:p>
          </table:table-cell>
          <table:table-cell office:value-type="string" calcext:value-type="string">
            <text:p>Severe Storm</text:p>
          </table:table-cell>
          <table:table-cell office:value-type="float" office:value="20170627" calcext:value-type="float">
            <text:p>20170627</text:p>
          </table:table-cell>
          <table:table-cell office:value-type="float" office:value="20170629" calcext:value-type="float">
            <text:p>20170629</text:p>
          </table:table-cell>
          <table:table-cell office:value-type="float" office:value="1781.3" calcext:value-type="float">
            <text:p>178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rricane Harvey (August 2017)</text:p>
          </table:table-cell>
          <table:table-cell office:value-type="string" calcext:value-type="string">
            <text:p>Tropical Cyclone</text:p>
          </table:table-cell>
          <table:table-cell office:value-type="float" office:value="20170825" calcext:value-type="float">
            <text:p>20170825</text:p>
          </table:table-cell>
          <table:table-cell office:value-type="float" office:value="20170831" calcext:value-type="float">
            <text:p>20170831</text:p>
          </table:table-cell>
          <table:table-cell office:value-type="float" office:value="155000" calcext:value-type="float">
            <text:p>1550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Hurricane Irma (September 2017)</text:p>
          </table:table-cell>
          <table:table-cell office:value-type="string" calcext:value-type="string">
            <text:p>Tropical Cyclone</text:p>
          </table:table-cell>
          <table:table-cell office:value-type="float" office:value="20170906" calcext:value-type="float">
            <text:p>20170906</text:p>
          </table:table-cell>
          <table:table-cell office:value-type="float" office:value="20170912" calcext:value-type="float">
            <text:p>20170912</text:p>
          </table:table-cell>
          <table:table-cell office:value-type="float" office:value="62000" calcext:value-type="float">
            <text:p>620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Hurricane Maria (September 2017)</text:p>
          </table:table-cell>
          <table:table-cell office:value-type="string" calcext:value-type="string">
            <text:p>Tropical Cyclone</text:p>
          </table:table-cell>
          <table:table-cell office:value-type="float" office:value="20170919" calcext:value-type="float">
            <text:p>20170919</text:p>
          </table:table-cell>
          <table:table-cell office:value-type="float" office:value="20170921" calcext:value-type="float">
            <text:p>20170921</text:p>
          </table:table-cell>
          <table:table-cell office:value-type="float" office:value="111600" calcext:value-type="float">
            <text:p>111600</text:p>
          </table:table-cell>
          <table:table-cell office:value-type="float" office:value="2981" calcext:value-type="float">
            <text:p>2981</text:p>
          </table:table-cell>
        </table:table-row>
        <table:table-row table:style-name="ro1">
          <table:table-cell office:value-type="string" calcext:value-type="string">
            <text:p>North Dakota, South Dakota and Montana Drought (Spring-Fall 2017)</text:p>
          </table:table-cell>
          <table:table-cell office:value-type="string" calcext:value-type="string">
            <text:p>Drought</text:p>
          </table:table-cell>
          <table:table-cell office:value-type="float" office:value="20170301" calcext:value-type="float">
            <text:p>20170301</text:p>
          </table:table-cell>
          <table:table-cell office:value-type="float" office:value="20171231" calcext:value-type="float">
            <text:p>20171231</text:p>
          </table:table-cell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ern Wildfires, California Firestorm (Summer-Fall 2017)</text:p>
          </table:table-cell>
          <table:table-cell office:value-type="string" calcext:value-type="string">
            <text:p>Wildfire</text:p>
          </table:table-cell>
          <table:table-cell office:value-type="float" office:value="20170601" calcext:value-type="float">
            <text:p>20170601</text:p>
          </table:table-cell>
          <table:table-cell office:value-type="float" office:value="20171231" calcext:value-type="float">
            <text:p>20171231</text:p>
          </table:table-cell>
          <table:table-cell office:value-type="float" office:value="22506.3" calcext:value-type="float">
            <text:p>22506.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entral and Eastern Winter Storm (January 2018)</text:p>
          </table:table-cell>
          <table:table-cell office:value-type="string" calcext:value-type="string">
            <text:p>Winter Storm</text:p>
          </table:table-cell>
          <table:table-cell office:value-type="float" office:value="20180103" calcext:value-type="float">
            <text:p>20180103</text:p>
          </table:table-cell>
          <table:table-cell office:value-type="float" office:value="20180105" calcext:value-type="float">
            <text:p>20180105</text:p>
          </table:table-cell>
          <table:table-cell office:value-type="float" office:value="1293.4" calcext:value-type="float">
            <text:p>1293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ortheast Winter Storm (March 2018)</text:p>
          </table:table-cell>
          <table:table-cell office:value-type="string" calcext:value-type="string">
            <text:p>Winter Storm</text:p>
          </table:table-cell>
          <table:table-cell office:value-type="float" office:value="20180301" calcext:value-type="float">
            <text:p>20180301</text:p>
          </table:table-cell>
          <table:table-cell office:value-type="float" office:value="20180303" calcext:value-type="float">
            <text:p>20180303</text:p>
          </table:table-cell>
          <table:table-cell office:value-type="float" office:value="2698.7" calcext:value-type="float">
            <text:p>2698.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outheastern Tornadoes and Severe Weather (March 2018)</text:p>
          </table:table-cell>
          <table:table-cell office:value-type="string" calcext:value-type="string">
            <text:p>Severe Storm</text:p>
          </table:table-cell>
          <table:table-cell office:value-type="float" office:value="20180318" calcext:value-type="float">
            <text:p>20180318</text:p>
          </table:table-cell>
          <table:table-cell office:value-type="float" office:value="20180321" calcext:value-type="float">
            <text:p>20180321</text:p>
          </table:table-cell>
          <table:table-cell office:value-type="float" office:value="1786.1" calcext:value-type="float">
            <text:p>178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ern and Eastern Tornadoes and Severe Weather (April 2018)</text:p>
          </table:table-cell>
          <table:table-cell office:value-type="string" calcext:value-type="string">
            <text:p>Severe Storm</text:p>
          </table:table-cell>
          <table:table-cell office:value-type="float" office:value="20180413" calcext:value-type="float">
            <text:p>20180413</text:p>
          </table:table-cell>
          <table:table-cell office:value-type="float" office:value="20180416" calcext:value-type="float">
            <text:p>20180416</text:p>
          </table:table-cell>
          <table:table-cell office:value-type="float" office:value="1621.4" calcext:value-type="float">
            <text:p>1621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ntral and Northeast Severe Weather (May 2018)</text:p>
          </table:table-cell>
          <table:table-cell office:value-type="string" calcext:value-type="string">
            <text:p>Severe Storm</text:p>
          </table:table-cell>
          <table:table-cell office:value-type="float" office:value="20180501" calcext:value-type="float">
            <text:p>20180501</text:p>
          </table:table-cell>
          <table:table-cell office:value-type="float" office:value="20180504" calcext:value-type="float">
            <text:p>20180504</text:p>
          </table:table-cell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ral and Eastern Severe Weather (May 2018)</text:p>
          </table:table-cell>
          <table:table-cell office:value-type="string" calcext:value-type="string">
            <text:p>Severe Storm</text:p>
          </table:table-cell>
          <table:table-cell office:value-type="float" office:value="20180513" calcext:value-type="float">
            <text:p>20180513</text:p>
          </table:table-cell>
          <table:table-cell office:value-type="float" office:value="20180515" calcext:value-type="float">
            <text:p>20180515</text:p>
          </table:table-cell>
          <table:table-cell office:value-type="float" office:value="1685.1" calcext:value-type="float">
            <text:p>1685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xas Hail Storm (June 2018)</text:p>
          </table:table-cell>
          <table:table-cell office:value-type="string" calcext:value-type="string">
            <text:p>Severe Storm</text:p>
          </table:table-cell>
          <table:table-cell table:number-columns-repeated="2" office:value-type="float" office:value="20180606" calcext:value-type="float">
            <text:p>20180606</text:p>
          </table:table-cell>
          <table:table-cell office:value-type="float" office:value="1586" calcext:value-type="float">
            <text:p>1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ado Hail Storm (June 2018)</text:p>
          </table:table-cell>
          <table:table-cell office:value-type="string" calcext:value-type="string">
            <text:p>Severe Storm</text:p>
          </table:table-cell>
          <table:table-cell table:number-columns-repeated="2" office:value-type="float" office:value="20180613" calcext:value-type="float">
            <text:p>20180613</text:p>
          </table:table-cell>
          <table:table-cell office:value-type="float" office:value="1165.1" calcext:value-type="float">
            <text:p>116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ado Hail Storm (June 2018)</text:p>
          </table:table-cell>
          <table:table-cell office:value-type="string" calcext:value-type="string">
            <text:p>Severe Storm</text:p>
          </table:table-cell>
          <table:table-cell office:value-type="float" office:value="20180618" calcext:value-type="float">
            <text:p>20180618</text:p>
          </table:table-cell>
          <table:table-cell office:value-type="float" office:value="20180619" calcext:value-type="float">
            <text:p>20180619</text:p>
          </table:table-cell>
          <table:table-cell office:value-type="float" office:value="2712.1" calcext:value-type="float">
            <text:p>271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ral and Eastern Tornadoes and Severe Weather (July 2018)</text:p>
          </table:table-cell>
          <table:table-cell office:value-type="string" calcext:value-type="string">
            <text:p>Severe Storm</text:p>
          </table:table-cell>
          <table:table-cell office:value-type="float" office:value="20180719" calcext:value-type="float">
            <text:p>20180719</text:p>
          </table:table-cell>
          <table:table-cell office:value-type="float" office:value="20180722" calcext:value-type="float">
            <text:p>20180722</text:p>
          </table:table-cell>
          <table:table-cell office:value-type="float" office:value="1933.7" calcext:value-type="float">
            <text:p>193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untain West Severe Weather (July 2018)</text:p>
          </table:table-cell>
          <table:table-cell office:value-type="string" calcext:value-type="string">
            <text:p>Severe Storm</text:p>
          </table:table-cell>
          <table:table-cell office:value-type="float" office:value="20180726" calcext:value-type="float">
            <text:p>20180726</text:p>
          </table:table-cell>
          <table:table-cell office:value-type="float" office:value="20180729" calcext:value-type="float">
            <text:p>20180729</text:p>
          </table:table-cell>
          <table:table-cell office:value-type="float" office:value="1038.2" calcext:value-type="float">
            <text:p>103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ckies and Plains Hail Storms (August 2018)</text:p>
          </table:table-cell>
          <table:table-cell office:value-type="string" calcext:value-type="string">
            <text:p>Severe Storm</text:p>
          </table:table-cell>
          <table:table-cell office:value-type="float" office:value="20180806" calcext:value-type="float">
            <text:p>20180806</text:p>
          </table:table-cell>
          <table:table-cell office:value-type="float" office:value="20180807" calcext:value-type="float">
            <text:p>20180807</text:p>
          </table:table-cell>
          <table:table-cell office:value-type="float" office:value="1250.5" calcext:value-type="float">
            <text:p>125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rricane Florence (September 2018)</text:p>
          </table:table-cell>
          <table:table-cell office:value-type="string" calcext:value-type="string">
            <text:p>Tropical Cyclone</text:p>
          </table:table-cell>
          <table:table-cell office:value-type="float" office:value="20180913" calcext:value-type="float">
            <text:p>20180913</text:p>
          </table:table-cell>
          <table:table-cell office:value-type="float" office:value="20180916" calcext:value-type="float">
            <text:p>20180916</text:p>
          </table:table-cell>
          <table:table-cell office:value-type="float" office:value="29280" calcext:value-type="float">
            <text:p>2928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Hurricane Michael (October 2018)</text:p>
          </table:table-cell>
          <table:table-cell office:value-type="string" calcext:value-type="string">
            <text:p>Tropical Cyclone</text:p>
          </table:table-cell>
          <table:table-cell office:value-type="float" office:value="20181010" calcext:value-type="float">
            <text:p>20181010</text:p>
          </table:table-cell>
          <table:table-cell office:value-type="float" office:value="20181011" calcext:value-type="float">
            <text:p>20181011</text:p>
          </table:table-cell>
          <table:table-cell office:value-type="float" office:value="30219.8" calcext:value-type="float">
            <text:p>30219.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outhwest/Southern Plains Drought (Summer-Fall 2018)</text:p>
          </table:table-cell>
          <table:table-cell office:value-type="string" calcext:value-type="string">
            <text:p>Drought</text:p>
          </table:table-cell>
          <table:table-cell office:value-type="float" office:value="20180601" calcext:value-type="float">
            <text:p>20180601</text:p>
          </table:table-cell>
          <table:table-cell office:value-type="float" office:value="20181230" calcext:value-type="float">
            <text:p>20181230</text:p>
          </table:table-cell>
          <table:table-cell office:value-type="float" office:value="3707.6" calcext:value-type="float">
            <text:p>370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ern Wildfires, California Firestorm (Summer-Fall 2018)</text:p>
          </table:table-cell>
          <table:table-cell office:value-type="string" calcext:value-type="string">
            <text:p>Wildfire</text:p>
          </table:table-cell>
          <table:table-cell office:value-type="float" office:value="20180601" calcext:value-type="float">
            <text:p>20180601</text:p>
          </table:table-cell>
          <table:table-cell office:value-type="float" office:value="20181231" calcext:value-type="float">
            <text:p>20181231</text:p>
          </table:table-cell>
          <table:table-cell office:value-type="float" office:value="29280" calcext:value-type="float">
            <text:p>2928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outheast, Ohio Valley and Northeast Severe Weather (February 2019)</text:p>
          </table:table-cell>
          <table:table-cell office:value-type="string" calcext:value-type="string">
            <text:p>Severe Storm</text:p>
          </table:table-cell>
          <table:table-cell office:value-type="float" office:value="20190223" calcext:value-type="float">
            <text:p>20190223</text:p>
          </table:table-cell>
          <table:table-cell office:value-type="float" office:value="20190225" calcext:value-type="float">
            <text:p>20190225</text:p>
          </table:table-cell>
          <table:table-cell office:value-type="float" office:value="1497.4" calcext:value-type="float">
            <text:p>1497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xas Hail Storm (March 2019)</text:p>
          </table:table-cell>
          <table:table-cell office:value-type="string" calcext:value-type="string">
            <text:p>Severe Storm</text:p>
          </table:table-cell>
          <table:table-cell office:value-type="float" office:value="20190322" calcext:value-type="float">
            <text:p>20190322</text:p>
          </table:table-cell>
          <table:table-cell office:value-type="float" office:value="20190324" calcext:value-type="float">
            <text:p>20190324</text:p>
          </table:table-cell>
          <table:table-cell office:value-type="float" office:value="1857.4" calcext:value-type="float">
            <text:p>185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ouri River and North Central Flooding (March 2019)</text:p>
          </table:table-cell>
          <table:table-cell office:value-type="string" calcext:value-type="string">
            <text:p>Flooding</text:p>
          </table:table-cell>
          <table:table-cell office:value-type="float" office:value="20190314" calcext:value-type="float">
            <text:p>20190314</text:p>
          </table:table-cell>
          <table:table-cell office:value-type="float" office:value="20190331" calcext:value-type="float">
            <text:p>20190331</text:p>
          </table:table-cell>
          <table:table-cell office:value-type="float" office:value="13087" calcext:value-type="float">
            <text:p>130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uthern and Eastern Tornadoes and Severe Weather (April 2019)</text:p>
          </table:table-cell>
          <table:table-cell office:value-type="string" calcext:value-type="string">
            <text:p>Severe Storm</text:p>
          </table:table-cell>
          <table:table-cell office:value-type="float" office:value="20190413" calcext:value-type="float">
            <text:p>20190413</text:p>
          </table:table-cell>
          <table:table-cell office:value-type="float" office:value="20190414" calcext:value-type="float">
            <text:p>20190414</text:p>
          </table:table-cell>
          <table:table-cell office:value-type="float" office:value="1502.4" calcext:value-type="float">
            <text:p>1502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outh and Southeast Severe Weather (May 2019)</text:p>
          </table:table-cell>
          <table:table-cell office:value-type="string" calcext:value-type="string">
            <text:p>Severe Storm</text:p>
          </table:table-cell>
          <table:table-cell office:value-type="float" office:value="20190507" calcext:value-type="float">
            <text:p>20190507</text:p>
          </table:table-cell>
          <table:table-cell office:value-type="float" office:value="20190513" calcext:value-type="float">
            <text:p>20190513</text:p>
          </table:table-cell>
          <table:table-cell office:value-type="float" office:value="1816.8" calcext:value-type="float">
            <text:p>181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ral Severe Weather (May 2019)</text:p>
          </table:table-cell>
          <table:table-cell office:value-type="string" calcext:value-type="string">
            <text:p>Severe Storm</text:p>
          </table:table-cell>
          <table:table-cell office:value-type="float" office:value="20190516" calcext:value-type="float">
            <text:p>20190516</text:p>
          </table:table-cell>
          <table:table-cell office:value-type="float" office:value="20190518" calcext:value-type="float">
            <text:p>20190518</text:p>
          </table:table-cell>
          <table:table-cell office:value-type="float" office:value="1167.6" calcext:value-type="float">
            <text:p>116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ckies, Central and Northeast Tornadoes and Severe Weather (May 2019)</text:p>
          </table:table-cell>
          <table:table-cell office:value-type="string" calcext:value-type="string">
            <text:p>Severe Storm</text:p>
          </table:table-cell>
          <table:table-cell office:value-type="float" office:value="20190526" calcext:value-type="float">
            <text:p>20190526</text:p>
          </table:table-cell>
          <table:table-cell office:value-type="float" office:value="20190529" calcext:value-type="float">
            <text:p>20190529</text:p>
          </table:table-cell>
          <table:table-cell office:value-type="float" office:value="5517.6" calcext:value-type="float">
            <text:p>5517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kansas River Flooding (June 2019)</text:p>
          </table:table-cell>
          <table:table-cell office:value-type="string" calcext:value-type="string">
            <text:p>Flooding</text:p>
          </table:table-cell>
          <table:table-cell office:value-type="float" office:value="20190520" calcext:value-type="float">
            <text:p>20190520</text:p>
          </table:table-cell>
          <table:table-cell office:value-type="float" office:value="20190614" calcext:value-type="float">
            <text:p>20190614</text:p>
          </table:table-cell>
          <table:table-cell office:value-type="float" office:value="3630" calcext:value-type="float">
            <text:p>36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lorado Hail Storms (July 2019)</text:p>
          </table:table-cell>
          <table:table-cell office:value-type="string" calcext:value-type="string">
            <text:p>Severe Storm</text:p>
          </table:table-cell>
          <table:table-cell office:value-type="float" office:value="20190704" calcext:value-type="float">
            <text:p>20190704</text:p>
          </table:table-cell>
          <table:table-cell office:value-type="float" office:value="20190705" calcext:value-type="float">
            <text:p>20190705</text:p>
          </table:table-cell>
          <table:table-cell office:value-type="float" office:value="1209.6" calcext:value-type="float">
            <text:p>120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ssippi River, Midwest and Southern Flooding (July 2019)</text:p>
          </table:table-cell>
          <table:table-cell office:value-type="string" calcext:value-type="string">
            <text:p>Flooding</text:p>
          </table:table-cell>
          <table:table-cell office:value-type="float" office:value="20190315" calcext:value-type="float">
            <text:p>20190315</text:p>
          </table:table-cell>
          <table:table-cell office:value-type="float" office:value="20190731" calcext:value-type="float">
            <text:p>20190731</text:p>
          </table:table-cell>
          <table:table-cell office:value-type="float" office:value="7464.7" calcext:value-type="float">
            <text:p>7464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urricane Dorian (September 2019)</text:p>
          </table:table-cell>
          <table:table-cell office:value-type="string" calcext:value-type="string">
            <text:p>Tropical Cyclone</text:p>
          </table:table-cell>
          <table:table-cell office:value-type="float" office:value="20190828" calcext:value-type="float">
            <text:p>20190828</text:p>
          </table:table-cell>
          <table:table-cell office:value-type="float" office:value="20190906" calcext:value-type="float">
            <text:p>20190906</text:p>
          </table:table-cell>
          <table:table-cell office:value-type="float" office:value="1932" calcext:value-type="float">
            <text:p>1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opical Storm Imelda (September 2019)</text:p>
          </table:table-cell>
          <table:table-cell office:value-type="string" calcext:value-type="string">
            <text:p>Tropical Cyclone</text:p>
          </table:table-cell>
          <table:table-cell office:value-type="float" office:value="20190917" calcext:value-type="float">
            <text:p>20190917</text:p>
          </table:table-cell>
          <table:table-cell office:value-type="float" office:value="20190921" calcext:value-type="float">
            <text:p>20190921</text:p>
          </table:table-cell>
          <table:table-cell office:value-type="float" office:value="6000" calcext:value-type="float">
            <text:p>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xas Tornadoes and Central Severe Weather (October 2019)</text:p>
          </table:table-cell>
          <table:table-cell office:value-type="string" calcext:value-type="string">
            <text:p>Severe Storm</text:p>
          </table:table-cell>
          <table:table-cell table:number-columns-repeated="2" office:value-type="float" office:value="20191020" calcext:value-type="float">
            <text:p>20191020</text:p>
          </table:table-cell>
          <table:table-cell office:value-type="float" office:value="2044.4" calcext:value-type="float">
            <text:p>2044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ifornia and Alaska Wildfires (Summer-Fall 2019)</text:p>
          </table:table-cell>
          <table:table-cell office:value-type="string" calcext:value-type="string">
            <text:p>Wildfire</text:p>
          </table:table-cell>
          <table:table-cell office:value-type="float" office:value="20190601" calcext:value-type="float">
            <text:p>20190601</text:p>
          </table:table-cell>
          <table:table-cell office:value-type="float" office:value="20191130" calcext:value-type="float">
            <text:p>20191130</text:p>
          </table:table-cell>
          <table:table-cell office:value-type="float" office:value="5400" calcext:value-type="float">
            <text:p>5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utheast Tornadoes and Northern Storms and Flooding (January 2020)</text:p>
          </table:table-cell>
          <table:table-cell office:value-type="string" calcext:value-type="string">
            <text:p>Severe Storm</text:p>
          </table:table-cell>
          <table:table-cell office:value-type="float" office:value="20200110" calcext:value-type="float">
            <text:p>20200110</text:p>
          </table:table-cell>
          <table:table-cell office:value-type="float" office:value="20200112" calcext:value-type="float">
            <text:p>20200112</text:p>
          </table:table-cell>
          <table:table-cell office:value-type="float" office:value="1367.6" calcext:value-type="float">
            <text:p>1367.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uth, East and Northeast Severe Weather (February 2020)</text:p>
          </table:table-cell>
          <table:table-cell office:value-type="string" calcext:value-type="string">
            <text:p>Severe Storm</text:p>
          </table:table-cell>
          <table:table-cell office:value-type="float" office:value="20200205" calcext:value-type="float">
            <text:p>20200205</text:p>
          </table:table-cell>
          <table:table-cell office:value-type="float" office:value="20200207" calcext:value-type="float">
            <text:p>20200207</text:p>
          </table:table-cell>
          <table:table-cell office:value-type="float" office:value="1495" calcext:value-type="float">
            <text:p>14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nnessee Tornadoes and Southeast Severe Weather (March 2020)</text:p>
          </table:table-cell>
          <table:table-cell office:value-type="string" calcext:value-type="string">
            <text:p>Severe Storm</text:p>
          </table:table-cell>
          <table:table-cell office:value-type="float" office:value="20200302" calcext:value-type="float">
            <text:p>20200302</text:p>
          </table:table-cell>
          <table:table-cell office:value-type="float" office:value="20200304" calcext:value-type="float">
            <text:p>20200304</text:p>
          </table:table-cell>
          <table:table-cell office:value-type="float" office:value="2779.9" calcext:value-type="float">
            <text:p>2779.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idwest and Ohio Valley Severe Weather (March 2020)</text:p>
          </table:table-cell>
          <table:table-cell office:value-type="string" calcext:value-type="string">
            <text:p>Severe Storm</text:p>
          </table:table-cell>
          <table:table-cell office:value-type="float" office:value="20200327" calcext:value-type="float">
            <text:p>20200327</text:p>
          </table:table-cell>
          <table:table-cell office:value-type="float" office:value="20200328" calcext:value-type="float">
            <text:p>20200328</text:p>
          </table:table-cell>
          <table:table-cell office:value-type="float" office:value="3044.3" calcext:value-type="float">
            <text:p>304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Central and Ohio Valley Hail Storms and Severe Weather (April 2020)</text:p>
          </table:table-cell>
          <table:table-cell office:value-type="string" calcext:value-type="string">
            <text:p>Severe Storm</text:p>
          </table:table-cell>
          <table:table-cell office:value-type="float" office:value="20200407" calcext:value-type="float">
            <text:p>20200407</text:p>
          </table:table-cell>
          <table:table-cell office:value-type="float" office:value="20200408" calcext:value-type="float">
            <text:p>20200408</text:p>
          </table:table-cell>
          <table:table-cell office:value-type="float" office:value="3457.2" calcext:value-type="float">
            <text:p>345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east and Eastern Tornado Outbreak (April 2020)</text:p>
          </table:table-cell>
          <table:table-cell office:value-type="string" calcext:value-type="string">
            <text:p>Severe Storm</text:p>
          </table:table-cell>
          <table:table-cell office:value-type="float" office:value="20200412" calcext:value-type="float">
            <text:p>20200412</text:p>
          </table:table-cell>
          <table:table-cell office:value-type="float" office:value="20200413" calcext:value-type="float">
            <text:p>20200413</text:p>
          </table:table-cell>
          <table:table-cell office:value-type="float" office:value="4132.8" calcext:value-type="float">
            <text:p>4132.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outhern Severe Weather (April 2020)</text:p>
          </table:table-cell>
          <table:table-cell office:value-type="string" calcext:value-type="string">
            <text:p>Severe Storm</text:p>
          </table:table-cell>
          <table:table-cell office:value-type="float" office:value="20200421" calcext:value-type="float">
            <text:p>20200421</text:p>
          </table:table-cell>
          <table:table-cell office:value-type="float" office:value="20200423" calcext:value-type="float">
            <text:p>20200423</text:p>
          </table:table-cell>
          <table:table-cell office:value-type="float" office:value="1620" calcext:value-type="float">
            <text:p>16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ntral, Southern and Eastern Severe Weather (April 2020)</text:p>
          </table:table-cell>
          <table:table-cell office:value-type="string" calcext:value-type="string">
            <text:p>Severe Storm</text:p>
          </table:table-cell>
          <table:table-cell office:value-type="float" office:value="20200427" calcext:value-type="float">
            <text:p>20200427</text:p>
          </table:table-cell>
          <table:table-cell office:value-type="float" office:value="20200430" calcext:value-type="float">
            <text:p>20200430</text:p>
          </table:table-cell>
          <table:table-cell office:value-type="float" office:value="1232.4" calcext:value-type="float">
            <text:p>123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ral and Eastern Severe Weather (May 2020)</text:p>
          </table:table-cell>
          <table:table-cell office:value-type="string" calcext:value-type="string">
            <text:p>Severe Storm</text:p>
          </table:table-cell>
          <table:table-cell office:value-type="float" office:value="20200503" calcext:value-type="float">
            <text:p>20200503</text:p>
          </table:table-cell>
          <table:table-cell office:value-type="float" office:value="20200505" calcext:value-type="float">
            <text:p>20200505</text:p>
          </table:table-cell>
          <table:table-cell office:value-type="float" office:value="2535.6" calcext:value-type="float">
            <text:p>2535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uth, Central and Eastern Severe Weather (May 2020)</text:p>
          </table:table-cell>
          <table:table-cell office:value-type="string" calcext:value-type="string">
            <text:p>Severe Storm</text:p>
          </table:table-cell>
          <table:table-cell office:value-type="float" office:value="20200520" calcext:value-type="float">
            <text:p>20200520</text:p>
          </table:table-cell>
          <table:table-cell office:value-type="float" office:value="20200523" calcext:value-type="float">
            <text:p>20200523</text:p>
          </table:table-cell>
          <table:table-cell office:value-type="float" office:value="1900.8" calcext:value-type="float">
            <text:p>190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uth Texas Hail Storms (May 2020)</text:p>
          </table:table-cell>
          <table:table-cell office:value-type="string" calcext:value-type="string">
            <text:p>Severe Storm</text:p>
          </table:table-cell>
          <table:table-cell table:number-columns-repeated="2" office:value-type="float" office:value="20200527" calcext:value-type="float">
            <text:p>20200527</text:p>
          </table:table-cell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ral Severe Weather (July 2020)</text:p>
          </table:table-cell>
          <table:table-cell office:value-type="string" calcext:value-type="string">
            <text:p>Severe Storm</text:p>
          </table:table-cell>
          <table:table-cell office:value-type="float" office:value="20200710" calcext:value-type="float">
            <text:p>20200710</text:p>
          </table:table-cell>
          <table:table-cell office:value-type="float" office:value="20200711" calcext:value-type="float">
            <text:p>20200711</text:p>
          </table:table-cell>
          <table:table-cell office:value-type="float" office:value="1423.4" calcext:value-type="float">
            <text:p>142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rricane Hanna (July 2020)</text:p>
          </table:table-cell>
          <table:table-cell office:value-type="string" calcext:value-type="string">
            <text:p>Tropical Cyclone</text:p>
          </table:table-cell>
          <table:table-cell office:value-type="float" office:value="20200725" calcext:value-type="float">
            <text:p>20200725</text:p>
          </table:table-cell>
          <table:table-cell office:value-type="float" office:value="20200726" calcext:value-type="float">
            <text:p>20200726</text:p>
          </table:table-cell>
          <table:table-cell office:value-type="float" office:value="1268.5" calcext:value-type="float">
            <text:p>126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rricane Isaias (August 2020)</text:p>
          </table:table-cell>
          <table:table-cell office:value-type="string" calcext:value-type="string">
            <text:p>Tropical Cyclone</text:p>
          </table:table-cell>
          <table:table-cell office:value-type="float" office:value="20200803" calcext:value-type="float">
            <text:p>20200803</text:p>
          </table:table-cell>
          <table:table-cell office:value-type="float" office:value="20200804" calcext:value-type="float">
            <text:p>20200804</text:p>
          </table:table-cell>
          <table:table-cell office:value-type="float" office:value="5613.1" calcext:value-type="float">
            <text:p>5613.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entral Severe Weather - Derecho (August 2020)</text:p>
          </table:table-cell>
          <table:table-cell office:value-type="string" calcext:value-type="string">
            <text:p>Severe Storm</text:p>
          </table:table-cell>
          <table:table-cell table:number-columns-repeated="2" office:value-type="float" office:value="20200810" calcext:value-type="float">
            <text:p>20200810</text:p>
          </table:table-cell>
          <table:table-cell office:value-type="float" office:value="13122.2" calcext:value-type="float">
            <text:p>13122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urricane Laura (August 2020)</text:p>
          </table:table-cell>
          <table:table-cell office:value-type="string" calcext:value-type="string">
            <text:p>Tropical Cyclone</text:p>
          </table:table-cell>
          <table:table-cell office:value-type="float" office:value="20200827" calcext:value-type="float">
            <text:p>20200827</text:p>
          </table:table-cell>
          <table:table-cell office:value-type="float" office:value="20200828" calcext:value-type="float">
            <text:p>20200828</text:p>
          </table:table-cell>
          <table:table-cell office:value-type="float" office:value="27393.7" calcext:value-type="float">
            <text:p>27393.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urricane Sally (September 2020)</text:p>
          </table:table-cell>
          <table:table-cell office:value-type="string" calcext:value-type="string">
            <text:p>Tropical Cyclone</text:p>
          </table:table-cell>
          <table:table-cell office:value-type="float" office:value="20200915" calcext:value-type="float">
            <text:p>20200915</text:p>
          </table:table-cell>
          <table:table-cell office:value-type="float" office:value="20200917" calcext:value-type="float">
            <text:p>20200917</text:p>
          </table:table-cell>
          <table:table-cell office:value-type="float" office:value="8583.2" calcext:value-type="float">
            <text:p>8583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urricane Delta (October 2020)</text:p>
          </table:table-cell>
          <table:table-cell office:value-type="string" calcext:value-type="string">
            <text:p>Tropical Cyclone</text:p>
          </table:table-cell>
          <table:table-cell office:value-type="float" office:value="20201009" calcext:value-type="float">
            <text:p>20201009</text:p>
          </table:table-cell>
          <table:table-cell office:value-type="float" office:value="20201011" calcext:value-type="float">
            <text:p>20201011</text:p>
          </table:table-cell>
          <table:table-cell office:value-type="float" office:value="3383.1" calcext:value-type="float">
            <text:p>3383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urricane Zeta (October 2020)</text:p>
          </table:table-cell>
          <table:table-cell office:value-type="string" calcext:value-type="string">
            <text:p>Tropical Cyclone</text:p>
          </table:table-cell>
          <table:table-cell office:value-type="float" office:value="20201028" calcext:value-type="float">
            <text:p>20201028</text:p>
          </table:table-cell>
          <table:table-cell office:value-type="float" office:value="20201029" calcext:value-type="float">
            <text:p>20201029</text:p>
          </table:table-cell>
          <table:table-cell office:value-type="float" office:value="5135.3" calcext:value-type="float">
            <text:p>5135.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opical Storm Eta (November 2020)</text:p>
          </table:table-cell>
          <table:table-cell office:value-type="string" calcext:value-type="string">
            <text:p>Tropical Cyclone</text:p>
          </table:table-cell>
          <table:table-cell office:value-type="float" office:value="20201108" calcext:value-type="float">
            <text:p>20201108</text:p>
          </table:table-cell>
          <table:table-cell office:value-type="float" office:value="20201112" calcext:value-type="float">
            <text:p>20201112</text:p>
          </table:table-cell>
          <table:table-cell office:value-type="float" office:value="1722.8" calcext:value-type="float">
            <text:p>1722.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estern/Central Drought and Heat Wave (Summer-Fall 2020)</text:p>
          </table:table-cell>
          <table:table-cell office:value-type="string" calcext:value-type="string">
            <text:p>Drought</text:p>
          </table:table-cell>
          <table:table-cell office:value-type="float" office:value="20200601" calcext:value-type="float">
            <text:p>20200601</text:p>
          </table:table-cell>
          <table:table-cell office:value-type="float" office:value="20201230" calcext:value-type="float">
            <text:p>20201230</text:p>
          </table:table-cell>
          <table:table-cell office:value-type="float" office:value="5304.1" calcext:value-type="float">
            <text:p>5304.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Western Wildfires - California, Oregon, Washington Firestorms (Fall 2020)</text:p>
          </table:table-cell>
          <table:table-cell office:value-type="string" calcext:value-type="string">
            <text:p>Wildfire</text:p>
          </table:table-cell>
          <table:table-cell office:value-type="float" office:value="20200801" calcext:value-type="float">
            <text:p>20200801</text:p>
          </table:table-cell>
          <table:table-cell office:value-type="float" office:value="20201230" calcext:value-type="float">
            <text:p>20201230</text:p>
          </table:table-cell>
          <table:table-cell office:value-type="float" office:value="19411" calcext:value-type="float">
            <text:p>1941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alifornia Flooding and Severe Weather (January 2021)</text:p>
          </table:table-cell>
          <table:table-cell office:value-type="string" calcext:value-type="string">
            <text:p>Flooding</text:p>
          </table:table-cell>
          <table:table-cell office:value-type="float" office:value="20210124" calcext:value-type="float">
            <text:p>20210124</text:p>
          </table:table-cell>
          <table:table-cell office:value-type="float" office:value="20210129" calcext:value-type="float">
            <text:p>20210129</text:p>
          </table:table-cell>
          <table:table-cell office:value-type="float" office:value="1281.2" calcext:value-type="float">
            <text:p>128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rthwest, Central, Eastern Winter Storm and Cold Wave (February 2021)</text:p>
          </table:table-cell>
          <table:table-cell office:value-type="string" calcext:value-type="string">
            <text:p>Winter Storm</text:p>
          </table:table-cell>
          <table:table-cell office:value-type="float" office:value="20210210" calcext:value-type="float">
            <text:p>20210210</text:p>
          </table:table-cell>
          <table:table-cell office:value-type="float" office:value="20210219" calcext:value-type="float">
            <text:p>20210219</text:p>
          </table:table-cell>
          <table:table-cell office:value-type="float" office:value="26543" calcext:value-type="float">
            <text:p>26543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Southeast Tornadoes and Severe Weather (March 2021)</text:p>
          </table:table-cell>
          <table:table-cell office:value-type="string" calcext:value-type="string">
            <text:p>Severe Storm</text:p>
          </table:table-cell>
          <table:table-cell office:value-type="float" office:value="20210324" calcext:value-type="float">
            <text:p>20210324</text:p>
          </table:table-cell>
          <table:table-cell office:value-type="float" office:value="20210325" calcext:value-type="float">
            <text:p>20210325</text:p>
          </table:table-cell>
          <table:table-cell office:value-type="float" office:value="1945.4" calcext:value-type="float">
            <text:p>1945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astern Severe Weather (March 2021)</text:p>
          </table:table-cell>
          <table:table-cell office:value-type="string" calcext:value-type="string">
            <text:p>Severe Storm</text:p>
          </table:table-cell>
          <table:table-cell office:value-type="float" office:value="20210327" calcext:value-type="float">
            <text:p>20210327</text:p>
          </table:table-cell>
          <table:table-cell office:value-type="float" office:value="20210328" calcext:value-type="float">
            <text:p>20210328</text:p>
          </table:table-cell>
          <table:table-cell office:value-type="float" office:value="1561.5" calcext:value-type="float">
            <text:p>1561.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exas Hail Storms (April 2021)</text:p>
          </table:table-cell>
          <table:table-cell office:value-type="string" calcext:value-type="string">
            <text:p>Severe Storm</text:p>
          </table:table-cell>
          <table:table-cell office:value-type="float" office:value="20210412" calcext:value-type="float">
            <text:p>20210412</text:p>
          </table:table-cell>
          <table:table-cell office:value-type="float" office:value="20210415" calcext:value-type="float">
            <text:p>20210415</text:p>
          </table:table-cell>
          <table:table-cell office:value-type="float" office:value="1711" calcext:value-type="float">
            <text:p>1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as and Oklahoma Severe Weather (April 2021)</text:p>
          </table:table-cell>
          <table:table-cell office:value-type="string" calcext:value-type="string">
            <text:p>Severe Storm</text:p>
          </table:table-cell>
          <table:table-cell office:value-type="float" office:value="20210427" calcext:value-type="float">
            <text:p>20210427</text:p>
          </table:table-cell>
          <table:table-cell office:value-type="float" office:value="20210428" calcext:value-type="float">
            <text:p>20210428</text:p>
          </table:table-cell>
          <table:table-cell office:value-type="float" office:value="3652.8" calcext:value-type="float">
            <text:p>365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ern Tornadoes and Southeast Severe Weather (May 2021)</text:p>
          </table:table-cell>
          <table:table-cell office:value-type="string" calcext:value-type="string">
            <text:p>Severe Storm</text:p>
          </table:table-cell>
          <table:table-cell office:value-type="float" office:value="20210502" calcext:value-type="float">
            <text:p>20210502</text:p>
          </table:table-cell>
          <table:table-cell office:value-type="float" office:value="20210504" calcext:value-type="float">
            <text:p>20210504</text:p>
          </table:table-cell>
          <table:table-cell office:value-type="float" office:value="1441" calcext:value-type="float">
            <text:p>14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uisiana Flooding (May 2021)</text:p>
          </table:table-cell>
          <table:table-cell office:value-type="string" calcext:value-type="string">
            <text:p>Flooding</text:p>
          </table:table-cell>
          <table:table-cell office:value-type="float" office:value="20210517" calcext:value-type="float">
            <text:p>20210517</text:p>
          </table:table-cell>
          <table:table-cell office:value-type="float" office:value="20210518" calcext:value-type="float">
            <text:p>20210518</text:p>
          </table:table-cell>
          <table:table-cell office:value-type="float" office:value="1530.1" calcext:value-type="float">
            <text:p>1530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hio Valley Hail Storms (June 2021)</text:p>
          </table:table-cell>
          <table:table-cell office:value-type="string" calcext:value-type="string">
            <text:p>Severe Storm</text:p>
          </table:table-cell>
          <table:table-cell office:value-type="float" office:value="20210617" calcext:value-type="float">
            <text:p>20210617</text:p>
          </table:table-cell>
          <table:table-cell office:value-type="float" office:value="20210618" calcext:value-type="float">
            <text:p>20210618</text:p>
          </table:table-cell>
          <table:table-cell office:value-type="float" office:value="1929.2" calcext:value-type="float">
            <text:p>192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ral Severe Storms (June 2021)</text:p>
          </table:table-cell>
          <table:table-cell office:value-type="string" calcext:value-type="string">
            <text:p>Severe Storm</text:p>
          </table:table-cell>
          <table:table-cell office:value-type="float" office:value="20210624" calcext:value-type="float">
            <text:p>20210624</text:p>
          </table:table-cell>
          <table:table-cell office:value-type="float" office:value="20210626" calcext:value-type="float">
            <text:p>20210626</text:p>
          </table:table-cell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opical Storm Elsa (July 2021)</text:p>
          </table:table-cell>
          <table:table-cell office:value-type="string" calcext:value-type="string">
            <text:p>Tropical Cyclone</text:p>
          </table:table-cell>
          <table:table-cell office:value-type="float" office:value="20210707" calcext:value-type="float">
            <text:p>20210707</text:p>
          </table:table-cell>
          <table:table-cell office:value-type="float" office:value="20210709" calcext:value-type="float">
            <text:p>20210709</text:p>
          </table:table-cell>
          <table:table-cell office:value-type="float" office:value="1358.6" calcext:value-type="float">
            <text:p>135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ral Severe Storms (July 2021)</text:p>
          </table:table-cell>
          <table:table-cell office:value-type="string" calcext:value-type="string">
            <text:p>Severe Storm</text:p>
          </table:table-cell>
          <table:table-cell office:value-type="float" office:value="20210708" calcext:value-type="float">
            <text:p>20210708</text:p>
          </table:table-cell>
          <table:table-cell office:value-type="float" office:value="20210711" calcext:value-type="float">
            <text:p>20210711</text:p>
          </table:table-cell>
          <table:table-cell office:value-type="float" office:value="1209.6" calcext:value-type="float">
            <text:p>120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Central Severe Weather (August 2021)</text:p>
          </table:table-cell>
          <table:table-cell office:value-type="string" calcext:value-type="string">
            <text:p>Severe Storm</text:p>
          </table:table-cell>
          <table:table-cell office:value-type="float" office:value="20210810" calcext:value-type="float">
            <text:p>20210810</text:p>
          </table:table-cell>
          <table:table-cell office:value-type="float" office:value="20210813" calcext:value-type="float">
            <text:p>20210813</text:p>
          </table:table-cell>
          <table:table-cell office:value-type="float" office:value="1438.1" calcext:value-type="float">
            <text:p>1438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opical Storm Fred (August 2021)</text:p>
          </table:table-cell>
          <table:table-cell office:value-type="string" calcext:value-type="string">
            <text:p>Tropical Cyclone</text:p>
          </table:table-cell>
          <table:table-cell office:value-type="float" office:value="20210816" calcext:value-type="float">
            <text:p>20210816</text:p>
          </table:table-cell>
          <table:table-cell office:value-type="float" office:value="20210818" calcext:value-type="float">
            <text:p>20210818</text:p>
          </table:table-cell>
          <table:table-cell office:value-type="float" office:value="1430.2" calcext:value-type="float">
            <text:p>1430.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urricane Ida (August 2021)</text:p>
          </table:table-cell>
          <table:table-cell office:value-type="string" calcext:value-type="string">
            <text:p>Tropical Cyclone</text:p>
          </table:table-cell>
          <table:table-cell office:value-type="float" office:value="20210829" calcext:value-type="float">
            <text:p>20210829</text:p>
          </table:table-cell>
          <table:table-cell office:value-type="float" office:value="20210901" calcext:value-type="float">
            <text:p>20210901</text:p>
          </table:table-cell>
          <table:table-cell office:value-type="float" office:value="82400.7" calcext:value-type="float">
            <text:p>82400.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urricane Nicholas (September 2021)</text:p>
          </table:table-cell>
          <table:table-cell office:value-type="string" calcext:value-type="string">
            <text:p>Tropical Cyclone</text:p>
          </table:table-cell>
          <table:table-cell office:value-type="float" office:value="20210914" calcext:value-type="float">
            <text:p>20210914</text:p>
          </table:table-cell>
          <table:table-cell office:value-type="float" office:value="20210918" calcext:value-type="float">
            <text:p>20210918</text:p>
          </table:table-cell>
          <table:table-cell office:value-type="float" office:value="1137.9" calcext:value-type="float">
            <text:p>113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east, Central Tornado Outbreak (December 2021)</text:p>
          </table:table-cell>
          <table:table-cell office:value-type="string" calcext:value-type="string">
            <text:p>Severe Storm</text:p>
          </table:table-cell>
          <table:table-cell table:number-columns-repeated="2" office:value-type="float" office:value="20211210" calcext:value-type="float">
            <text:p>20211210</text:p>
          </table:table-cell>
          <table:table-cell office:value-type="float" office:value="4306.5" calcext:value-type="float">
            <text:p>4306.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Midwest Derecho and Tornado Outbreak (December 2021)</text:p>
          </table:table-cell>
          <table:table-cell office:value-type="string" calcext:value-type="string">
            <text:p>Severe Storm</text:p>
          </table:table-cell>
          <table:table-cell table:number-columns-repeated="2" office:value-type="float" office:value="20211215" calcext:value-type="float">
            <text:p>20211215</text:p>
          </table:table-cell>
          <table:table-cell office:value-type="float" office:value="1960.2" calcext:value-type="float">
            <text:p>196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ern Wildfires (2021)</text:p>
          </table:table-cell>
          <table:table-cell office:value-type="string" calcext:value-type="string">
            <text:p>Wildfire</text:p>
          </table:table-cell>
          <table:table-cell office:value-type="float" office:value="20210601" calcext:value-type="float">
            <text:p>20210601</text:p>
          </table:table-cell>
          <table:table-cell office:value-type="float" office:value="20211231" calcext:value-type="float">
            <text:p>20211231</text:p>
          </table:table-cell>
          <table:table-cell office:value-type="float" office:value="11752.1" calcext:value-type="float">
            <text:p>11752.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estern Drought and Heat Wave (2021)</text:p>
          </table:table-cell>
          <table:table-cell office:value-type="string" calcext:value-type="string">
            <text:p>Drought</text:p>
          </table:table-cell>
          <table:table-cell office:value-type="float" office:value="20210101" calcext:value-type="float">
            <text:p>20210101</text:p>
          </table:table-cell>
          <table:table-cell office:value-type="float" office:value="20211231" calcext:value-type="float">
            <text:p>20211231</text:p>
          </table:table-cell>
          <table:table-cell office:value-type="float" office:value="9864.5" calcext:value-type="float">
            <text:p>9864.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Texas Hail Storms (February 2022)</text:p>
          </table:table-cell>
          <table:table-cell office:value-type="string" calcext:value-type="string">
            <text:p>Severe Storm</text:p>
          </table:table-cell>
          <table:table-cell office:value-type="float" office:value="20220221" calcext:value-type="float">
            <text:p>20220221</text:p>
          </table:table-cell>
          <table:table-cell office:value-type="float" office:value="20220222" calcext:value-type="float">
            <text:p>20220222</text:p>
          </table:table-cell>
          <table:table-cell office:value-type="float" office:value="1088.6" calcext:value-type="float">
            <text:p>108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ern Tornado Outbreak (March 2022)</text:p>
          </table:table-cell>
          <table:table-cell office:value-type="string" calcext:value-type="string">
            <text:p>Severe Storm</text:p>
          </table:table-cell>
          <table:table-cell table:number-columns-repeated="2" office:value-type="float" office:value="20220330" calcext:value-type="float">
            <text:p>20220330</text:p>
          </table:table-cell>
          <table:table-cell office:value-type="float" office:value="1344.1" calcext:value-type="float">
            <text:p>1344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utheast Tornado Outbreak (April 2022)</text:p>
          </table:table-cell>
          <table:table-cell office:value-type="string" calcext:value-type="string">
            <text:p>Severe Storm</text:p>
          </table:table-cell>
          <table:table-cell office:value-type="float" office:value="20220404" calcext:value-type="float">
            <text:p>20220404</text:p>
          </table:table-cell>
          <table:table-cell office:value-type="float" office:value="20220406" calcext:value-type="float">
            <text:p>20220406</text:p>
          </table:table-cell>
          <table:table-cell office:value-type="float" office:value="1501.9" calcext:value-type="float">
            <text:p>1501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uthern Severe Weather (April 2022)</text:p>
          </table:table-cell>
          <table:table-cell office:value-type="string" calcext:value-type="string">
            <text:p>Severe Storm</text:p>
          </table:table-cell>
          <table:table-cell office:value-type="float" office:value="20220411" calcext:value-type="float">
            <text:p>20220411</text:p>
          </table:table-cell>
          <table:table-cell office:value-type="float" office:value="20220413" calcext:value-type="float">
            <text:p>20220413</text:p>
          </table:table-cell>
          <table:table-cell office:value-type="float" office:value="2835.5" calcext:value-type="float">
            <text:p>2835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ern and Central Severe Weather (May 2022)</text:p>
          </table:table-cell>
          <table:table-cell office:value-type="string" calcext:value-type="string">
            <text:p>Severe Storm</text:p>
          </table:table-cell>
          <table:table-cell office:value-type="float" office:value="20220501" calcext:value-type="float">
            <text:p>202205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196.1" calcext:value-type="float">
            <text:p>119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th Central Hail Storms (May 2022)</text:p>
          </table:table-cell>
          <table:table-cell office:value-type="string" calcext:value-type="string">
            <text:p>Severe Storm</text:p>
          </table:table-cell>
          <table:table-cell table:number-columns-repeated="2" office:value-type="float" office:value="20220509" calcext:value-type="float">
            <text:p>20220509</text:p>
          </table:table-cell>
          <table:table-cell office:value-type="float" office:value="2289.6" calcext:value-type="float">
            <text:p>228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Central Severe Weather (May 2022)</text:p>
          </table:table-cell>
          <table:table-cell office:value-type="string" calcext:value-type="string">
            <text:p>Severe Storm</text:p>
          </table:table-cell>
          <table:table-cell office:value-type="float" office:value="20220511" calcext:value-type="float">
            <text:p>20220511</text:p>
          </table:table-cell>
          <table:table-cell office:value-type="float" office:value="20220512" calcext:value-type="float">
            <text:p>20220512</text:p>
          </table:table-cell>
          <table:table-cell office:value-type="float" office:value="2868.3" calcext:value-type="float">
            <text:p>2868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th Central Hail Storms (May 2022)</text:p>
          </table:table-cell>
          <table:table-cell office:value-type="string" calcext:value-type="string">
            <text:p>Severe Storm</text:p>
          </table:table-cell>
          <table:table-cell table:number-columns-repeated="2" office:value-type="float" office:value="20220519" calcext:value-type="float">
            <text:p>20220519</text:p>
          </table:table-cell>
          <table:table-cell office:value-type="float" office:value="2552.8" calcext:value-type="float">
            <text:p>255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ral Severe Weather (June 2022)</text:p>
          </table:table-cell>
          <table:table-cell office:value-type="string" calcext:value-type="string">
            <text:p>Severe Storm</text:p>
          </table:table-cell>
          <table:table-cell office:value-type="float" office:value="20220607" calcext:value-type="float">
            <text:p>20220607</text:p>
          </table:table-cell>
          <table:table-cell office:value-type="float" office:value="20220608" calcext:value-type="float">
            <text:p>20220608</text:p>
          </table:table-cell>
          <table:table-cell office:value-type="float" office:value="1987.4" calcext:value-type="float">
            <text:p>198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ral Derecho (June 2022)</text:p>
          </table:table-cell>
          <table:table-cell office:value-type="string" calcext:value-type="string">
            <text:p>Severe Storm</text:p>
          </table:table-cell>
          <table:table-cell table:number-columns-repeated="2" office:value-type="float" office:value="20220613" calcext:value-type="float">
            <text:p>20220613</text:p>
          </table:table-cell>
          <table:table-cell office:value-type="float" office:value="3322.9" calcext:value-type="float">
            <text:p>3322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th Central and Eastern Severe Weather (July 2022)</text:p>
          </table:table-cell>
          <table:table-cell office:value-type="string" calcext:value-type="string">
            <text:p>Severe Storm</text:p>
          </table:table-cell>
          <table:table-cell office:value-type="float" office:value="20220722" calcext:value-type="float">
            <text:p>20220722</text:p>
          </table:table-cell>
          <table:table-cell office:value-type="float" office:value="20220724" calcext:value-type="float">
            <text:p>20220724</text:p>
          </table:table-cell>
          <table:table-cell office:value-type="float" office:value="1393.6" calcext:value-type="float">
            <text:p>1393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ntucky and Missouri Flooding (July 2022)</text:p>
          </table:table-cell>
          <table:table-cell office:value-type="string" calcext:value-type="string">
            <text:p>Flooding</text:p>
          </table:table-cell>
          <table:table-cell office:value-type="float" office:value="20220726" calcext:value-type="float">
            <text:p>20220726</text:p>
          </table:table-cell>
          <table:table-cell office:value-type="float" office:value="20220728" calcext:value-type="float">
            <text:p>20220728</text:p>
          </table:table-cell>
          <table:table-cell office:value-type="float" office:value="1523.6" calcext:value-type="float">
            <text:p>1523.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urricane Fiona (September 2022)</text:p>
          </table:table-cell>
          <table:table-cell office:value-type="string" calcext:value-type="string">
            <text:p>Tropical Cyclone</text:p>
          </table:table-cell>
          <table:table-cell office:value-type="float" office:value="20220917" calcext:value-type="float">
            <text:p>20220917</text:p>
          </table:table-cell>
          <table:table-cell office:value-type="float" office:value="20220918" calcext:value-type="float">
            <text:p>20220918</text:p>
          </table:table-cell>
          <table:table-cell office:value-type="float" office:value="2610.4" calcext:value-type="float">
            <text:p>2610.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urricane Ian (September 2022)</text:p>
          </table:table-cell>
          <table:table-cell office:value-type="string" calcext:value-type="string">
            <text:p>Tropical Cyclone</text:p>
          </table:table-cell>
          <table:table-cell office:value-type="float" office:value="20220928" calcext:value-type="float">
            <text:p>20220928</text:p>
          </table:table-cell>
          <table:table-cell office:value-type="float" office:value="20220930" calcext:value-type="float">
            <text:p>20220930</text:p>
          </table:table-cell>
          <table:table-cell office:value-type="float" office:value="116272" calcext:value-type="float">
            <text:p>11627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Hurricane Nicole (November 2022)</text:p>
          </table:table-cell>
          <table:table-cell office:value-type="string" calcext:value-type="string">
            <text:p>Tropical Cyclone</text:p>
          </table:table-cell>
          <table:table-cell office:value-type="float" office:value="20221110" calcext:value-type="float">
            <text:p>20221110</text:p>
          </table:table-cell>
          <table:table-cell office:value-type="float" office:value="20221111" calcext:value-type="float">
            <text:p>20221111</text:p>
          </table:table-cell>
          <table:table-cell office:value-type="float" office:value="1050.6" calcext:value-type="float">
            <text:p>1050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estern Wildfires (Spring-Fall 2022)</text:p>
          </table:table-cell>
          <table:table-cell office:value-type="string" calcext:value-type="string">
            <text:p>Wildfire</text:p>
          </table:table-cell>
          <table:table-cell office:value-type="float" office:value="20220401" calcext:value-type="float">
            <text:p>20220401</text:p>
          </table:table-cell>
          <table:table-cell office:value-type="float" office:value="20221130" calcext:value-type="float">
            <text:p>20221130</text:p>
          </table:table-cell>
          <table:table-cell office:value-type="float" office:value="3234.4" calcext:value-type="float">
            <text:p>3234.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entral and Eastern Winter Storm and Cold Wave (December 2022)</text:p>
          </table:table-cell>
          <table:table-cell office:value-type="string" calcext:value-type="string">
            <text:p>Winter Storm</text:p>
          </table:table-cell>
          <table:table-cell office:value-type="float" office:value="20221221" calcext:value-type="float">
            <text:p>20221221</text:p>
          </table:table-cell>
          <table:table-cell office:value-type="float" office:value="20221226" calcext:value-type="float">
            <text:p>20221226</text:p>
          </table:table-cell>
          <table:table-cell office:value-type="float" office:value="8698.6" calcext:value-type="float">
            <text:p>8698.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Western/Central Drought and Heat Wave (2022)</text:p>
          </table:table-cell>
          <table:table-cell office:value-type="string" calcext:value-type="string">
            <text:p>Drought</text:p>
          </table:table-cell>
          <table:table-cell office:value-type="float" office:value="20220101" calcext:value-type="float">
            <text:p>20220101</text:p>
          </table:table-cell>
          <table:table-cell office:value-type="float" office:value="20221231" calcext:value-type="float">
            <text:p>20221231</text:p>
          </table:table-cell>
          <table:table-cell office:value-type="float" office:value="22852" calcext:value-type="float">
            <text:p>2285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Northeastern Winter Storm / Cold Wave (February 2023)</text:p>
          </table:table-cell>
          <table:table-cell office:value-type="string" calcext:value-type="string">
            <text:p>Winter Storm</text:p>
          </table:table-cell>
          <table:table-cell office:value-type="float" office:value="20230202" calcext:value-type="float">
            <text:p>20230202</text:p>
          </table:table-cell>
          <table:table-cell office:value-type="float" office:value="20230205" calcext:value-type="float">
            <text:p>20230205</text:p>
          </table:table-cell>
          <table:table-cell office:value-type="float" office:value="1786.1" calcext:value-type="float">
            <text:p>178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ern and Eastern Severe Weather (March 2023)</text:p>
          </table:table-cell>
          <table:table-cell office:value-type="string" calcext:value-type="string">
            <text:p>Severe Storm</text:p>
          </table:table-cell>
          <table:table-cell office:value-type="float" office:value="20230302" calcext:value-type="float">
            <text:p>20230302</text:p>
          </table:table-cell>
          <table:table-cell office:value-type="float" office:value="20230303" calcext:value-type="float">
            <text:p>20230303</text:p>
          </table:table-cell>
          <table:table-cell office:value-type="float" office:value="5993.5" calcext:value-type="float">
            <text:p>5993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lifornia Flooding (December 2022 - March 2023)</text:p>
          </table:table-cell>
          <table:table-cell office:value-type="string" calcext:value-type="string">
            <text:p>Flooding</text:p>
          </table:table-cell>
          <table:table-cell office:value-type="float" office:value="20221226" calcext:value-type="float">
            <text:p>20221226</text:p>
          </table:table-cell>
          <table:table-cell office:value-type="float" office:value="20230319" calcext:value-type="float">
            <text:p>20230319</text:p>
          </table:table-cell>
          <table:table-cell office:value-type="float" office:value="4635" calcext:value-type="float">
            <text:p>46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outhern and Eastern Severe Weather (April 2023)</text:p>
          </table:table-cell>
          <table:table-cell office:value-type="string" calcext:value-type="string">
            <text:p>Severe Storm</text:p>
          </table:table-cell>
          <table:table-cell office:value-type="float" office:value="20230324" calcext:value-type="float">
            <text:p>20230324</text:p>
          </table:table-cell>
          <table:table-cell office:value-type="float" office:value="20230326" calcext:value-type="float">
            <text:p>20230326</text:p>
          </table:table-cell>
          <table:table-cell office:value-type="float" office:value="2871.2" calcext:value-type="float">
            <text:p>2871.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entral Tornado Outbreak and Eastern Severe Weather (March 2023)</text:p>
          </table:table-cell>
          <table:table-cell office:value-type="string" calcext:value-type="string">
            <text:p>Severe Storm</text:p>
          </table:table-cell>
          <table:table-cell office:value-type="float" office:value="20230331" calcext:value-type="float">
            <text:p>20230331</text:p>
          </table:table-cell>
          <table:table-cell office:value-type="float" office:value="20230401" calcext:value-type="float">
            <text:p>20230401</text:p>
          </table:table-cell>
          <table:table-cell office:value-type="float" office:value="5740.4" calcext:value-type="float">
            <text:p>5740.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entral and Eastern Severe Weather (April 2023)</text:p>
          </table:table-cell>
          <table:table-cell office:value-type="string" calcext:value-type="string">
            <text:p>Severe Storm</text:p>
          </table:table-cell>
          <table:table-cell office:value-type="float" office:value="20230404" calcext:value-type="float">
            <text:p>20230404</text:p>
          </table:table-cell>
          <table:table-cell office:value-type="float" office:value="20230406" calcext:value-type="float">
            <text:p>20230406</text:p>
          </table:table-cell>
          <table:table-cell office:value-type="float" office:value="2871.5" calcext:value-type="float">
            <text:p>2871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t Lauderdale Flash Flood (April 2023)</text:p>
          </table:table-cell>
          <table:table-cell office:value-type="string" calcext:value-type="string">
            <text:p>Flooding</text:p>
          </table:table-cell>
          <table:table-cell office:value-type="float" office:value="20230412" calcext:value-type="float">
            <text:p>20230412</text:p>
          </table:table-cell>
          <table:table-cell office:value-type="float" office:value="20230413" calcext:value-type="float">
            <text:p>20230413</text:p>
          </table:table-cell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ral and Southern Severe Weather (April 2023)</text:p>
          </table:table-cell>
          <table:table-cell office:value-type="string" calcext:value-type="string">
            <text:p>Severe Storm</text:p>
          </table:table-cell>
          <table:table-cell table:number-columns-repeated="2" office:value-type="float" office:value="20230415" calcext:value-type="float">
            <text:p>20230415</text:p>
          </table:table-cell>
          <table:table-cell office:value-type="float" office:value="1361.7" calcext:value-type="float">
            <text:p>136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ral Severe Weather (April 2023)</text:p>
          </table:table-cell>
          <table:table-cell office:value-type="string" calcext:value-type="string">
            <text:p>Severe Storm</text:p>
          </table:table-cell>
          <table:table-cell office:value-type="float" office:value="20230419" calcext:value-type="float">
            <text:p>20230419</text:p>
          </table:table-cell>
          <table:table-cell office:value-type="float" office:value="20230420" calcext:value-type="float">
            <text:p>20230420</text:p>
          </table:table-cell>
          <table:table-cell office:value-type="float" office:value="3019.2" calcext:value-type="float">
            <text:p>3019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ern Severe Weather (April 2023)</text:p>
          </table:table-cell>
          <table:table-cell office:value-type="string" calcext:value-type="string">
            <text:p>Severe Storm</text:p>
          </table:table-cell>
          <table:table-cell office:value-type="float" office:value="20230425" calcext:value-type="float">
            <text:p>20230425</text:p>
          </table:table-cell>
          <table:table-cell office:value-type="float" office:value="20230427" calcext:value-type="float">
            <text:p>20230427</text:p>
          </table:table-cell>
          <table:table-cell office:value-type="float" office:value="1333.3" calcext:value-type="float">
            <text:p>133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ral Severe Weather (May 2023)</text:p>
          </table:table-cell>
          <table:table-cell office:value-type="string" calcext:value-type="string">
            <text:p>Severe Storm</text:p>
          </table:table-cell>
          <table:table-cell office:value-type="float" office:value="20230506" calcext:value-type="float">
            <text:p>20230506</text:p>
          </table:table-cell>
          <table:table-cell office:value-type="float" office:value="20230508" calcext:value-type="float">
            <text:p>20230508</text:p>
          </table:table-cell>
          <table:table-cell office:value-type="float" office:value="2158.6" calcext:value-type="float">
            <text:p>215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ral and Eastern Tornadoes and Hail Storms (May 2023)</text:p>
          </table:table-cell>
          <table:table-cell office:value-type="string" calcext:value-type="string">
            <text:p>Severe Storm</text:p>
          </table:table-cell>
          <table:table-cell office:value-type="float" office:value="20230510" calcext:value-type="float">
            <text:p>20230510</text:p>
          </table:table-cell>
          <table:table-cell office:value-type="float" office:value="20230512" calcext:value-type="float">
            <text:p>20230512</text:p>
          </table:table-cell>
          <table:table-cell office:value-type="float" office:value="3460.4" calcext:value-type="float">
            <text:p>346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xas Hail Storms (May 2023)</text:p>
          </table:table-cell>
          <table:table-cell office:value-type="string" calcext:value-type="string">
            <text:p>Severe Storm</text:p>
          </table:table-cell>
          <table:table-cell office:value-type="float" office:value="20230518" calcext:value-type="float">
            <text:p>20230518</text:p>
          </table:table-cell>
          <table:table-cell office:value-type="float" office:value="20230519" calcext:value-type="float">
            <text:p>20230519</text:p>
          </table:table-cell>
          <table:table-cell office:value-type="float" office:value="1641.3" calcext:value-type="float">
            <text:p>164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hoon Mawar (May 2023)</text:p>
          </table:table-cell>
          <table:table-cell office:value-type="string" calcext:value-type="string">
            <text:p>Tropical Cyclone</text:p>
          </table:table-cell>
          <table:table-cell office:value-type="float" office:value="20230524" calcext:value-type="float">
            <text:p>20230524</text:p>
          </table:table-cell>
          <table:table-cell office:value-type="float" office:value="20230525" calcext:value-type="float">
            <text:p>20230525</text:p>
          </table:table-cell>
          <table:table-cell office:value-type="float" office:value="4292.5" calcext:value-type="float">
            <text:p>4292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uthern Severe Weather (June 2023)</text:p>
          </table:table-cell>
          <table:table-cell office:value-type="string" calcext:value-type="string">
            <text:p>Severe Storm</text:p>
          </table:table-cell>
          <table:table-cell office:value-type="float" office:value="20230611" calcext:value-type="float">
            <text:p>20230611</text:p>
          </table:table-cell>
          <table:table-cell office:value-type="float" office:value="20230614" calcext:value-type="float">
            <text:p>20230614</text:p>
          </table:table-cell>
          <table:table-cell office:value-type="float" office:value="4072.6" calcext:value-type="float">
            <text:p>407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ral and Southern Severe Weather (June 2023)</text:p>
          </table:table-cell>
          <table:table-cell office:value-type="string" calcext:value-type="string">
            <text:p>Severe Storm</text:p>
          </table:table-cell>
          <table:table-cell office:value-type="float" office:value="20230615" calcext:value-type="float">
            <text:p>20230615</text:p>
          </table:table-cell>
          <table:table-cell office:value-type="float" office:value="20230618" calcext:value-type="float">
            <text:p>20230618</text:p>
          </table:table-cell>
          <table:table-cell office:value-type="float" office:value="3805.8" calcext:value-type="float">
            <text:p>3805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ckies Hail Storms and Central and Eastern Severe Weather (June 2023)</text:p>
          </table:table-cell>
          <table:table-cell office:value-type="string" calcext:value-type="string">
            <text:p>Severe Storm</text:p>
          </table:table-cell>
          <table:table-cell office:value-type="float" office:value="20230621" calcext:value-type="float">
            <text:p>20230621</text:p>
          </table:table-cell>
          <table:table-cell office:value-type="float" office:value="20230626" calcext:value-type="float">
            <text:p>20230626</text:p>
          </table:table-cell>
          <table:table-cell office:value-type="float" office:value="5296.5" calcext:value-type="float">
            <text:p>5296.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entral Severe Weather (June 2023)</text:p>
          </table:table-cell>
          <table:table-cell office:value-type="string" calcext:value-type="string">
            <text:p>Severe Storm</text:p>
          </table:table-cell>
          <table:table-cell office:value-type="float" office:value="20230628" calcext:value-type="float">
            <text:p>20230628</text:p>
          </table:table-cell>
          <table:table-cell office:value-type="float" office:value="20230702" calcext:value-type="float">
            <text:p>20230702</text:p>
          </table:table-cell>
          <table:table-cell office:value-type="float" office:value="1938.4" calcext:value-type="float">
            <text:p>1938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rtheastern Flooding and North Central Severe Weather (July 2023)</text:p>
          </table:table-cell>
          <table:table-cell office:value-type="string" calcext:value-type="string">
            <text:p>Flooding</text:p>
          </table:table-cell>
          <table:table-cell office:value-type="float" office:value="20230709" calcext:value-type="float">
            <text:p>20230709</text:p>
          </table:table-cell>
          <table:table-cell office:value-type="float" office:value="20230715" calcext:value-type="float">
            <text:p>20230715</text:p>
          </table:table-cell>
          <table:table-cell office:value-type="float" office:value="2187.1" calcext:value-type="float">
            <text:p>2187.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rth Central and Southeastern Severe Weather (July 2023)</text:p>
          </table:table-cell>
          <table:table-cell office:value-type="string" calcext:value-type="string">
            <text:p>Severe Storm</text:p>
          </table:table-cell>
          <table:table-cell office:value-type="float" office:value="20230719" calcext:value-type="float">
            <text:p>20230719</text:p>
          </table:table-cell>
          <table:table-cell office:value-type="float" office:value="20230721" calcext:value-type="float">
            <text:p>20230721</text:p>
          </table:table-cell>
          <table:table-cell office:value-type="float" office:value="1850.3" calcext:value-type="float">
            <text:p>185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th Central and Eastern Severe Weather (July 2023)</text:p>
          </table:table-cell>
          <table:table-cell office:value-type="string" calcext:value-type="string">
            <text:p>Severe Storm</text:p>
          </table:table-cell>
          <table:table-cell office:value-type="float" office:value="20230728" calcext:value-type="float">
            <text:p>20230728</text:p>
          </table:table-cell>
          <table:table-cell office:value-type="float" office:value="20230729" calcext:value-type="float">
            <text:p>20230729</text:p>
          </table:table-cell>
          <table:table-cell office:value-type="float" office:value="1496.8" calcext:value-type="float">
            <text:p>1496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waii Firestorm (August 2023)</text:p>
          </table:table-cell>
          <table:table-cell office:value-type="string" calcext:value-type="string">
            <text:p>Wildfire</text:p>
          </table:table-cell>
          <table:table-cell table:number-columns-repeated="2" office:value-type="float" office:value="20230808" calcext:value-type="float">
            <text:p>20230808</text:p>
          </table:table-cell>
          <table:table-cell office:value-type="float" office:value="5555" calcext:value-type="float">
            <text:p>55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rtheastern and Eastern Severe Weather (August 2023)</text:p>
          </table:table-cell>
          <table:table-cell office:value-type="string" calcext:value-type="string">
            <text:p>Severe Storm</text:p>
          </table:table-cell>
          <table:table-cell office:value-type="float" office:value="20230805" calcext:value-type="float">
            <text:p>20230805</text:p>
          </table:table-cell>
          <table:table-cell office:value-type="float" office:value="20230808" calcext:value-type="float">
            <text:p>20230808</text:p>
          </table:table-cell>
          <table:table-cell office:value-type="float" office:value="1647.6" calcext:value-type="float">
            <text:p>1647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nesota Hail Storms (August 2023)</text:p>
          </table:table-cell>
          <table:table-cell office:value-type="string" calcext:value-type="string">
            <text:p>Severe Storm</text:p>
          </table:table-cell>
          <table:table-cell table:number-columns-repeated="2" office:value-type="float" office:value="20230811" calcext:value-type="float">
            <text:p>20230811</text:p>
          </table:table-cell>
          <table:table-cell office:value-type="float" office:value="1792.8" calcext:value-type="float">
            <text:p>179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rricane Idalia (August 2023)</text:p>
          </table:table-cell>
          <table:table-cell office:value-type="string" calcext:value-type="string">
            <text:p>Tropical Cyclone</text:p>
          </table:table-cell>
          <table:table-cell office:value-type="float" office:value="20230829" calcext:value-type="float">
            <text:p>20230829</text:p>
          </table:table-cell>
          <table:table-cell office:value-type="float" office:value="20230831" calcext:value-type="float">
            <text:p>20230831</text:p>
          </table:table-cell>
          <table:table-cell office:value-type="float" office:value="3490.6" calcext:value-type="float">
            <text:p>3490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uthern Hail Storms (September 2023)</text:p>
          </table:table-cell>
          <table:table-cell office:value-type="string" calcext:value-type="string">
            <text:p>Severe Storm</text:p>
          </table:table-cell>
          <table:table-cell office:value-type="float" office:value="20230923" calcext:value-type="float">
            <text:p>20230923</text:p>
          </table:table-cell>
          <table:table-cell office:value-type="float" office:value="20230924" calcext:value-type="float">
            <text:p>20230924</text:p>
          </table:table-cell>
          <table:table-cell office:value-type="float" office:value="1645" calcext:value-type="float">
            <text:p>1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ern/Midwestern Drought and Heatwave (Spring-Fall 2023)</text:p>
          </table:table-cell>
          <table:table-cell office:value-type="string" calcext:value-type="string">
            <text:p>Drought</text:p>
          </table:table-cell>
          <table:table-cell office:value-type="float" office:value="20230401" calcext:value-type="float">
            <text:p>20230401</text:p>
          </table:table-cell>
          <table:table-cell office:value-type="float" office:value="20230930" calcext:value-type="float">
            <text:p>20230930</text:p>
          </table:table-cell>
          <table:table-cell office:value-type="float" office:value="14517" calcext:value-type="float">
            <text:p>14517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East Coast Storm and Flooding (December 2023)</text:p>
          </table:table-cell>
          <table:table-cell office:value-type="string" calcext:value-type="string">
            <text:p>Flooding</text:p>
          </table:table-cell>
          <table:table-cell office:value-type="float" office:value="20231216" calcext:value-type="float">
            <text:p>20231216</text:p>
          </table:table-cell>
          <table:table-cell office:value-type="float" office:value="20231218" calcext:value-type="float">
            <text:p>20231218</text:p>
          </table:table-cell>
          <table:table-cell office:value-type="float" office:value="1276" calcext:value-type="float">
            <text:p>1276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7T14:18:44.966007184</dc:date>
    <meta:editing-duration>PT6M8S</meta:editing-duration>
    <meta:editing-cycles>2</meta:editing-cycles>
    <meta:generator>LibreOffice/7.3.7.2$Linux_X86_64 LibreOffice_project/30$Build-2</meta:generator>
    <meta:document-statistic meta:table-count="1" meta:cell-count="2263" meta:object-count="0"/>
  </office:meta>
</office:document-meta>
</file>